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standard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76cm" draw:marker-start-width="0.313cm" draw:marker-end-width="0.313cm" draw:fill="none" draw:textarea-horizontal-align="center" draw:textarea-vertical-align="middle" fo:padding-top="0.162cm" fo:padding-bottom="0.162cm" fo:padding-left="0.287cm" fo:padding-right="0.287cm"/>
    </style:style>
    <style:style style:name="gr9" style:family="graphic" style:parent-style-name="standard">
      <style:graphic-properties svg:stroke-width="0.076cm" draw:fill="none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width="0.076cm" svg:stroke-color="#000000" draw:fill="none" draw:fill-color="#ffffff" fo:min-height="0.468cm" fo:padding-top="0.163cm" fo:padding-bottom="0.163cm" fo:padding-left="0.288cm" fo:padding-right="0.288cm"/>
    </style:style>
    <style:style style:name="gr11" style:family="graphic" style:parent-style-name="standard">
      <style:graphic-properties svg:stroke-width="0.076cm" draw:marker-start="Arrow" draw:fill="none" draw:textarea-horizontal-align="center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svg:stroke-width="0.076cm" draw:marker-end="Arrow" draw:fill="none" draw:textarea-horizontal-align="center" draw:textarea-vertical-align="middle" fo:padding-top="0.163cm" fo:padding-bottom="0.163cm" fo:padding-left="0.288cm" fo:padding-right="0.288cm" draw:shadow-offset-x="0.305cm" draw:shadow-offset-y="0.305cm"/>
    </style:style>
    <style:style style:name="gr13" style:family="graphic" style:parent-style-name="standard">
      <style:graphic-properties svg:stroke-width="0.076cm" svg:stroke-color="#ff3366" draw:fill="none" draw:textarea-horizontal-align="center" draw:textarea-vertical-align="middle" fo:padding-top="0.163cm" fo:padding-bottom="0.163cm" fo:padding-left="0.288cm" fo:padding-right="0.288cm"/>
    </style:style>
    <style:style style:name="gr14" style:family="graphic" style:parent-style-name="standard">
      <style:graphic-properties draw:stroke="none" svg:stroke-width="0.076cm" svg:stroke-color="#000000" draw:fill="none" draw:fill-color="#ffffff" fo:min-height="1.421cm" fo:padding-top="0.163cm" fo:padding-bottom="0.163cm" fo:padding-left="0.288cm" fo:padding-right="0.288cm"/>
    </style:style>
    <style:style style:name="gr15" style:family="graphic" style:parent-style-name="standard">
      <style:graphic-properties draw:stroke="none" svg:stroke-width="0.076cm" svg:stroke-color="#000000" draw:fill="none" draw:fill-color="#ffffff" fo:min-height="1.103cm" fo:padding-top="0.163cm" fo:padding-bottom="0.163cm" fo:padding-left="0.288cm" fo:padding-right="0.288cm"/>
    </style:style>
    <style:style style:name="gr16" style:family="graphic" style:parent-style-name="standard">
      <style:graphic-properties draw:stroke="none" svg:stroke-width="0.076cm" svg:stroke-color="#000000" draw:fill="none" draw:fill-color="#ffffff" fo:min-height="0.944cm" fo:padding-top="0.163cm" fo:padding-bottom="0.163cm" fo:padding-left="0.288cm" fo:padding-right="0.288cm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family="Cambr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8pt"/>
    </style:style>
    <style:style style:name="T2" style:family="text">
      <style:text-properties fo:font-family="Cambr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7.35cm" svg:x2="11.16cm" svg:y2="14.97cm">
          <text:p/>
        </draw:line>
        <draw:line draw:style-name="gr1" draw:text-style-name="P1" draw:layer="layout" svg:x1="14.97cm" svg:y1="11.16cm" svg:x2="7.35cm" svg:y2="11.16cm">
          <text:p/>
        </draw:line>
        <draw:circle draw:style-name="gr2" draw:text-style-name="P1" draw:layer="layout" svg:width="0.787cm" svg:height="0.787cm" svg:x="10.769cm" svg:y="10.767cm">
          <text:p/>
        </draw:circle>
        <draw:circle draw:style-name="gr2" draw:text-style-name="P1" draw:layer="layout" svg:width="2.794cm" svg:height="2.794cm" svg:x="9.763cm" svg:y="9.763cm">
          <text:p/>
        </draw:circle>
        <draw:rect draw:style-name="gr1" draw:text-style-name="P1" draw:layer="layout" svg:width="0.635cm" svg:height="0.635cm" svg:x="6.08cm" svg:y="6.08cm">
          <text:p/>
        </draw:rect>
        <draw:circle draw:style-name="gr2" draw:text-style-name="P1" draw:layer="layout" svg:width="2.21cm" svg:height="2.21cm" svg:x="10.068cm" svg:y="10.068cm">
          <text:p/>
        </draw:circle>
        <draw:circle draw:style-name="gr2" draw:text-style-name="P1" draw:layer="layout" svg:width="3.302cm" svg:height="3.302cm" svg:x="9.509cm" svg:y="9.509cm">
          <text:p/>
        </draw:circle>
        <draw:line draw:style-name="gr1" draw:text-style-name="P1" draw:layer="layout" svg:x1="21.32cm" svg:y1="7.35cm" svg:x2="21.32cm" svg:y2="14.97cm">
          <text:p/>
        </draw:line>
        <draw:line draw:style-name="gr1" draw:text-style-name="P1" draw:layer="layout" svg:x1="25.13cm" svg:y1="11.16cm" svg:x2="17.51cm" svg:y2="11.16cm">
          <text:p/>
        </draw:line>
        <draw:rect draw:style-name="gr1" draw:text-style-name="P1" draw:layer="layout" svg:width="0.635cm" svg:height="0.635cm" svg:x="16.24cm" svg:y="6.08cm">
          <text:p/>
        </draw:rect>
        <draw:line draw:style-name="gr1" draw:text-style-name="P1" draw:layer="layout" svg:x1="31.48cm" svg:y1="7.35cm" svg:x2="31.48cm" svg:y2="14.97cm">
          <text:p/>
        </draw:line>
        <draw:line draw:style-name="gr1" draw:text-style-name="P1" draw:layer="layout" svg:x1="35.29cm" svg:y1="11.16cm" svg:x2="27.67cm" svg:y2="11.16cm">
          <text:p/>
        </draw:line>
        <draw:circle draw:style-name="gr2" draw:text-style-name="P1" draw:layer="layout" svg:width="0.787cm" svg:height="0.787cm" svg:x="31.089cm" svg:y="10.767cm">
          <text:p/>
        </draw:circle>
        <draw:rect draw:style-name="gr1" draw:text-style-name="P1" draw:layer="layout" svg:width="0.635cm" svg:height="0.635cm" svg:x="26.4cm" svg:y="6.08cm">
          <text:p/>
        </draw:rect>
        <draw:line draw:style-name="gr1" draw:text-style-name="P1" draw:layer="layout" svg:x1="11.16cm" svg:y1="17.51cm" svg:x2="11.16cm" svg:y2="25.13cm">
          <text:p/>
        </draw:line>
        <draw:line draw:style-name="gr1" draw:text-style-name="P1" draw:layer="layout" svg:x1="14.97cm" svg:y1="21.32cm" svg:x2="7.35cm" svg:y2="21.32cm">
          <text:p/>
        </draw:line>
        <draw:rect draw:style-name="gr1" draw:text-style-name="P1" draw:layer="layout" svg:width="0.635cm" svg:height="0.635cm" svg:x="6.08cm" svg:y="16.24cm">
          <text:p/>
        </draw:rect>
        <draw:line draw:style-name="gr1" draw:text-style-name="P1" draw:layer="layout" svg:x1="21.32cm" svg:y1="17.51cm" svg:x2="21.32cm" svg:y2="25.13cm">
          <text:p/>
        </draw:line>
        <draw:line draw:style-name="gr1" draw:text-style-name="P1" draw:layer="layout" svg:x1="25.13cm" svg:y1="21.32cm" svg:x2="17.51cm" svg:y2="21.32cm">
          <text:p/>
        </draw:line>
        <draw:circle draw:style-name="gr2" draw:text-style-name="P1" draw:layer="layout" svg:width="2.794cm" svg:height="2.794cm" svg:x="19.923cm" svg:y="19.923cm">
          <text:p/>
        </draw:circle>
        <draw:rect draw:style-name="gr1" draw:text-style-name="P1" draw:layer="layout" svg:width="0.635cm" svg:height="0.635cm" svg:x="16.24cm" svg:y="16.24cm">
          <text:p/>
        </draw:rect>
        <draw:circle draw:style-name="gr2" draw:text-style-name="P1" draw:layer="layout" svg:width="2.21cm" svg:height="2.21cm" svg:x="20.228cm" svg:y="20.228cm">
          <text:p/>
        </draw:circle>
        <draw:circle draw:style-name="gr2" draw:text-style-name="P1" draw:layer="layout" svg:width="3.302cm" svg:height="3.302cm" svg:x="19.669cm" svg:y="19.669cm">
          <text:p/>
        </draw:circle>
        <draw:line draw:style-name="gr1" draw:text-style-name="P1" draw:layer="layout" svg:x1="31.48cm" svg:y1="17.51cm" svg:x2="31.48cm" svg:y2="25.13cm">
          <text:p/>
        </draw:line>
        <draw:line draw:style-name="gr1" draw:text-style-name="P1" draw:layer="layout" svg:x1="35.29cm" svg:y1="21.32cm" svg:x2="27.67cm" svg:y2="21.32cm">
          <text:p/>
        </draw:line>
        <draw:rect draw:style-name="gr2" draw:text-style-name="P1" draw:layer="layout" svg:width="5.08cm" svg:height="2.845cm" svg:x="28.94cm" svg:y="19.898cm" draw:corner-radius="0.381cm">
          <text:p/>
        </draw:rect>
        <draw:rect draw:style-name="gr1" draw:text-style-name="P1" draw:layer="layout" svg:width="0.635cm" svg:height="0.635cm" svg:x="26.4cm" svg:y="16.24cm">
          <text:p/>
        </draw:rect>
        <draw:circle draw:style-name="gr2" draw:text-style-name="P1" draw:layer="layout" svg:width="0.356cm" svg:height="0.356cm" svg:x="32.826cm" svg:y="20.253cm">
          <text:p/>
        </draw:circle>
        <draw:line draw:style-name="gr1" draw:text-style-name="P1" draw:layer="layout" svg:x1="29.956cm" svg:y1="17.51cm" svg:x2="29.956cm" svg:y2="25.13cm">
          <text:p/>
        </draw:line>
        <draw:line draw:style-name="gr1" draw:text-style-name="P1" draw:layer="layout" svg:x1="33.004cm" svg:y1="17.51cm" svg:x2="33.004cm" svg:y2="25.13cm">
          <text:p/>
        </draw:line>
        <draw:line draw:style-name="gr1" draw:text-style-name="P1" draw:layer="layout" svg:x1="28.94cm" svg:y1="20.431cm" svg:x2="34.02cm" svg:y2="20.431cm">
          <text:p/>
        </draw:line>
        <draw:line draw:style-name="gr1" draw:text-style-name="P1" draw:layer="layout" svg:x1="28.94cm" svg:y1="22.209cm" svg:x2="34.02cm" svg:y2="22.209cm">
          <text:p/>
        </draw:line>
        <draw:circle draw:style-name="gr2" draw:text-style-name="P1" draw:layer="layout" svg:width="0.356cm" svg:height="0.356cm" svg:x="29.778cm" svg:y="20.253cm">
          <text:p/>
        </draw:circle>
        <draw:circle draw:style-name="gr2" draw:text-style-name="P1" draw:layer="layout" svg:width="0.356cm" svg:height="0.356cm" svg:x="32.826cm" svg:y="22.031cm">
          <text:p/>
        </draw:circle>
        <draw:circle draw:style-name="gr2" draw:text-style-name="P1" draw:layer="layout" svg:width="0.356cm" svg:height="0.356cm" svg:x="29.778cm" svg:y="22.031cm">
          <text:p/>
        </draw:circle>
        <draw:rect draw:style-name="gr2" draw:text-style-name="P1" draw:layer="layout" svg:width="4.064cm" svg:height="1.321cm" svg:x="9.128cm" svg:y="10.5cm">
          <text:p/>
        </draw:rect>
        <draw:rect draw:style-name="gr1" draw:text-style-name="P1" draw:layer="layout" svg:width="0.635cm" svg:height="0.635cm" svg:x="6.08cm" svg:y="6.08cm">
          <text:p/>
        </draw:rect>
        <draw:circle draw:style-name="gr2" draw:text-style-name="P1" draw:layer="layout" svg:width="0.356cm" svg:height="0.356cm" svg:x="12.506cm" svg:y="10.093cm">
          <text:p/>
        </draw:circle>
        <draw:line draw:style-name="gr1" draw:text-style-name="P1" draw:layer="layout" svg:x1="9.636cm" svg:y1="7.35cm" svg:x2="9.636cm" svg:y2="14.97cm">
          <text:p/>
        </draw:line>
        <draw:line draw:style-name="gr1" draw:text-style-name="P1" draw:layer="layout" svg:x1="12.684cm" svg:y1="7.35cm" svg:x2="12.684cm" svg:y2="14.97cm">
          <text:p/>
        </draw:line>
        <draw:line draw:style-name="gr1" draw:text-style-name="P1" draw:layer="layout" svg:x1="8.62cm" svg:y1="10.271cm" svg:x2="13.7cm" svg:y2="10.271cm">
          <text:p/>
        </draw:line>
        <draw:line draw:style-name="gr1" draw:text-style-name="P1" draw:layer="layout" svg:x1="8.62cm" svg:y1="12.049cm" svg:x2="13.7cm" svg:y2="12.049cm">
          <text:p/>
        </draw:line>
        <draw:circle draw:style-name="gr2" draw:text-style-name="P1" draw:layer="layout" svg:width="0.356cm" svg:height="0.356cm" svg:x="9.458cm" svg:y="10.093cm">
          <text:p/>
        </draw:circle>
        <draw:circle draw:style-name="gr2" draw:text-style-name="P1" draw:layer="layout" svg:width="0.356cm" svg:height="0.356cm" svg:x="12.506cm" svg:y="11.871cm">
          <text:p/>
        </draw:circle>
        <draw:circle draw:style-name="gr2" draw:text-style-name="P1" draw:layer="layout" svg:width="0.356cm" svg:height="0.356cm" svg:x="9.458cm" svg:y="11.871cm">
          <text:p/>
        </draw:circle>
        <draw:circle draw:style-name="gr2" draw:text-style-name="P1" draw:layer="layout" svg:width="0.66cm" svg:height="0.66cm" svg:x="10.83cm" svg:y="20.99cm">
          <text:p/>
        </draw:circle>
        <draw:frame draw:style-name="gr3" draw:layer="layout" svg:width="2.54cm" svg:height="1.27cm" svg:x="7.35cm" svg:y="16.24cm">
          <draw:text-box>
            <text:p>btn</text:p>
          </draw:text-box>
        </draw:frame>
        <draw:line draw:style-name="gr1" draw:text-style-name="P1" draw:layer="layout" svg:x1="11.16cm" svg:y1="27.67cm" svg:x2="11.16cm" svg:y2="35.29cm">
          <text:p/>
        </draw:line>
        <draw:line draw:style-name="gr1" draw:text-style-name="P1" draw:layer="layout" svg:x1="14.97cm" svg:y1="31.48cm" svg:x2="7.35cm" svg:y2="31.48cm">
          <text:p/>
        </draw:line>
        <draw:rect draw:style-name="gr1" draw:text-style-name="P1" draw:layer="layout" svg:width="0.635cm" svg:height="0.635cm" svg:x="6.08cm" svg:y="26.4cm">
          <text:p/>
        </draw:rect>
        <draw:circle draw:style-name="gr2" draw:text-style-name="P1" draw:layer="layout" svg:width="0.914cm" svg:height="0.914cm" svg:x="10.703cm" svg:y="31.023cm">
          <text:p/>
        </draw:circle>
        <draw:frame draw:style-name="gr3" draw:layer="layout" svg:width="2.54cm" svg:height="1.27cm" svg:x="7.35cm" svg:y="26.4cm">
          <draw:text-box>
            <text:p>Rotary</text:p>
          </draw:text-box>
        </draw:frame>
        <draw:circle draw:style-name="gr2" draw:text-style-name="P1" draw:layer="layout" svg:width="0.305cm" svg:height="0.305cm" svg:x="11.008cm" svg:y="30.185cm">
          <text:p/>
        </draw:circle>
        <draw:circle draw:style-name="gr2" draw:text-style-name="P1" draw:layer="layout" svg:width="1.93cm" svg:height="1.93cm" svg:x="10.195cm" svg:y="30.515cm">
          <text:p/>
        </draw:circle>
        <draw:line draw:style-name="gr4" draw:text-style-name="P1" draw:layer="layout" svg:x1="11.16cm" svg:y1="31.48cm" svg:x2="9.364cm" svg:y2="33.276cm">
          <text:p/>
        </draw:line>
        <draw:line draw:style-name="gr4" draw:text-style-name="P1" draw:layer="layout" svg:x1="11.16cm" svg:y1="31.48cm" svg:x2="13.613cm" svg:y2="30.823cm">
          <text:p/>
        </draw:line>
        <draw:line draw:style-name="gr4" draw:text-style-name="P1" draw:layer="layout" svg:x1="11.16cm" svg:y1="31.48cm" svg:x2="12.956cm" svg:y2="29.684cm">
          <text:p/>
        </draw:line>
        <draw:line draw:style-name="gr4" draw:text-style-name="P1" draw:layer="layout" svg:x1="11.16cm" svg:y1="31.48cm" svg:x2="11.817cm" svg:y2="29.027cm">
          <text:p/>
        </draw:line>
        <draw:line draw:style-name="gr4" draw:text-style-name="P1" draw:layer="layout" svg:x1="11.16cm" svg:y1="31.48cm" svg:x2="13.613cm" svg:y2="32.137cm">
          <text:p/>
        </draw:line>
        <draw:line draw:style-name="gr4" draw:text-style-name="P1" draw:layer="layout" svg:x1="11.16cm" svg:y1="31.48cm" svg:x2="12.956cm" svg:y2="33.276cm">
          <text:p/>
        </draw:line>
        <draw:line draw:style-name="gr4" draw:text-style-name="P1" draw:layer="layout" svg:x1="11.16cm" svg:y1="31.48cm" svg:x2="10.503cm" svg:y2="29.027cm">
          <text:p/>
        </draw:line>
        <draw:line draw:style-name="gr4" draw:text-style-name="P1" draw:layer="layout" svg:x1="11.16cm" svg:y1="31.48cm" svg:x2="9.364cm" svg:y2="29.684cm">
          <text:p/>
        </draw:line>
        <draw:line draw:style-name="gr4" draw:text-style-name="P1" draw:layer="layout" svg:x1="11.16cm" svg:y1="31.48cm" svg:x2="8.707cm" svg:y2="30.823cm">
          <text:p/>
        </draw:line>
        <draw:line draw:style-name="gr4" draw:text-style-name="P1" draw:layer="layout" svg:x1="11.16cm" svg:y1="31.48cm" svg:x2="8.707cm" svg:y2="32.137cm">
          <text:p/>
        </draw:line>
        <draw:frame draw:style-name="gr3" draw:layer="layout" svg:width="2.54cm" svg:height="1.27cm" svg:x="27.67cm" svg:y="6.08cm">
          <draw:text-box>
            <text:p>LED</text:p>
          </draw:text-box>
        </draw:frame>
        <draw:circle draw:style-name="gr2" draw:text-style-name="P1" draw:layer="layout" svg:width="1.118cm" svg:height="1.118cm" svg:x="10.601cm" svg:y="20.761cm">
          <text:p/>
        </draw:circle>
        <draw:custom-shape draw:style-name="gr5" draw:text-style-name="P1" draw:layer="layout" svg:width="1.118cm" svg:height="0.965cm" svg:x="10.601cm" svg:y="20.8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1" draw:layer="layout" svg:width="4.064cm" svg:height="1.321cm" svg:x="29.448cm" svg:y="20.66cm">
          <text:p/>
        </draw:rect>
        <draw:circle draw:style-name="gr2" draw:text-style-name="P1" draw:layer="layout" svg:width="0.356cm" svg:height="0.356cm" svg:x="32.826cm" svg:y="20.253cm">
          <text:p/>
        </draw:circle>
        <draw:circle draw:style-name="gr2" draw:text-style-name="P1" draw:layer="layout" svg:width="0.356cm" svg:height="0.356cm" svg:x="29.778cm" svg:y="20.253cm">
          <text:p/>
        </draw:circle>
        <draw:circle draw:style-name="gr2" draw:text-style-name="P1" draw:layer="layout" svg:width="0.356cm" svg:height="0.356cm" svg:x="32.826cm" svg:y="22.031cm">
          <text:p/>
        </draw:circle>
        <draw:circle draw:style-name="gr2" draw:text-style-name="P1" draw:layer="layout" svg:width="0.356cm" svg:height="0.356cm" svg:x="29.778cm" svg:y="22.031cm">
          <text:p/>
        </draw:circle>
      </draw:page>
      <draw:page draw:name="page2" draw:style-name="dp1" draw:master-page-name="Default">
        <draw:rect draw:style-name="gr2" draw:text-style-name="P1" draw:layer="layout" svg:width="35.242cm" svg:height="21.113cm" svg:x="1cm" svg:y="1cm">
          <text:p/>
        </draw:rect>
        <draw:rect draw:style-name="gr6" draw:text-style-name="P1" draw:layer="layout" svg:width="31.273cm" svg:height="17.462cm" svg:x="2.905cm" svg:y="2.905cm">
          <text:p/>
        </draw:rect>
        <draw:rect draw:style-name="gr2" draw:text-style-name="P1" draw:layer="layout" svg:width="6.667cm" svg:height="7.461cm" svg:x="2.268cm" svg:y="2.271cm">
          <text:p/>
        </draw:rect>
        <draw:rect draw:style-name="gr2" draw:text-style-name="P1" draw:layer="layout" svg:width="2.54cm" svg:height="5.08cm" svg:x="2.904cm" svg:y="4.017cm">
          <text:p/>
        </draw:rect>
        <draw:rect draw:style-name="gr2" draw:text-style-name="P1" draw:layer="layout" svg:width="7.779cm" svg:height="6.351cm" svg:x="9.412cm" svg:y="2.27cm">
          <text:p/>
        </draw:rect>
        <draw:rect draw:style-name="gr2" draw:text-style-name="P1" draw:layer="layout" svg:width="8.89cm" svg:height="1.747cm" svg:x="25.922cm" svg:y="2.27cm">
          <text:p/>
        </draw:rect>
        <draw:rect draw:style-name="gr2" draw:text-style-name="P1" draw:layer="layout" svg:width="10.477cm" svg:height="7.779cm" svg:x="2.269cm" svg:y="10.367cm">
          <text:p/>
        </draw:rect>
        <draw:rect draw:style-name="gr2" draw:text-style-name="P1" draw:layer="layout" svg:width="10.319cm" svg:height="6.509cm" svg:x="13.381cm" svg:y="10.367cm">
          <text:p/>
        </draw:rect>
        <draw:circle draw:style-name="gr2" draw:text-style-name="P1" draw:layer="layout" svg:width="0.66cm" svg:height="0.66cm" svg:x="3.92cm" svg:y="6.613cm">
          <text:p/>
        </draw:circle>
        <draw:circle draw:style-name="gr2" draw:text-style-name="P1" draw:layer="layout" svg:width="1.118cm" svg:height="1.118cm" svg:x="3.691cm" svg:y="6.384cm">
          <text:p/>
        </draw:circle>
        <draw:custom-shape draw:style-name="gr5" draw:text-style-name="P1" draw:layer="layout" svg:width="1.118cm" svg:height="0.965cm" svg:x="3.691cm" svg:y="6.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svg:x="3.857cm" svg:y="4.969cm">
          <text:p/>
        </draw:circle>
        <draw:rect draw:style-name="gr2" draw:text-style-name="P1" draw:layer="layout" svg:width="2.54cm" svg:height="5.08cm" svg:x="5.761cm" svg:y="4.017cm">
          <text:p/>
        </draw:rect>
        <draw:circle draw:style-name="gr2" draw:text-style-name="P1" draw:layer="layout" svg:width="0.66cm" svg:height="0.66cm" svg:x="6.777cm" svg:y="6.613cm">
          <text:p/>
        </draw:circle>
        <draw:circle draw:style-name="gr2" draw:text-style-name="P1" draw:layer="layout" svg:width="1.118cm" svg:height="1.118cm" svg:x="6.548cm" svg:y="6.384cm">
          <text:p/>
        </draw:circle>
        <draw:custom-shape draw:style-name="gr5" draw:text-style-name="P1" draw:layer="layout" svg:width="1.118cm" svg:height="0.965cm" svg:x="6.548cm" svg:y="6.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svg:x="6.714cm" svg:y="4.969cm">
          <text:p/>
        </draw:circle>
        <draw:rect draw:style-name="gr2" draw:text-style-name="P1" draw:layer="layout" svg:width="5.08cm" svg:height="2.845cm" svg:x="9.888cm" svg:y="4.017cm" draw:corner-radius="0.381cm">
          <text:p/>
        </draw:rect>
        <draw:circle draw:style-name="gr2" draw:text-style-name="P1" draw:layer="layout" svg:width="0.356cm" svg:height="0.356cm" svg:x="13.774cm" svg:y="4.372cm">
          <text:p/>
        </draw:circle>
        <draw:circle draw:style-name="gr2" draw:text-style-name="P1" draw:layer="layout" svg:width="0.356cm" svg:height="0.356cm" svg:x="10.726cm" svg:y="4.372cm">
          <text:p/>
        </draw:circle>
        <draw:circle draw:style-name="gr2" draw:text-style-name="P1" draw:layer="layout" svg:width="0.356cm" svg:height="0.356cm" svg:x="13.774cm" svg:y="6.15cm">
          <text:p/>
        </draw:circle>
        <draw:circle draw:style-name="gr2" draw:text-style-name="P1" draw:layer="layout" svg:width="0.356cm" svg:height="0.356cm" svg:x="10.726cm" svg:y="6.15cm">
          <text:p/>
        </draw:circle>
        <draw:rect draw:style-name="gr2" draw:text-style-name="P1" draw:layer="layout" svg:width="4.064cm" svg:height="1.321cm" svg:x="10.396cm" svg:y="4.779cm">
          <text:p/>
        </draw:rect>
        <draw:circle draw:style-name="gr2" draw:text-style-name="P1" draw:layer="layout" svg:width="0.356cm" svg:height="0.356cm" svg:x="13.774cm" svg:y="4.372cm">
          <text:p/>
        </draw:circle>
        <draw:circle draw:style-name="gr2" draw:text-style-name="P1" draw:layer="layout" svg:width="0.356cm" svg:height="0.356cm" svg:x="10.726cm" svg:y="4.372cm">
          <text:p/>
        </draw:circle>
        <draw:circle draw:style-name="gr2" draw:text-style-name="P1" draw:layer="layout" svg:width="0.356cm" svg:height="0.356cm" svg:x="13.774cm" svg:y="6.15cm">
          <text:p/>
        </draw:circle>
        <draw:circle draw:style-name="gr2" draw:text-style-name="P1" draw:layer="layout" svg:width="0.356cm" svg:height="0.356cm" svg:x="10.726cm" svg:y="6.15cm">
          <text:p/>
        </draw:circle>
        <draw:circle draw:style-name="gr2" draw:text-style-name="P1" draw:layer="layout" svg:width="0.66cm" svg:height="0.66cm" svg:x="15.674cm" svg:y="4.246cm">
          <text:p/>
        </draw:circle>
        <draw:circle draw:style-name="gr2" draw:text-style-name="P1" draw:layer="layout" svg:width="1.118cm" svg:height="1.118cm" svg:x="15.445cm" svg:y="4.017cm">
          <text:p/>
        </draw:circle>
        <draw:custom-shape draw:style-name="gr5" draw:text-style-name="P1" draw:layer="layout" svg:width="1.118cm" svg:height="0.965cm" svg:x="15.445cm" svg:y="4.09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5.674cm" svg:y="5.833cm">
          <text:p/>
        </draw:circle>
        <draw:circle draw:style-name="gr2" draw:text-style-name="P1" draw:layer="layout" svg:width="1.118cm" svg:height="1.118cm" svg:x="15.445cm" svg:y="5.604cm">
          <text:p/>
        </draw:circle>
        <draw:custom-shape draw:style-name="gr5" draw:text-style-name="P1" draw:layer="layout" svg:width="1.118cm" svg:height="0.965cm" svg:x="15.445cm" svg:y="5.6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draw:transform="rotate (-1.57079632679579) translate (27.136cm 2.81cm)">
          <text:p/>
        </draw:circle>
        <draw:circle draw:style-name="gr2" draw:text-style-name="P1" draw:layer="layout" svg:width="1.118cm" svg:height="1.118cm" draw:transform="rotate (-1.57079632679579) translate (27.365cm 2.581cm)">
          <text:p/>
        </draw:circle>
        <draw:custom-shape draw:style-name="gr5" draw:text-style-name="P1" draw:layer="layout" svg:width="1.118cm" svg:height="0.965cm" draw:transform="rotate (-1.57079632679579) translate (27.289cm 2.58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28.455cm 2.747cm)">
          <text:p/>
        </draw:circle>
        <draw:rect draw:style-name="gr2" draw:text-style-name="P1" draw:layer="layout" svg:width="7.779cm" svg:height="6.351cm" svg:x="17.667cm" svg:y="2.271cm">
          <text:p/>
        </draw:rect>
        <draw:rect draw:style-name="gr2" draw:text-style-name="P1" draw:layer="layout" svg:width="5.08cm" svg:height="2.845cm" svg:x="18.143cm" svg:y="4.018cm" draw:corner-radius="0.381cm">
          <text:p/>
        </draw:rect>
        <draw:circle draw:style-name="gr2" draw:text-style-name="P1" draw:layer="layout" svg:width="0.356cm" svg:height="0.356cm" svg:x="22.029cm" svg:y="4.373cm">
          <text:p/>
        </draw:circle>
        <draw:circle draw:style-name="gr2" draw:text-style-name="P1" draw:layer="layout" svg:width="0.356cm" svg:height="0.356cm" svg:x="18.981cm" svg:y="4.373cm">
          <text:p/>
        </draw:circle>
        <draw:circle draw:style-name="gr2" draw:text-style-name="P1" draw:layer="layout" svg:width="0.356cm" svg:height="0.356cm" svg:x="22.029cm" svg:y="6.151cm">
          <text:p/>
        </draw:circle>
        <draw:circle draw:style-name="gr2" draw:text-style-name="P1" draw:layer="layout" svg:width="0.356cm" svg:height="0.356cm" svg:x="18.981cm" svg:y="6.151cm">
          <text:p/>
        </draw:circle>
        <draw:rect draw:style-name="gr2" draw:text-style-name="P1" draw:layer="layout" svg:width="4.064cm" svg:height="1.321cm" svg:x="18.651cm" svg:y="4.78cm">
          <text:p/>
        </draw:rect>
        <draw:circle draw:style-name="gr2" draw:text-style-name="P1" draw:layer="layout" svg:width="0.356cm" svg:height="0.356cm" svg:x="22.029cm" svg:y="4.373cm">
          <text:p/>
        </draw:circle>
        <draw:circle draw:style-name="gr2" draw:text-style-name="P1" draw:layer="layout" svg:width="0.356cm" svg:height="0.356cm" svg:x="18.981cm" svg:y="4.373cm">
          <text:p/>
        </draw:circle>
        <draw:circle draw:style-name="gr2" draw:text-style-name="P1" draw:layer="layout" svg:width="0.356cm" svg:height="0.356cm" svg:x="22.029cm" svg:y="6.151cm">
          <text:p/>
        </draw:circle>
        <draw:circle draw:style-name="gr2" draw:text-style-name="P1" draw:layer="layout" svg:width="0.356cm" svg:height="0.356cm" svg:x="18.981cm" svg:y="6.151cm">
          <text:p/>
        </draw:circle>
        <draw:circle draw:style-name="gr2" draw:text-style-name="P1" draw:layer="layout" svg:width="0.66cm" svg:height="0.66cm" svg:x="23.929cm" svg:y="4.247cm">
          <text:p/>
        </draw:circle>
        <draw:circle draw:style-name="gr2" draw:text-style-name="P1" draw:layer="layout" svg:width="1.118cm" svg:height="1.118cm" svg:x="23.7cm" svg:y="4.018cm">
          <text:p/>
        </draw:circle>
        <draw:custom-shape draw:style-name="gr5" draw:text-style-name="P1" draw:layer="layout" svg:width="1.118cm" svg:height="0.965cm" svg:x="23.7cm" svg:y="4.0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929cm" svg:y="5.834cm">
          <text:p/>
        </draw:circle>
        <draw:circle draw:style-name="gr2" draw:text-style-name="P1" draw:layer="layout" svg:width="1.118cm" svg:height="1.118cm" svg:x="23.7cm" svg:y="5.605cm">
          <text:p/>
        </draw:circle>
        <draw:custom-shape draw:style-name="gr5" draw:text-style-name="P1" draw:layer="layout" svg:width="1.118cm" svg:height="0.965cm" svg:x="23.7cm" svg:y="5.6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1" draw:layer="layout" svg:width="8.89cm" svg:height="1.747cm" svg:x="25.922cm" svg:y="4.175cm">
          <text:p/>
        </draw:rect>
        <draw:circle draw:style-name="gr2" draw:text-style-name="P1" draw:layer="layout" svg:width="0.66cm" svg:height="0.66cm" draw:transform="rotate (-1.57079632679579) translate (27.136cm 4.715cm)">
          <text:p/>
        </draw:circle>
        <draw:circle draw:style-name="gr2" draw:text-style-name="P1" draw:layer="layout" svg:width="1.118cm" svg:height="1.118cm" draw:transform="rotate (-1.57079632679579) translate (27.365cm 4.486cm)">
          <text:p/>
        </draw:circle>
        <draw:custom-shape draw:style-name="gr5" draw:text-style-name="P1" draw:layer="layout" svg:width="1.118cm" svg:height="0.965cm" draw:transform="rotate (-1.57079632679579) translate (27.289cm 4.4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28.455cm 4.652cm)">
          <text:p/>
        </draw:circle>
        <draw:rect draw:style-name="gr2" draw:text-style-name="P1" draw:layer="layout" svg:width="8.89cm" svg:height="1.747cm" svg:x="25.922cm" svg:y="6.08cm">
          <text:p/>
        </draw:rect>
        <draw:circle draw:style-name="gr2" draw:text-style-name="P1" draw:layer="layout" svg:width="0.66cm" svg:height="0.66cm" draw:transform="rotate (-1.57079632679579) translate (27.136cm 6.62cm)">
          <text:p/>
        </draw:circle>
        <draw:circle draw:style-name="gr2" draw:text-style-name="P1" draw:layer="layout" svg:width="1.118cm" svg:height="1.118cm" draw:transform="rotate (-1.57079632679579) translate (27.365cm 6.391cm)">
          <text:p/>
        </draw:circle>
        <draw:custom-shape draw:style-name="gr5" draw:text-style-name="P1" draw:layer="layout" svg:width="1.118cm" svg:height="0.965cm" draw:transform="rotate (-1.57079632679579) translate (27.289cm 6.39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28.455cm 6.557cm)">
          <text:p/>
        </draw:circle>
        <draw:rect draw:style-name="gr2" draw:text-style-name="P1" draw:layer="layout" svg:width="8.89cm" svg:height="1.747cm" svg:x="25.922cm" svg:y="7.985cm">
          <text:p/>
        </draw:rect>
        <draw:circle draw:style-name="gr2" draw:text-style-name="P1" draw:layer="layout" svg:width="0.66cm" svg:height="0.66cm" draw:transform="rotate (-1.57079632679579) translate (27.136cm 8.525cm)">
          <text:p/>
        </draw:circle>
        <draw:circle draw:style-name="gr2" draw:text-style-name="P1" draw:layer="layout" svg:width="1.118cm" svg:height="1.118cm" draw:transform="rotate (-1.57079632679579) translate (27.365cm 8.296cm)">
          <text:p/>
        </draw:circle>
        <draw:custom-shape draw:style-name="gr5" draw:text-style-name="P1" draw:layer="layout" svg:width="1.118cm" svg:height="0.965cm" draw:transform="rotate (-1.57079632679579) translate (27.289cm 8.29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28.455cm 8.462cm)">
          <text:p/>
        </draw:circle>
        <draw:circle draw:style-name="gr2" draw:text-style-name="P1" draw:layer="layout" svg:width="0.66cm" svg:height="0.66cm" draw:transform="rotate (-1.57079632679579) translate (14.595cm 11.383cm)">
          <text:p/>
        </draw:circle>
        <draw:circle draw:style-name="gr2" draw:text-style-name="P1" draw:layer="layout" svg:width="1.118cm" svg:height="1.118cm" draw:transform="rotate (-1.57079632679579) translate (14.824cm 11.154cm)">
          <text:p/>
        </draw:circle>
        <draw:custom-shape draw:style-name="gr5" draw:text-style-name="P1" draw:layer="layout" svg:width="1.118cm" svg:height="0.965cm" draw:transform="rotate (-1.57079632679579) translate (14.748cm 11.154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15.914cm 11.32cm)">
          <text:p/>
        </draw:circle>
        <draw:circle draw:style-name="gr2" draw:text-style-name="P1" draw:layer="layout" svg:width="0.66cm" svg:height="0.66cm" draw:transform="rotate (-1.57079632679579) translate (14.595cm 13.288cm)">
          <text:p/>
        </draw:circle>
        <draw:circle draw:style-name="gr2" draw:text-style-name="P1" draw:layer="layout" svg:width="1.118cm" svg:height="1.118cm" draw:transform="rotate (-1.57079632679579) translate (14.824cm 13.059cm)">
          <text:p/>
        </draw:circle>
        <draw:custom-shape draw:style-name="gr5" draw:text-style-name="P1" draw:layer="layout" svg:width="1.118cm" svg:height="0.965cm" draw:transform="rotate (-1.57079632679579) translate (14.748cm 13.059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15.914cm 13.225cm)">
          <text:p/>
        </draw:circle>
        <draw:circle draw:style-name="gr2" draw:text-style-name="P1" draw:layer="layout" svg:width="0.66cm" svg:height="0.66cm" draw:transform="rotate (-1.57079632679579) translate (14.595cm 15.193cm)">
          <text:p/>
        </draw:circle>
        <draw:circle draw:style-name="gr2" draw:text-style-name="P1" draw:layer="layout" svg:width="1.118cm" svg:height="1.118cm" draw:transform="rotate (-1.57079632679579) translate (14.824cm 14.964cm)">
          <text:p/>
        </draw:circle>
        <draw:custom-shape draw:style-name="gr5" draw:text-style-name="P1" draw:layer="layout" svg:width="1.118cm" svg:height="0.965cm" draw:transform="rotate (-1.57079632679579) translate (14.748cm 14.964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15.914cm 15.13cm)">
          <text:p/>
        </draw:circle>
        <draw:circle draw:style-name="gr2" draw:text-style-name="P1" draw:layer="layout" svg:width="2.794cm" svg:height="2.794cm" svg:x="6.047cm" svg:y="12.843cm">
          <text:p/>
        </draw:circle>
        <draw:circle draw:style-name="gr2" draw:text-style-name="P1" draw:layer="layout" svg:width="2.21cm" svg:height="2.21cm" svg:x="6.352cm" svg:y="13.148cm">
          <text:p/>
        </draw:circle>
        <draw:circle draw:style-name="gr2" draw:text-style-name="P1" draw:layer="layout" svg:width="3.302cm" svg:height="3.302cm" svg:x="5.793cm" svg:y="12.589cm">
          <text:p/>
        </draw:circle>
        <draw:rect draw:style-name="gr2" draw:text-style-name="P1" draw:layer="layout" svg:width="10.477cm" svg:height="2.222cm" draw:transform="rotate (3.1415926535892) translate (12.745cm 20.526cm)">
          <text:p/>
        </draw:rect>
        <draw:rect draw:style-name="gr2" draw:text-style-name="P1" draw:layer="layout" svg:width="10.477cm" svg:height="7.779cm" svg:x="24.336cm" svg:y="10.368cm">
          <text:p/>
        </draw:rect>
        <draw:circle draw:style-name="gr2" draw:text-style-name="P1" draw:layer="layout" svg:width="2.794cm" svg:height="2.794cm" svg:x="28.114cm" svg:y="12.844cm">
          <text:p/>
        </draw:circle>
        <draw:circle draw:style-name="gr2" draw:text-style-name="P1" draw:layer="layout" svg:width="2.21cm" svg:height="2.21cm" svg:x="28.419cm" svg:y="13.149cm">
          <text:p/>
        </draw:circle>
        <draw:circle draw:style-name="gr2" draw:text-style-name="P1" draw:layer="layout" svg:width="3.302cm" svg:height="3.302cm" svg:x="27.86cm" svg:y="12.59cm">
          <text:p/>
        </draw:circle>
        <draw:rect draw:style-name="gr2" draw:text-style-name="P1" draw:layer="layout" svg:width="10.477cm" svg:height="2.222cm" draw:transform="rotate (3.1415926535892) translate (34.812cm 20.527cm)">
          <text:p/>
        </draw:rect>
      </draw:page>
      <draw:page draw:name="page3" draw:style-name="dp1" draw:master-page-name="Default">
        <draw:rect draw:style-name="gr2" draw:text-style-name="P1" draw:layer="layout" svg:width="35.242cm" svg:height="21.113cm" svg:x="8.62cm" svg:y="4.81cm">
          <text:p/>
        </draw:rect>
        <draw:rect draw:style-name="gr6" draw:text-style-name="P1" draw:layer="layout" svg:width="31.273cm" svg:height="17.462cm" svg:x="10.525cm" svg:y="6.715cm">
          <text:p/>
        </draw:rect>
        <draw:rect draw:style-name="gr2" draw:text-style-name="P1" draw:layer="layout" svg:width="6.667cm" svg:height="7.461cm" svg:x="9.888cm" svg:y="6.081cm">
          <text:p/>
        </draw:rect>
        <draw:rect draw:style-name="gr2" draw:text-style-name="P1" draw:layer="layout" svg:width="2.54cm" svg:height="5.08cm" svg:x="10.524cm" svg:y="7.827cm">
          <text:p/>
        </draw:rect>
        <draw:rect draw:style-name="gr2" draw:text-style-name="P1" draw:layer="layout" svg:width="7.779cm" svg:height="6.351cm" svg:x="17.032cm" svg:y="6.08cm">
          <text:p/>
        </draw:rect>
        <draw:rect draw:style-name="gr2" draw:text-style-name="P1" draw:layer="layout" svg:width="8.89cm" svg:height="1.747cm" svg:x="33.542cm" svg:y="6.08cm">
          <text:p/>
        </draw:rect>
        <draw:rect draw:style-name="gr2" draw:text-style-name="P1" draw:layer="layout" svg:width="10.477cm" svg:height="7.779cm" svg:x="9.889cm" svg:y="14.177cm">
          <text:p/>
        </draw:rect>
        <draw:rect draw:style-name="gr2" draw:text-style-name="P1" draw:layer="layout" svg:width="10.319cm" svg:height="6.509cm" svg:x="21.001cm" svg:y="14.177cm">
          <text:p/>
        </draw:rect>
        <draw:circle draw:style-name="gr2" draw:text-style-name="P1" draw:layer="layout" svg:width="0.66cm" svg:height="0.66cm" svg:x="11.54cm" svg:y="10.423cm">
          <text:p/>
        </draw:circle>
        <draw:circle draw:style-name="gr2" draw:text-style-name="P1" draw:layer="layout" svg:width="1.118cm" svg:height="1.118cm" svg:x="11.311cm" svg:y="10.194cm">
          <text:p/>
        </draw:circle>
        <draw:custom-shape draw:style-name="gr5" draw:text-style-name="P1" draw:layer="layout" svg:width="1.118cm" svg:height="0.965cm" svg:x="11.311cm" svg:y="10.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svg:x="11.477cm" svg:y="8.779cm">
          <text:p/>
        </draw:circle>
        <draw:rect draw:style-name="gr2" draw:text-style-name="P1" draw:layer="layout" svg:width="2.54cm" svg:height="5.08cm" svg:x="13.381cm" svg:y="7.827cm">
          <text:p/>
        </draw:rect>
        <draw:circle draw:style-name="gr2" draw:text-style-name="P1" draw:layer="layout" svg:width="0.66cm" svg:height="0.66cm" svg:x="14.397cm" svg:y="10.423cm">
          <text:p/>
        </draw:circle>
        <draw:circle draw:style-name="gr2" draw:text-style-name="P1" draw:layer="layout" svg:width="1.118cm" svg:height="1.118cm" svg:x="14.168cm" svg:y="10.194cm">
          <text:p/>
        </draw:circle>
        <draw:custom-shape draw:style-name="gr5" draw:text-style-name="P1" draw:layer="layout" svg:width="1.118cm" svg:height="0.965cm" svg:x="14.168cm" svg:y="10.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svg:x="14.334cm" svg:y="8.779cm">
          <text:p/>
        </draw:circle>
        <draw:rect draw:style-name="gr2" draw:text-style-name="P1" draw:layer="layout" svg:width="5.08cm" svg:height="2.845cm" svg:x="17.508cm" svg:y="7.827cm" draw:corner-radius="0.381cm">
          <text:p/>
        </draw:rect>
        <draw:circle draw:style-name="gr2" draw:text-style-name="P1" draw:layer="layout" svg:width="0.356cm" svg:height="0.356cm" svg:x="21.394cm" svg:y="8.182cm">
          <text:p/>
        </draw:circle>
        <draw:circle draw:style-name="gr2" draw:text-style-name="P1" draw:layer="layout" svg:width="0.356cm" svg:height="0.356cm" svg:x="18.346cm" svg:y="8.182cm">
          <text:p/>
        </draw:circle>
        <draw:circle draw:style-name="gr2" draw:text-style-name="P1" draw:layer="layout" svg:width="0.356cm" svg:height="0.356cm" svg:x="21.394cm" svg:y="9.96cm">
          <text:p/>
        </draw:circle>
        <draw:circle draw:style-name="gr2" draw:text-style-name="P1" draw:layer="layout" svg:width="0.356cm" svg:height="0.356cm" svg:x="18.346cm" svg:y="9.96cm">
          <text:p/>
        </draw:circle>
        <draw:rect draw:style-name="gr2" draw:text-style-name="P1" draw:layer="layout" svg:width="4.064cm" svg:height="1.321cm" svg:x="18.016cm" svg:y="8.589cm">
          <text:p/>
        </draw:rect>
        <draw:circle draw:style-name="gr2" draw:text-style-name="P1" draw:layer="layout" svg:width="0.356cm" svg:height="0.356cm" svg:x="21.394cm" svg:y="8.182cm">
          <text:p/>
        </draw:circle>
        <draw:circle draw:style-name="gr2" draw:text-style-name="P1" draw:layer="layout" svg:width="0.356cm" svg:height="0.356cm" svg:x="18.346cm" svg:y="8.182cm">
          <text:p/>
        </draw:circle>
        <draw:circle draw:style-name="gr2" draw:text-style-name="P1" draw:layer="layout" svg:width="0.356cm" svg:height="0.356cm" svg:x="21.394cm" svg:y="9.96cm">
          <text:p/>
        </draw:circle>
        <draw:circle draw:style-name="gr2" draw:text-style-name="P1" draw:layer="layout" svg:width="0.356cm" svg:height="0.356cm" svg:x="18.346cm" svg:y="9.96cm">
          <text:p/>
        </draw:circle>
        <draw:circle draw:style-name="gr2" draw:text-style-name="P1" draw:layer="layout" svg:width="0.66cm" svg:height="0.66cm" svg:x="23.294cm" svg:y="8.056cm">
          <text:p/>
        </draw:circle>
        <draw:circle draw:style-name="gr2" draw:text-style-name="P1" draw:layer="layout" svg:width="1.118cm" svg:height="1.118cm" svg:x="23.065cm" svg:y="7.827cm">
          <text:p/>
        </draw:circle>
        <draw:custom-shape draw:style-name="gr5" draw:text-style-name="P1" draw:layer="layout" svg:width="1.118cm" svg:height="0.965cm" svg:x="23.065cm" svg:y="7.9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294cm" svg:y="9.643cm">
          <text:p/>
        </draw:circle>
        <draw:circle draw:style-name="gr2" draw:text-style-name="P1" draw:layer="layout" svg:width="1.118cm" svg:height="1.118cm" svg:x="23.065cm" svg:y="9.414cm">
          <text:p/>
        </draw:circle>
        <draw:custom-shape draw:style-name="gr5" draw:text-style-name="P1" draw:layer="layout" svg:width="1.118cm" svg:height="0.965cm" svg:x="23.065cm" svg:y="9.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draw:transform="rotate (-1.57079632679579) translate (34.756cm 6.62cm)">
          <text:p/>
        </draw:circle>
        <draw:circle draw:style-name="gr2" draw:text-style-name="P1" draw:layer="layout" svg:width="1.118cm" svg:height="1.118cm" draw:transform="rotate (-1.57079632679579) translate (34.985cm 6.391cm)">
          <text:p/>
        </draw:circle>
        <draw:custom-shape draw:style-name="gr5" draw:text-style-name="P1" draw:layer="layout" svg:width="1.118cm" svg:height="0.965cm" draw:transform="rotate (-1.57079632679579) translate (34.909cm 6.39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36.075cm 6.557cm)">
          <text:p/>
        </draw:circle>
        <draw:rect draw:style-name="gr2" draw:text-style-name="P1" draw:layer="layout" svg:width="7.779cm" svg:height="6.351cm" svg:x="25.287cm" svg:y="6.081cm">
          <text:p/>
        </draw:rect>
        <draw:rect draw:style-name="gr2" draw:text-style-name="P1" draw:layer="layout" svg:width="5.08cm" svg:height="2.845cm" svg:x="25.763cm" svg:y="7.828cm" draw:corner-radius="0.381cm">
          <text:p/>
        </draw:rect>
        <draw:circle draw:style-name="gr2" draw:text-style-name="P1" draw:layer="layout" svg:width="0.356cm" svg:height="0.356cm" svg:x="29.649cm" svg:y="8.183cm">
          <text:p/>
        </draw:circle>
        <draw:circle draw:style-name="gr2" draw:text-style-name="P1" draw:layer="layout" svg:width="0.356cm" svg:height="0.356cm" svg:x="26.601cm" svg:y="8.183cm">
          <text:p/>
        </draw:circle>
        <draw:circle draw:style-name="gr2" draw:text-style-name="P1" draw:layer="layout" svg:width="0.356cm" svg:height="0.356cm" svg:x="29.649cm" svg:y="9.961cm">
          <text:p/>
        </draw:circle>
        <draw:circle draw:style-name="gr2" draw:text-style-name="P1" draw:layer="layout" svg:width="0.356cm" svg:height="0.356cm" svg:x="26.601cm" svg:y="9.961cm">
          <text:p/>
        </draw:circle>
        <draw:rect draw:style-name="gr2" draw:text-style-name="P1" draw:layer="layout" svg:width="4.064cm" svg:height="1.321cm" svg:x="26.271cm" svg:y="8.59cm">
          <text:p/>
        </draw:rect>
        <draw:circle draw:style-name="gr2" draw:text-style-name="P1" draw:layer="layout" svg:width="0.356cm" svg:height="0.356cm" svg:x="29.649cm" svg:y="8.183cm">
          <text:p/>
        </draw:circle>
        <draw:circle draw:style-name="gr2" draw:text-style-name="P1" draw:layer="layout" svg:width="0.356cm" svg:height="0.356cm" svg:x="26.601cm" svg:y="8.183cm">
          <text:p/>
        </draw:circle>
        <draw:circle draw:style-name="gr2" draw:text-style-name="P1" draw:layer="layout" svg:width="0.356cm" svg:height="0.356cm" svg:x="29.649cm" svg:y="9.961cm">
          <text:p/>
        </draw:circle>
        <draw:circle draw:style-name="gr2" draw:text-style-name="P1" draw:layer="layout" svg:width="0.356cm" svg:height="0.356cm" svg:x="26.601cm" svg:y="9.961cm">
          <text:p/>
        </draw:circle>
        <draw:circle draw:style-name="gr2" draw:text-style-name="P1" draw:layer="layout" svg:width="0.66cm" svg:height="0.66cm" svg:x="31.549cm" svg:y="8.057cm">
          <text:p/>
        </draw:circle>
        <draw:circle draw:style-name="gr2" draw:text-style-name="P1" draw:layer="layout" svg:width="1.118cm" svg:height="1.118cm" svg:x="31.32cm" svg:y="7.828cm">
          <text:p/>
        </draw:circle>
        <draw:custom-shape draw:style-name="gr5" draw:text-style-name="P1" draw:layer="layout" svg:width="1.118cm" svg:height="0.965cm" svg:x="31.32cm" svg:y="7.9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31.549cm" svg:y="9.644cm">
          <text:p/>
        </draw:circle>
        <draw:circle draw:style-name="gr2" draw:text-style-name="P1" draw:layer="layout" svg:width="1.118cm" svg:height="1.118cm" svg:x="31.32cm" svg:y="9.415cm">
          <text:p/>
        </draw:circle>
        <draw:custom-shape draw:style-name="gr5" draw:text-style-name="P1" draw:layer="layout" svg:width="1.118cm" svg:height="0.965cm" svg:x="31.32cm" svg:y="9.4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1" draw:layer="layout" svg:width="8.89cm" svg:height="1.747cm" svg:x="33.542cm" svg:y="7.985cm">
          <text:p/>
        </draw:rect>
        <draw:circle draw:style-name="gr2" draw:text-style-name="P1" draw:layer="layout" svg:width="0.66cm" svg:height="0.66cm" draw:transform="rotate (-1.57079632679579) translate (34.756cm 8.525cm)">
          <text:p/>
        </draw:circle>
        <draw:circle draw:style-name="gr2" draw:text-style-name="P1" draw:layer="layout" svg:width="1.118cm" svg:height="1.118cm" draw:transform="rotate (-1.57079632679579) translate (34.985cm 8.296cm)">
          <text:p/>
        </draw:circle>
        <draw:custom-shape draw:style-name="gr5" draw:text-style-name="P1" draw:layer="layout" svg:width="1.118cm" svg:height="0.965cm" draw:transform="rotate (-1.57079632679579) translate (34.909cm 8.29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36.075cm 8.462cm)">
          <text:p/>
        </draw:circle>
        <draw:rect draw:style-name="gr2" draw:text-style-name="P1" draw:layer="layout" svg:width="8.89cm" svg:height="1.747cm" svg:x="33.542cm" svg:y="9.89cm">
          <text:p/>
        </draw:rect>
        <draw:circle draw:style-name="gr2" draw:text-style-name="P1" draw:layer="layout" svg:width="0.66cm" svg:height="0.66cm" draw:transform="rotate (-1.57079632679579) translate (34.756cm 10.43cm)">
          <text:p/>
        </draw:circle>
        <draw:circle draw:style-name="gr2" draw:text-style-name="P1" draw:layer="layout" svg:width="1.118cm" svg:height="1.118cm" draw:transform="rotate (-1.57079632679579) translate (34.985cm 10.201cm)">
          <text:p/>
        </draw:circle>
        <draw:custom-shape draw:style-name="gr5" draw:text-style-name="P1" draw:layer="layout" svg:width="1.118cm" svg:height="0.965cm" draw:transform="rotate (-1.57079632679579) translate (34.909cm 10.20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36.075cm 10.367cm)">
          <text:p/>
        </draw:circle>
        <draw:rect draw:style-name="gr2" draw:text-style-name="P1" draw:layer="layout" svg:width="8.89cm" svg:height="1.747cm" svg:x="33.542cm" svg:y="11.795cm">
          <text:p/>
        </draw:rect>
        <draw:circle draw:style-name="gr2" draw:text-style-name="P1" draw:layer="layout" svg:width="0.66cm" svg:height="0.66cm" draw:transform="rotate (-1.57079632679579) translate (34.756cm 12.335cm)">
          <text:p/>
        </draw:circle>
        <draw:circle draw:style-name="gr2" draw:text-style-name="P1" draw:layer="layout" svg:width="1.118cm" svg:height="1.118cm" draw:transform="rotate (-1.57079632679579) translate (34.985cm 12.106cm)">
          <text:p/>
        </draw:circle>
        <draw:custom-shape draw:style-name="gr5" draw:text-style-name="P1" draw:layer="layout" svg:width="1.118cm" svg:height="0.965cm" draw:transform="rotate (-1.57079632679579) translate (34.909cm 12.1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36.075cm 12.272cm)">
          <text:p/>
        </draw:circle>
        <draw:circle draw:style-name="gr2" draw:text-style-name="P1" draw:layer="layout" svg:width="0.66cm" svg:height="0.66cm" draw:transform="rotate (-1.57079632679579) translate (22.215cm 15.193cm)">
          <text:p/>
        </draw:circle>
        <draw:circle draw:style-name="gr2" draw:text-style-name="P1" draw:layer="layout" svg:width="1.118cm" svg:height="1.118cm" draw:transform="rotate (-1.57079632679579) translate (22.444cm 14.964cm)">
          <text:p/>
        </draw:circle>
        <draw:custom-shape draw:style-name="gr5" draw:text-style-name="P1" draw:layer="layout" svg:width="1.118cm" svg:height="0.965cm" draw:transform="rotate (-1.57079632679579) translate (22.368cm 14.964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23.534cm 15.13cm)">
          <text:p/>
        </draw:circle>
        <draw:circle draw:style-name="gr2" draw:text-style-name="P1" draw:layer="layout" svg:width="0.66cm" svg:height="0.66cm" draw:transform="rotate (-1.57079632679579) translate (22.215cm 17.098cm)">
          <text:p/>
        </draw:circle>
        <draw:circle draw:style-name="gr2" draw:text-style-name="P1" draw:layer="layout" svg:width="1.118cm" svg:height="1.118cm" draw:transform="rotate (-1.57079632679579) translate (22.444cm 16.869cm)">
          <text:p/>
        </draw:circle>
        <draw:custom-shape draw:style-name="gr5" draw:text-style-name="P1" draw:layer="layout" svg:width="1.118cm" svg:height="0.965cm" draw:transform="rotate (-1.57079632679579) translate (22.368cm 16.869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23.534cm 17.035cm)">
          <text:p/>
        </draw:circle>
        <draw:circle draw:style-name="gr2" draw:text-style-name="P1" draw:layer="layout" svg:width="0.66cm" svg:height="0.66cm" draw:transform="rotate (-1.57079632679579) translate (22.215cm 19.003cm)">
          <text:p/>
        </draw:circle>
        <draw:circle draw:style-name="gr2" draw:text-style-name="P1" draw:layer="layout" svg:width="1.118cm" svg:height="1.118cm" draw:transform="rotate (-1.57079632679579) translate (22.444cm 18.774cm)">
          <text:p/>
        </draw:circle>
        <draw:custom-shape draw:style-name="gr5" draw:text-style-name="P1" draw:layer="layout" svg:width="1.118cm" svg:height="0.965cm" draw:transform="rotate (-1.57079632679579) translate (22.368cm 18.774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787cm" svg:height="0.787cm" draw:transform="rotate (-1.57079632679579) translate (23.534cm 18.94cm)">
          <text:p/>
        </draw:circle>
        <draw:circle draw:style-name="gr2" draw:text-style-name="P1" draw:layer="layout" svg:width="2.794cm" svg:height="2.794cm" svg:x="13.667cm" svg:y="16.653cm">
          <text:p/>
        </draw:circle>
        <draw:circle draw:style-name="gr2" draw:text-style-name="P1" draw:layer="layout" svg:width="2.21cm" svg:height="2.21cm" svg:x="13.972cm" svg:y="16.958cm">
          <text:p/>
        </draw:circle>
        <draw:circle draw:style-name="gr2" draw:text-style-name="P1" draw:layer="layout" svg:width="3.302cm" svg:height="3.302cm" svg:x="13.413cm" svg:y="16.399cm">
          <text:p/>
        </draw:circle>
        <draw:rect draw:style-name="gr2" draw:text-style-name="P1" draw:layer="layout" svg:width="10.477cm" svg:height="2.222cm" draw:transform="rotate (3.1415926535892) translate (20.365cm 24.336cm)">
          <text:p/>
        </draw:rect>
        <draw:rect draw:style-name="gr2" draw:text-style-name="P1" draw:layer="layout" svg:width="10.477cm" svg:height="7.779cm" svg:x="31.956cm" svg:y="14.178cm">
          <text:p/>
        </draw:rect>
        <draw:circle draw:style-name="gr2" draw:text-style-name="P1" draw:layer="layout" svg:width="2.794cm" svg:height="2.794cm" svg:x="35.734cm" svg:y="16.654cm">
          <text:p/>
        </draw:circle>
        <draw:circle draw:style-name="gr2" draw:text-style-name="P1" draw:layer="layout" svg:width="2.21cm" svg:height="2.21cm" svg:x="36.039cm" svg:y="16.959cm">
          <text:p/>
        </draw:circle>
        <draw:circle draw:style-name="gr2" draw:text-style-name="P1" draw:layer="layout" svg:width="3.302cm" svg:height="3.302cm" svg:x="35.48cm" svg:y="16.4cm">
          <text:p/>
        </draw:circle>
        <draw:rect draw:style-name="gr2" draw:text-style-name="P1" draw:layer="layout" svg:width="10.477cm" svg:height="2.222cm" draw:transform="rotate (3.1415926535892) translate (42.432cm 24.337cm)">
          <text:p/>
        </draw:rect>
        <draw:line draw:style-name="gr7" draw:text-style-name="P1" draw:layer="layout" svg:x1="2.27cm" svg:y1="13.7cm" svg:x2="54.34cm" svg:y2="13.7cm">
          <text:p/>
        </draw:line>
        <draw:line draw:style-name="gr7" draw:text-style-name="P1" draw:layer="layout" svg:x1="34.337cm" svg:y1="3.54cm" svg:x2="34.337cm" svg:y2="27.352cm">
          <text:p/>
        </draw:line>
        <draw:line draw:style-name="gr7" draw:text-style-name="P1" draw:layer="layout" svg:x1="35.607cm" svg:y1="3.54cm" svg:x2="35.607cm" svg:y2="27.352cm">
          <text:p/>
        </draw:line>
        <draw:line draw:style-name="gr7" draw:text-style-name="P1" draw:layer="layout" svg:x1="2.27cm" svg:y1="8.778cm" svg:x2="54.34cm" svg:y2="8.778cm">
          <text:p/>
        </draw:line>
        <draw:line draw:style-name="gr7" draw:text-style-name="P1" draw:layer="layout" svg:x1="2.27cm" svg:y1="12.588cm" svg:x2="54.34cm" svg:y2="12.588cm">
          <text:p/>
        </draw:line>
        <draw:line draw:style-name="gr7" draw:text-style-name="P1" draw:layer="layout" svg:x1="2.27cm" svg:y1="10.683cm" svg:x2="54.34cm" svg:y2="10.683cm">
          <text:p/>
        </draw:line>
        <draw:line draw:style-name="gr7" draw:text-style-name="P1" draw:layer="layout" svg:x1="2.27cm" svg:y1="9.255cm" svg:x2="54.34cm" svg:y2="9.255cm">
          <text:p/>
        </draw:line>
        <draw:line draw:style-name="gr7" draw:text-style-name="P1" draw:layer="layout" svg:x1="28.305cm" svg:y1="3.54cm" svg:x2="28.305cm" svg:y2="27.352cm">
          <text:p/>
        </draw:line>
        <draw:line draw:style-name="gr7" draw:text-style-name="P1" draw:layer="layout" svg:x1="20.05cm" svg:y1="3.54cm" svg:x2="20.05cm" svg:y2="27.352cm">
          <text:p/>
        </draw:line>
        <draw:line draw:style-name="gr7" draw:text-style-name="P1" draw:layer="layout" svg:x1="14.811cm" svg:y1="3.381cm" svg:x2="14.811cm" svg:y2="27.193cm">
          <text:p/>
        </draw:line>
        <draw:line draw:style-name="gr7" draw:text-style-name="P1" draw:layer="layout" svg:x1="11.953cm" svg:y1="3.381cm" svg:x2="11.953cm" svg:y2="27.193cm">
          <text:p/>
        </draw:line>
        <draw:line draw:style-name="gr7" draw:text-style-name="P1" draw:layer="layout" svg:x1="23.542cm" svg:y1="3.54cm" svg:x2="23.542cm" svg:y2="27.352cm">
          <text:p/>
        </draw:line>
        <draw:line draw:style-name="gr7" draw:text-style-name="P1" draw:layer="layout" svg:x1="2.27cm" svg:y1="8.302cm" svg:x2="54.34cm" svg:y2="8.302cm">
          <text:p/>
        </draw:line>
        <draw:line draw:style-name="gr7" draw:text-style-name="P1" draw:layer="layout" svg:x1="2.27cm" svg:y1="10.207cm" svg:x2="54.34cm" svg:y2="10.207cm">
          <text:p/>
        </draw:line>
        <draw:line draw:style-name="gr7" draw:text-style-name="P1" draw:layer="layout" svg:x1="31.797cm" svg:y1="3.54cm" svg:x2="31.797cm" svg:y2="27.352cm">
          <text:p/>
        </draw:line>
        <draw:line draw:style-name="gr7" draw:text-style-name="P1" draw:layer="layout" svg:x1="2.111cm" svg:y1="6.873cm" svg:x2="54.181cm" svg:y2="6.873cm">
          <text:p/>
        </draw:line>
        <draw:line draw:style-name="gr7" draw:text-style-name="P1" draw:layer="layout" svg:x1="23.225cm" svg:y1="3.54cm" svg:x2="23.225cm" svg:y2="27.352cm">
          <text:p/>
        </draw:line>
        <draw:line draw:style-name="gr7" draw:text-style-name="P1" draw:layer="layout" svg:x1="21.955cm" svg:y1="3.54cm" svg:x2="21.955cm" svg:y2="27.352cm">
          <text:p/>
        </draw:line>
        <draw:line draw:style-name="gr7" draw:text-style-name="P1" draw:layer="layout" svg:x1="2.428cm" svg:y1="15.605cm" svg:x2="54.498cm" svg:y2="15.605cm">
          <text:p/>
        </draw:line>
        <draw:line draw:style-name="gr7" draw:text-style-name="P1" draw:layer="layout" svg:x1="2.428cm" svg:y1="17.51cm" svg:x2="54.498cm" svg:y2="17.51cm">
          <text:p/>
        </draw:line>
        <draw:line draw:style-name="gr7" draw:text-style-name="P1" draw:layer="layout" svg:x1="2.27cm" svg:y1="19.415cm" svg:x2="54.34cm" svg:y2="19.415cm">
          <text:p/>
        </draw:line>
        <draw:line draw:style-name="gr7" draw:text-style-name="P1" draw:layer="layout" svg:x1="2.27cm" svg:y1="18.145cm" svg:x2="54.34cm" svg:y2="18.145cm">
          <text:p/>
        </draw:line>
        <draw:line draw:style-name="gr7" draw:text-style-name="P1" draw:layer="layout" svg:x1="15.128cm" svg:y1="3.54cm" svg:x2="15.128cm" svg:y2="27.352cm">
          <text:p/>
        </draw:line>
        <draw:line draw:style-name="gr7" draw:text-style-name="P1" draw:layer="layout" svg:x1="37.036cm" svg:y1="2.746cm" svg:x2="37.036cm" svg:y2="26.558cm">
          <text:p/>
        </draw:line>
      </draw:page>
      <draw:page draw:name="page4" draw:style-name="dp1" draw:master-page-name="Default">
        <draw:rect draw:style-name="gr2" draw:text-style-name="P1" draw:layer="layout" svg:width="35.242cm" svg:height="21.113cm" svg:x="8.62cm" svg:y="4.81cm">
          <text:p/>
        </draw:rect>
        <draw:line draw:style-name="gr7" draw:text-style-name="P1" draw:layer="layout" svg:x1="2.27cm" svg:y1="13.7cm" svg:x2="54.34cm" svg:y2="13.7cm">
          <text:p/>
        </draw:line>
        <draw:line draw:style-name="gr7" draw:text-style-name="P1" draw:layer="layout" svg:x1="34.337cm" svg:y1="3.54cm" svg:x2="34.337cm" svg:y2="27.352cm">
          <text:p/>
        </draw:line>
        <draw:line draw:style-name="gr7" draw:text-style-name="P1" draw:layer="layout" svg:x1="35.607cm" svg:y1="3.54cm" svg:x2="35.607cm" svg:y2="27.352cm">
          <text:p/>
        </draw:line>
        <draw:line draw:style-name="gr7" draw:text-style-name="P1" draw:layer="layout" svg:x1="2.27cm" svg:y1="8.778cm" svg:x2="54.34cm" svg:y2="8.778cm">
          <text:p/>
        </draw:line>
        <draw:line draw:style-name="gr7" draw:text-style-name="P1" draw:layer="layout" svg:x1="2.27cm" svg:y1="12.588cm" svg:x2="54.34cm" svg:y2="12.588cm">
          <text:p/>
        </draw:line>
        <draw:line draw:style-name="gr7" draw:text-style-name="P1" draw:layer="layout" svg:x1="2.27cm" svg:y1="10.683cm" svg:x2="54.34cm" svg:y2="10.683cm">
          <text:p/>
        </draw:line>
        <draw:line draw:style-name="gr7" draw:text-style-name="P1" draw:layer="layout" svg:x1="2.27cm" svg:y1="9.255cm" svg:x2="54.34cm" svg:y2="9.255cm">
          <text:p/>
        </draw:line>
        <draw:line draw:style-name="gr7" draw:text-style-name="P1" draw:layer="layout" svg:x1="28.305cm" svg:y1="3.54cm" svg:x2="28.305cm" svg:y2="27.352cm">
          <text:p/>
        </draw:line>
        <draw:line draw:style-name="gr7" draw:text-style-name="P1" draw:layer="layout" svg:x1="20.05cm" svg:y1="3.54cm" svg:x2="20.05cm" svg:y2="27.352cm">
          <text:p/>
        </draw:line>
        <draw:line draw:style-name="gr7" draw:text-style-name="P1" draw:layer="layout" svg:x1="14.811cm" svg:y1="3.381cm" svg:x2="14.811cm" svg:y2="27.193cm">
          <text:p/>
        </draw:line>
        <draw:line draw:style-name="gr7" draw:text-style-name="P1" draw:layer="layout" svg:x1="11.953cm" svg:y1="3.381cm" svg:x2="11.953cm" svg:y2="27.193cm">
          <text:p/>
        </draw:line>
        <draw:line draw:style-name="gr7" draw:text-style-name="P1" draw:layer="layout" svg:x1="23.542cm" svg:y1="3.54cm" svg:x2="23.542cm" svg:y2="27.352cm">
          <text:p/>
        </draw:line>
        <draw:line draw:style-name="gr7" draw:text-style-name="P1" draw:layer="layout" svg:x1="2.27cm" svg:y1="8.302cm" svg:x2="54.34cm" svg:y2="8.302cm">
          <text:p/>
        </draw:line>
        <draw:line draw:style-name="gr7" draw:text-style-name="P1" draw:layer="layout" svg:x1="2.27cm" svg:y1="10.207cm" svg:x2="54.34cm" svg:y2="10.207cm">
          <text:p/>
        </draw:line>
        <draw:line draw:style-name="gr7" draw:text-style-name="P1" draw:layer="layout" svg:x1="31.797cm" svg:y1="3.54cm" svg:x2="31.797cm" svg:y2="27.352cm">
          <text:p/>
        </draw:line>
        <draw:line draw:style-name="gr7" draw:text-style-name="P1" draw:layer="layout" svg:x1="2.111cm" svg:y1="6.873cm" svg:x2="54.181cm" svg:y2="6.873cm">
          <text:p/>
        </draw:line>
        <draw:line draw:style-name="gr7" draw:text-style-name="P1" draw:layer="layout" svg:x1="23.225cm" svg:y1="3.54cm" svg:x2="23.225cm" svg:y2="27.352cm">
          <text:p/>
        </draw:line>
        <draw:line draw:style-name="gr7" draw:text-style-name="P1" draw:layer="layout" svg:x1="21.955cm" svg:y1="3.54cm" svg:x2="21.955cm" svg:y2="27.352cm">
          <text:p/>
        </draw:line>
        <draw:line draw:style-name="gr7" draw:text-style-name="P1" draw:layer="layout" svg:x1="2.428cm" svg:y1="15.605cm" svg:x2="54.498cm" svg:y2="15.605cm">
          <text:p/>
        </draw:line>
        <draw:line draw:style-name="gr7" draw:text-style-name="P1" draw:layer="layout" svg:x1="2.428cm" svg:y1="17.51cm" svg:x2="54.498cm" svg:y2="17.51cm">
          <text:p/>
        </draw:line>
        <draw:line draw:style-name="gr7" draw:text-style-name="P1" draw:layer="layout" svg:x1="2.27cm" svg:y1="19.415cm" svg:x2="54.34cm" svg:y2="19.415cm">
          <text:p/>
        </draw:line>
        <draw:line draw:style-name="gr7" draw:text-style-name="P1" draw:layer="layout" svg:x1="2.27cm" svg:y1="18.145cm" svg:x2="54.34cm" svg:y2="18.145cm">
          <text:p/>
        </draw:line>
        <draw:line draw:style-name="gr7" draw:text-style-name="P1" draw:layer="layout" svg:x1="15.128cm" svg:y1="3.54cm" svg:x2="15.128cm" svg:y2="27.352cm">
          <text:p/>
        </draw:line>
        <draw:line draw:style-name="gr7" draw:text-style-name="P1" draw:layer="layout" svg:x1="37.036cm" svg:y1="2.746cm" svg:x2="37.036cm" svg:y2="26.558cm">
          <text:p/>
        </draw:line>
        <draw:line draw:style-name="gr1" draw:text-style-name="P1" draw:layer="layout" svg:x1="20.05cm" svg:y1="5.445cm" svg:x2="20.05cm" svg:y2="13.065cm">
          <text:p/>
        </draw:line>
        <draw:line draw:style-name="gr1" draw:text-style-name="P1" draw:layer="layout" svg:x1="23.86cm" svg:y1="9.255cm" svg:x2="16.24cm" svg:y2="9.255cm">
          <text:p/>
        </draw:line>
        <draw:rect draw:style-name="gr2" draw:text-style-name="P1" draw:layer="layout" svg:width="5.08cm" svg:height="2.845cm" svg:x="17.51cm" svg:y="7.833cm" draw:corner-radius="0.381cm">
          <text:p/>
        </draw:rect>
        <draw:circle draw:style-name="gr2" draw:text-style-name="P1" draw:layer="layout" svg:width="0.356cm" svg:height="0.356cm" svg:x="21.396cm" svg:y="8.188cm">
          <text:p/>
        </draw:circle>
        <draw:line draw:style-name="gr1" draw:text-style-name="P1" draw:layer="layout" svg:x1="18.526cm" svg:y1="5.445cm" svg:x2="18.526cm" svg:y2="13.065cm">
          <text:p/>
        </draw:line>
        <draw:line draw:style-name="gr1" draw:text-style-name="P1" draw:layer="layout" svg:x1="21.574cm" svg:y1="5.445cm" svg:x2="21.574cm" svg:y2="13.065cm">
          <text:p/>
        </draw:line>
        <draw:line draw:style-name="gr1" draw:text-style-name="P1" draw:layer="layout" svg:x1="17.51cm" svg:y1="8.366cm" svg:x2="22.59cm" svg:y2="8.366cm">
          <text:p/>
        </draw:line>
        <draw:line draw:style-name="gr1" draw:text-style-name="P1" draw:layer="layout" svg:x1="17.51cm" svg:y1="10.144cm" svg:x2="22.59cm" svg:y2="10.144cm">
          <text:p/>
        </draw:line>
        <draw:circle draw:style-name="gr2" draw:text-style-name="P1" draw:layer="layout" svg:width="0.356cm" svg:height="0.356cm" svg:x="18.348cm" svg:y="8.188cm">
          <text:p/>
        </draw:circle>
        <draw:circle draw:style-name="gr2" draw:text-style-name="P1" draw:layer="layout" svg:width="0.356cm" svg:height="0.356cm" svg:x="21.396cm" svg:y="9.966cm">
          <text:p/>
        </draw:circle>
        <draw:circle draw:style-name="gr2" draw:text-style-name="P1" draw:layer="layout" svg:width="0.356cm" svg:height="0.356cm" svg:x="18.348cm" svg:y="9.966cm">
          <text:p/>
        </draw:circle>
        <draw:rect draw:style-name="gr2" draw:text-style-name="P1" draw:layer="layout" svg:width="4.064cm" svg:height="1.321cm" svg:x="18.018cm" svg:y="8.595cm">
          <text:p/>
        </draw:rect>
        <draw:circle draw:style-name="gr2" draw:text-style-name="P1" draw:layer="layout" svg:width="0.356cm" svg:height="0.356cm" svg:x="21.396cm" svg:y="8.188cm">
          <text:p/>
        </draw:circle>
        <draw:circle draw:style-name="gr2" draw:text-style-name="P1" draw:layer="layout" svg:width="0.356cm" svg:height="0.356cm" svg:x="18.348cm" svg:y="8.188cm">
          <text:p/>
        </draw:circle>
        <draw:circle draw:style-name="gr2" draw:text-style-name="P1" draw:layer="layout" svg:width="0.356cm" svg:height="0.356cm" svg:x="21.396cm" svg:y="9.966cm">
          <text:p/>
        </draw:circle>
        <draw:circle draw:style-name="gr2" draw:text-style-name="P1" draw:layer="layout" svg:width="0.356cm" svg:height="0.356cm" svg:x="18.348cm" svg:y="9.966cm">
          <text:p/>
        </draw:circle>
        <draw:line draw:style-name="gr1" draw:text-style-name="P1" draw:layer="layout" svg:x1="28.305cm" svg:y1="5.445cm" svg:x2="28.305cm" svg:y2="13.065cm">
          <text:p/>
        </draw:line>
        <draw:line draw:style-name="gr1" draw:text-style-name="P1" draw:layer="layout" svg:x1="32.115cm" svg:y1="9.255cm" svg:x2="24.495cm" svg:y2="9.255cm">
          <text:p/>
        </draw:line>
        <draw:rect draw:style-name="gr2" draw:text-style-name="P1" draw:layer="layout" svg:width="5.08cm" svg:height="2.845cm" svg:x="25.765cm" svg:y="7.833cm" draw:corner-radius="0.381cm">
          <text:p/>
        </draw:rect>
        <draw:circle draw:style-name="gr2" draw:text-style-name="P1" draw:layer="layout" svg:width="0.356cm" svg:height="0.356cm" svg:x="29.651cm" svg:y="8.188cm">
          <text:p/>
        </draw:circle>
        <draw:line draw:style-name="gr1" draw:text-style-name="P1" draw:layer="layout" svg:x1="26.781cm" svg:y1="5.445cm" svg:x2="26.781cm" svg:y2="13.065cm">
          <text:p/>
        </draw:line>
        <draw:line draw:style-name="gr1" draw:text-style-name="P1" draw:layer="layout" svg:x1="29.829cm" svg:y1="5.445cm" svg:x2="29.829cm" svg:y2="13.065cm">
          <text:p/>
        </draw:line>
        <draw:line draw:style-name="gr1" draw:text-style-name="P1" draw:layer="layout" svg:x1="25.765cm" svg:y1="8.366cm" svg:x2="30.845cm" svg:y2="8.366cm">
          <text:p/>
        </draw:line>
        <draw:line draw:style-name="gr1" draw:text-style-name="P1" draw:layer="layout" svg:x1="25.765cm" svg:y1="10.144cm" svg:x2="30.845cm" svg:y2="10.144cm">
          <text:p/>
        </draw:line>
        <draw:circle draw:style-name="gr2" draw:text-style-name="P1" draw:layer="layout" svg:width="0.356cm" svg:height="0.356cm" svg:x="26.603cm" svg:y="8.188cm">
          <text:p/>
        </draw:circle>
        <draw:circle draw:style-name="gr2" draw:text-style-name="P1" draw:layer="layout" svg:width="0.356cm" svg:height="0.356cm" svg:x="29.651cm" svg:y="9.966cm">
          <text:p/>
        </draw:circle>
        <draw:circle draw:style-name="gr2" draw:text-style-name="P1" draw:layer="layout" svg:width="0.356cm" svg:height="0.356cm" svg:x="26.603cm" svg:y="9.966cm">
          <text:p/>
        </draw:circle>
        <draw:rect draw:style-name="gr2" draw:text-style-name="P1" draw:layer="layout" svg:width="4.064cm" svg:height="1.321cm" svg:x="26.273cm" svg:y="8.595cm">
          <text:p/>
        </draw:rect>
        <draw:circle draw:style-name="gr2" draw:text-style-name="P1" draw:layer="layout" svg:width="0.356cm" svg:height="0.356cm" svg:x="29.651cm" svg:y="8.188cm">
          <text:p/>
        </draw:circle>
        <draw:circle draw:style-name="gr2" draw:text-style-name="P1" draw:layer="layout" svg:width="0.356cm" svg:height="0.356cm" svg:x="26.603cm" svg:y="8.188cm">
          <text:p/>
        </draw:circle>
        <draw:circle draw:style-name="gr2" draw:text-style-name="P1" draw:layer="layout" svg:width="0.356cm" svg:height="0.356cm" svg:x="29.651cm" svg:y="9.966cm">
          <text:p/>
        </draw:circle>
        <draw:circle draw:style-name="gr2" draw:text-style-name="P1" draw:layer="layout" svg:width="0.356cm" svg:height="0.356cm" svg:x="26.603cm" svg:y="9.966cm">
          <text:p/>
        </draw:circle>
        <draw:line draw:style-name="gr1" draw:text-style-name="P1" draw:layer="layout" svg:x1="34.337cm" svg:y1="3.063cm" svg:x2="34.337cm" svg:y2="10.683cm">
          <text:p/>
        </draw:line>
        <draw:line draw:style-name="gr1" draw:text-style-name="P1" draw:layer="layout" svg:x1="38.147cm" svg:y1="6.873cm" svg:x2="30.527cm" svg:y2="6.873cm">
          <text:p/>
        </draw:line>
        <draw:circle draw:style-name="gr2" draw:text-style-name="P1" draw:layer="layout" svg:width="0.66cm" svg:height="0.66cm" svg:x="34.007cm" svg:y="6.543cm">
          <text:p/>
        </draw:circle>
        <draw:circle draw:style-name="gr2" draw:text-style-name="P1" draw:layer="layout" svg:width="1.118cm" svg:height="1.118cm" svg:x="33.778cm" svg:y="6.314cm">
          <text:p/>
        </draw:circle>
        <draw:custom-shape draw:style-name="gr5" draw:text-style-name="P1" draw:layer="layout" svg:width="1.118cm" svg:height="0.965cm" svg:x="33.778cm" svg:y="6.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4.337cm" svg:y1="4.968cm" svg:x2="34.337cm" svg:y2="12.588cm">
          <text:p/>
        </draw:line>
        <draw:line draw:style-name="gr1" draw:text-style-name="P1" draw:layer="layout" svg:x1="38.147cm" svg:y1="8.778cm" svg:x2="30.527cm" svg:y2="8.778cm">
          <text:p/>
        </draw:line>
        <draw:circle draw:style-name="gr2" draw:text-style-name="P1" draw:layer="layout" svg:width="0.66cm" svg:height="0.66cm" svg:x="34.007cm" svg:y="8.448cm">
          <text:p/>
        </draw:circle>
        <draw:circle draw:style-name="gr2" draw:text-style-name="P1" draw:layer="layout" svg:width="1.118cm" svg:height="1.118cm" svg:x="33.778cm" svg:y="8.219cm">
          <text:p/>
        </draw:circle>
        <draw:custom-shape draw:style-name="gr5" draw:text-style-name="P1" draw:layer="layout" svg:width="1.118cm" svg:height="0.965cm" svg:x="33.778cm" svg:y="8.29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4.337cm" svg:y1="6.873cm" svg:x2="34.337cm" svg:y2="14.493cm">
          <text:p/>
        </draw:line>
        <draw:line draw:style-name="gr1" draw:text-style-name="P1" draw:layer="layout" svg:x1="38.147cm" svg:y1="10.683cm" svg:x2="30.527cm" svg:y2="10.683cm">
          <text:p/>
        </draw:line>
        <draw:circle draw:style-name="gr2" draw:text-style-name="P1" draw:layer="layout" svg:width="0.66cm" svg:height="0.66cm" svg:x="34.007cm" svg:y="10.353cm">
          <text:p/>
        </draw:circle>
        <draw:circle draw:style-name="gr2" draw:text-style-name="P1" draw:layer="layout" svg:width="1.118cm" svg:height="1.118cm" svg:x="33.778cm" svg:y="10.124cm">
          <text:p/>
        </draw:circle>
        <draw:custom-shape draw:style-name="gr5" draw:text-style-name="P1" draw:layer="layout" svg:width="1.118cm" svg:height="0.965cm" svg:x="33.778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4.337cm" svg:y1="8.778cm" svg:x2="34.337cm" svg:y2="16.398cm">
          <text:p/>
        </draw:line>
        <draw:line draw:style-name="gr1" draw:text-style-name="P1" draw:layer="layout" svg:x1="38.147cm" svg:y1="12.588cm" svg:x2="30.527cm" svg:y2="12.588cm">
          <text:p/>
        </draw:line>
        <draw:circle draw:style-name="gr2" draw:text-style-name="P1" draw:layer="layout" svg:width="0.66cm" svg:height="0.66cm" svg:x="34.007cm" svg:y="12.258cm">
          <text:p/>
        </draw:circle>
        <draw:circle draw:style-name="gr2" draw:text-style-name="P1" draw:layer="layout" svg:width="1.118cm" svg:height="1.118cm" svg:x="33.778cm" svg:y="12.029cm">
          <text:p/>
        </draw:circle>
        <draw:custom-shape draw:style-name="gr5" draw:text-style-name="P1" draw:layer="layout" svg:width="1.118cm" svg:height="0.965cm" svg:x="33.778cm" svg:y="12.1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1.797cm" svg:y1="4.492cm" svg:x2="31.797cm" svg:y2="12.112cm">
          <text:p/>
        </draw:line>
        <draw:line draw:style-name="gr1" draw:text-style-name="P1" draw:layer="layout" svg:x1="35.607cm" svg:y1="8.302cm" svg:x2="27.987cm" svg:y2="8.302cm">
          <text:p/>
        </draw:line>
        <draw:circle draw:style-name="gr2" draw:text-style-name="P1" draw:layer="layout" svg:width="0.66cm" svg:height="0.66cm" svg:x="31.467cm" svg:y="7.972cm">
          <text:p/>
        </draw:circle>
        <draw:circle draw:style-name="gr2" draw:text-style-name="P1" draw:layer="layout" svg:width="1.118cm" svg:height="1.118cm" svg:x="31.238cm" svg:y="7.743cm">
          <text:p/>
        </draw:circle>
        <draw:custom-shape draw:style-name="gr5" draw:text-style-name="P1" draw:layer="layout" svg:width="1.118cm" svg:height="0.965cm" svg:x="31.238cm" svg:y="7.8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1.797cm" svg:y1="6.397cm" svg:x2="31.797cm" svg:y2="14.017cm">
          <text:p/>
        </draw:line>
        <draw:line draw:style-name="gr1" draw:text-style-name="P1" draw:layer="layout" svg:x1="35.607cm" svg:y1="10.207cm" svg:x2="27.987cm" svg:y2="10.207cm">
          <text:p/>
        </draw:line>
        <draw:circle draw:style-name="gr2" draw:text-style-name="P1" draw:layer="layout" svg:width="0.66cm" svg:height="0.66cm" svg:x="31.467cm" svg:y="9.877cm">
          <text:p/>
        </draw:circle>
        <draw:circle draw:style-name="gr2" draw:text-style-name="P1" draw:layer="layout" svg:width="1.118cm" svg:height="1.118cm" svg:x="31.238cm" svg:y="9.648cm">
          <text:p/>
        </draw:circle>
        <draw:custom-shape draw:style-name="gr5" draw:text-style-name="P1" draw:layer="layout" svg:width="1.118cm" svg:height="0.965cm" svg:x="31.238cm" svg:y="9.7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3.542cm" svg:y1="4.492cm" svg:x2="23.542cm" svg:y2="12.112cm">
          <text:p/>
        </draw:line>
        <draw:line draw:style-name="gr1" draw:text-style-name="P1" draw:layer="layout" svg:x1="27.352cm" svg:y1="8.302cm" svg:x2="19.732cm" svg:y2="8.302cm">
          <text:p/>
        </draw:line>
        <draw:circle draw:style-name="gr2" draw:text-style-name="P1" draw:layer="layout" svg:width="0.66cm" svg:height="0.66cm" svg:x="23.212cm" svg:y="7.972cm">
          <text:p/>
        </draw:circle>
        <draw:circle draw:style-name="gr2" draw:text-style-name="P1" draw:layer="layout" svg:width="1.118cm" svg:height="1.118cm" svg:x="22.983cm" svg:y="7.743cm">
          <text:p/>
        </draw:circle>
        <draw:custom-shape draw:style-name="gr5" draw:text-style-name="P1" draw:layer="layout" svg:width="1.118cm" svg:height="0.965cm" svg:x="22.983cm" svg:y="7.8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3.542cm" svg:y1="6.397cm" svg:x2="23.542cm" svg:y2="14.017cm">
          <text:p/>
        </draw:line>
        <draw:line draw:style-name="gr1" draw:text-style-name="P1" draw:layer="layout" svg:x1="27.352cm" svg:y1="10.207cm" svg:x2="19.732cm" svg:y2="10.207cm">
          <text:p/>
        </draw:line>
        <draw:circle draw:style-name="gr2" draw:text-style-name="P1" draw:layer="layout" svg:width="0.66cm" svg:height="0.66cm" svg:x="23.212cm" svg:y="9.877cm">
          <text:p/>
        </draw:circle>
        <draw:circle draw:style-name="gr2" draw:text-style-name="P1" draw:layer="layout" svg:width="1.118cm" svg:height="1.118cm" svg:x="22.983cm" svg:y="9.648cm">
          <text:p/>
        </draw:circle>
        <draw:custom-shape draw:style-name="gr5" draw:text-style-name="P1" draw:layer="layout" svg:width="1.118cm" svg:height="0.965cm" svg:x="22.983cm" svg:y="9.7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1.953cm" svg:y1="6.873cm" svg:x2="11.953cm" svg:y2="14.493cm">
          <text:p/>
        </draw:line>
        <draw:line draw:style-name="gr1" draw:text-style-name="P1" draw:layer="layout" svg:x1="15.763cm" svg:y1="10.683cm" svg:x2="8.143cm" svg:y2="10.683cm">
          <text:p/>
        </draw:line>
        <draw:circle draw:style-name="gr2" draw:text-style-name="P1" draw:layer="layout" svg:width="0.66cm" svg:height="0.66cm" svg:x="11.623cm" svg:y="10.353cm">
          <text:p/>
        </draw:circle>
        <draw:circle draw:style-name="gr2" draw:text-style-name="P1" draw:layer="layout" svg:width="1.118cm" svg:height="1.118cm" svg:x="11.394cm" svg:y="10.124cm">
          <text:p/>
        </draw:circle>
        <draw:custom-shape draw:style-name="gr5" draw:text-style-name="P1" draw:layer="layout" svg:width="1.118cm" svg:height="0.965cm" svg:x="11.394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4.811cm" svg:y1="6.873cm" svg:x2="14.811cm" svg:y2="14.493cm">
          <text:p/>
        </draw:line>
        <draw:line draw:style-name="gr1" draw:text-style-name="P1" draw:layer="layout" svg:x1="18.621cm" svg:y1="10.683cm" svg:x2="11.001cm" svg:y2="10.683cm">
          <text:p/>
        </draw:line>
        <draw:circle draw:style-name="gr2" draw:text-style-name="P1" draw:layer="layout" svg:width="0.66cm" svg:height="0.66cm" svg:x="14.481cm" svg:y="10.353cm">
          <text:p/>
        </draw:circle>
        <draw:circle draw:style-name="gr2" draw:text-style-name="P1" draw:layer="layout" svg:width="1.118cm" svg:height="1.118cm" svg:x="14.252cm" svg:y="10.124cm">
          <text:p/>
        </draw:circle>
        <draw:custom-shape draw:style-name="gr5" draw:text-style-name="P1" draw:layer="layout" svg:width="1.118cm" svg:height="0.965cm" svg:x="14.252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1.955cm" svg:y1="11.795cm" svg:x2="21.955cm" svg:y2="19.415cm">
          <text:p/>
        </draw:line>
        <draw:line draw:style-name="gr1" draw:text-style-name="P1" draw:layer="layout" svg:x1="25.765cm" svg:y1="15.605cm" svg:x2="18.145cm" svg:y2="15.605cm">
          <text:p/>
        </draw:line>
        <draw:circle draw:style-name="gr2" draw:text-style-name="P1" draw:layer="layout" svg:width="0.66cm" svg:height="0.66cm" svg:x="21.625cm" svg:y="15.275cm">
          <text:p/>
        </draw:circle>
        <draw:circle draw:style-name="gr2" draw:text-style-name="P1" draw:layer="layout" svg:width="1.118cm" svg:height="1.118cm" svg:x="21.396cm" svg:y="15.046cm">
          <text:p/>
        </draw:circle>
        <draw:custom-shape draw:style-name="gr5" draw:text-style-name="P1" draw:layer="layout" svg:width="1.118cm" svg:height="0.965cm" svg:x="21.396cm" svg:y="15.1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1.955cm" svg:y1="15.605cm" svg:x2="21.955cm" svg:y2="23.225cm">
          <text:p/>
        </draw:line>
        <draw:line draw:style-name="gr1" draw:text-style-name="P1" draw:layer="layout" svg:x1="25.765cm" svg:y1="19.415cm" svg:x2="18.145cm" svg:y2="19.415cm">
          <text:p/>
        </draw:line>
        <draw:circle draw:style-name="gr2" draw:text-style-name="P1" draw:layer="layout" svg:width="0.66cm" svg:height="0.66cm" svg:x="21.625cm" svg:y="19.085cm">
          <text:p/>
        </draw:circle>
        <draw:circle draw:style-name="gr2" draw:text-style-name="P1" draw:layer="layout" svg:width="1.118cm" svg:height="1.118cm" svg:x="21.396cm" svg:y="18.856cm">
          <text:p/>
        </draw:circle>
        <draw:custom-shape draw:style-name="gr5" draw:text-style-name="P1" draw:layer="layout" svg:width="1.118cm" svg:height="0.965cm" svg:x="21.396cm" svg:y="18.9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1.955cm" svg:y1="13.7cm" svg:x2="21.955cm" svg:y2="21.32cm">
          <text:p/>
        </draw:line>
        <draw:line draw:style-name="gr1" draw:text-style-name="P1" draw:layer="layout" svg:x1="25.765cm" svg:y1="17.51cm" svg:x2="18.145cm" svg:y2="17.51cm">
          <text:p/>
        </draw:line>
        <draw:circle draw:style-name="gr2" draw:text-style-name="P1" draw:layer="layout" svg:width="0.66cm" svg:height="0.66cm" svg:x="21.625cm" svg:y="17.18cm">
          <text:p/>
        </draw:circle>
        <draw:circle draw:style-name="gr2" draw:text-style-name="P1" draw:layer="layout" svg:width="1.118cm" svg:height="1.118cm" svg:x="21.396cm" svg:y="16.951cm">
          <text:p/>
        </draw:circle>
        <draw:custom-shape draw:style-name="gr5" draw:text-style-name="P1" draw:layer="layout" svg:width="1.118cm" svg:height="0.965cm" svg:x="21.396cm" svg:y="17.0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7.036cm" svg:y1="14.335cm" svg:x2="37.036cm" svg:y2="21.955cm">
          <text:p/>
        </draw:line>
        <draw:line draw:style-name="gr1" draw:text-style-name="P1" draw:layer="layout" svg:x1="40.846cm" svg:y1="18.145cm" svg:x2="33.226cm" svg:y2="18.145cm">
          <text:p/>
        </draw:line>
        <draw:circle draw:style-name="gr2" draw:text-style-name="P1" draw:layer="layout" svg:width="2.794cm" svg:height="2.794cm" svg:x="35.639cm" svg:y="16.748cm">
          <text:p/>
        </draw:circle>
        <draw:circle draw:style-name="gr2" draw:text-style-name="P1" draw:layer="layout" svg:width="2.21cm" svg:height="2.21cm" svg:x="35.944cm" svg:y="17.053cm">
          <text:p/>
        </draw:circle>
        <draw:circle draw:style-name="gr2" draw:text-style-name="P1" draw:layer="layout" svg:width="3.302cm" svg:height="3.302cm" svg:x="35.385cm" svg:y="16.494cm">
          <text:p/>
        </draw:circle>
        <draw:line draw:style-name="gr1" draw:text-style-name="P1" draw:layer="layout" svg:x1="15.128cm" svg:y1="14.335cm" svg:x2="15.128cm" svg:y2="21.955cm">
          <text:p/>
        </draw:line>
        <draw:line draw:style-name="gr1" draw:text-style-name="P1" draw:layer="layout" svg:x1="18.938cm" svg:y1="18.145cm" svg:x2="11.318cm" svg:y2="18.145cm">
          <text:p/>
        </draw:line>
        <draw:circle draw:style-name="gr2" draw:text-style-name="P1" draw:layer="layout" svg:width="2.794cm" svg:height="2.794cm" svg:x="13.731cm" svg:y="16.748cm">
          <text:p/>
        </draw:circle>
        <draw:circle draw:style-name="gr2" draw:text-style-name="P1" draw:layer="layout" svg:width="2.21cm" svg:height="2.21cm" svg:x="14.036cm" svg:y="17.053cm">
          <text:p/>
        </draw:circle>
        <draw:circle draw:style-name="gr2" draw:text-style-name="P1" draw:layer="layout" svg:width="3.302cm" svg:height="3.302cm" svg:x="13.477cm" svg:y="16.494cm">
          <text:p/>
        </draw:circle>
        <draw:line draw:style-name="gr1" draw:text-style-name="P1" draw:layer="layout" svg:x1="23.225cm" svg:y1="11.795cm" svg:x2="23.225cm" svg:y2="19.415cm">
          <text:p/>
        </draw:line>
        <draw:line draw:style-name="gr1" draw:text-style-name="P1" draw:layer="layout" svg:x1="27.035cm" svg:y1="15.605cm" svg:x2="19.415cm" svg:y2="15.605cm">
          <text:p/>
        </draw:line>
        <draw:circle draw:style-name="gr2" draw:text-style-name="P1" draw:layer="layout" svg:width="0.787cm" svg:height="0.787cm" svg:x="22.834cm" svg:y="15.212cm">
          <text:p/>
        </draw:circle>
        <draw:line draw:style-name="gr1" draw:text-style-name="P1" draw:layer="layout" svg:x1="23.225cm" svg:y1="13.7cm" svg:x2="23.225cm" svg:y2="21.32cm">
          <text:p/>
        </draw:line>
        <draw:line draw:style-name="gr1" draw:text-style-name="P1" draw:layer="layout" svg:x1="27.035cm" svg:y1="17.51cm" svg:x2="19.415cm" svg:y2="17.51cm">
          <text:p/>
        </draw:line>
        <draw:circle draw:style-name="gr2" draw:text-style-name="P1" draw:layer="layout" svg:width="0.787cm" svg:height="0.787cm" svg:x="22.834cm" svg:y="17.117cm">
          <text:p/>
        </draw:circle>
        <draw:line draw:style-name="gr1" draw:text-style-name="P1" draw:layer="layout" svg:x1="23.225cm" svg:y1="15.605cm" svg:x2="23.225cm" svg:y2="23.225cm">
          <text:p/>
        </draw:line>
        <draw:line draw:style-name="gr1" draw:text-style-name="P1" draw:layer="layout" svg:x1="27.035cm" svg:y1="19.415cm" svg:x2="19.415cm" svg:y2="19.415cm">
          <text:p/>
        </draw:line>
        <draw:circle draw:style-name="gr2" draw:text-style-name="P1" draw:layer="layout" svg:width="0.787cm" svg:height="0.787cm" svg:x="22.834cm" svg:y="19.022cm">
          <text:p/>
        </draw:circle>
        <draw:line draw:style-name="gr1" draw:text-style-name="P1" draw:layer="layout" svg:x1="35.607cm" svg:y1="3.063cm" svg:x2="35.607cm" svg:y2="10.683cm">
          <text:p/>
        </draw:line>
        <draw:line draw:style-name="gr1" draw:text-style-name="P1" draw:layer="layout" svg:x1="39.417cm" svg:y1="6.873cm" svg:x2="31.797cm" svg:y2="6.873cm">
          <text:p/>
        </draw:line>
        <draw:circle draw:style-name="gr2" draw:text-style-name="P1" draw:layer="layout" svg:width="0.787cm" svg:height="0.787cm" svg:x="35.216cm" svg:y="6.48cm">
          <text:p/>
        </draw:circle>
        <draw:line draw:style-name="gr1" draw:text-style-name="P1" draw:layer="layout" svg:x1="35.607cm" svg:y1="4.968cm" svg:x2="35.607cm" svg:y2="12.588cm">
          <text:p/>
        </draw:line>
        <draw:line draw:style-name="gr1" draw:text-style-name="P1" draw:layer="layout" svg:x1="39.417cm" svg:y1="8.778cm" svg:x2="31.797cm" svg:y2="8.778cm">
          <text:p/>
        </draw:line>
        <draw:circle draw:style-name="gr2" draw:text-style-name="P1" draw:layer="layout" svg:width="0.787cm" svg:height="0.787cm" svg:x="35.216cm" svg:y="8.385cm">
          <text:p/>
        </draw:circle>
        <draw:line draw:style-name="gr1" draw:text-style-name="P1" draw:layer="layout" svg:x1="35.607cm" svg:y1="6.873cm" svg:x2="35.607cm" svg:y2="14.493cm">
          <text:p/>
        </draw:line>
        <draw:line draw:style-name="gr1" draw:text-style-name="P1" draw:layer="layout" svg:x1="39.417cm" svg:y1="10.683cm" svg:x2="31.797cm" svg:y2="10.683cm">
          <text:p/>
        </draw:line>
        <draw:circle draw:style-name="gr2" draw:text-style-name="P1" draw:layer="layout" svg:width="0.787cm" svg:height="0.787cm" svg:x="35.216cm" svg:y="10.29cm">
          <text:p/>
        </draw:circle>
        <draw:line draw:style-name="gr1" draw:text-style-name="P1" draw:layer="layout" svg:x1="35.607cm" svg:y1="8.778cm" svg:x2="35.607cm" svg:y2="16.398cm">
          <text:p/>
        </draw:line>
        <draw:line draw:style-name="gr1" draw:text-style-name="P1" draw:layer="layout" svg:x1="39.417cm" svg:y1="12.588cm" svg:x2="31.797cm" svg:y2="12.588cm">
          <text:p/>
        </draw:line>
        <draw:circle draw:style-name="gr2" draw:text-style-name="P1" draw:layer="layout" svg:width="0.787cm" svg:height="0.787cm" svg:x="35.216cm" svg:y="12.195cm">
          <text:p/>
        </draw:circle>
        <draw:line draw:style-name="gr1" draw:text-style-name="P1" draw:layer="layout" svg:x1="11.953cm" svg:y1="5.445cm" svg:x2="11.953cm" svg:y2="13.065cm">
          <text:p/>
        </draw:line>
        <draw:line draw:style-name="gr1" draw:text-style-name="P1" draw:layer="layout" svg:x1="15.763cm" svg:y1="9.255cm" svg:x2="8.143cm" svg:y2="9.255cm">
          <text:p/>
        </draw:line>
        <draw:circle draw:style-name="gr2" draw:text-style-name="P1" draw:layer="layout" svg:width="0.787cm" svg:height="0.787cm" svg:x="11.562cm" svg:y="8.862cm">
          <text:p/>
        </draw:circle>
        <draw:line draw:style-name="gr1" draw:text-style-name="P1" draw:layer="layout" svg:x1="14.811cm" svg:y1="5.445cm" svg:x2="14.811cm" svg:y2="13.065cm">
          <text:p/>
        </draw:line>
        <draw:line draw:style-name="gr1" draw:text-style-name="P1" draw:layer="layout" svg:x1="18.621cm" svg:y1="9.255cm" svg:x2="11.001cm" svg:y2="9.255cm">
          <text:p/>
        </draw:line>
        <draw:circle draw:style-name="gr2" draw:text-style-name="P1" draw:layer="layout" svg:width="0.787cm" svg:height="0.787cm" svg:x="14.42cm" svg:y="8.862cm">
          <text:p/>
        </draw:circle>
      </draw:page>
      <draw:page draw:name="page5" draw:style-name="dp1" draw:master-page-name="Default">
        <draw:rect draw:style-name="gr2" draw:text-style-name="P1" draw:layer="layout" svg:width="35.242cm" svg:height="21.113cm" svg:x="8.62cm" svg:y="4.81cm">
          <text:p/>
        </draw:rect>
        <draw:line draw:style-name="gr7" draw:text-style-name="P1" draw:layer="layout" svg:x1="2.27cm" svg:y1="13.7cm" svg:x2="54.34cm" svg:y2="13.7cm">
          <text:p/>
        </draw:line>
        <draw:line draw:style-name="gr7" draw:text-style-name="P1" draw:layer="layout" svg:x1="34.337cm" svg:y1="3.54cm" svg:x2="34.337cm" svg:y2="27.352cm">
          <text:p/>
        </draw:line>
        <draw:line draw:style-name="gr7" draw:text-style-name="P1" draw:layer="layout" svg:x1="35.607cm" svg:y1="3.54cm" svg:x2="35.607cm" svg:y2="27.352cm">
          <text:p/>
        </draw:line>
        <draw:line draw:style-name="gr7" draw:text-style-name="P1" draw:layer="layout" svg:x1="2.27cm" svg:y1="8.778cm" svg:x2="54.34cm" svg:y2="8.778cm">
          <text:p/>
        </draw:line>
        <draw:line draw:style-name="gr7" draw:text-style-name="P1" draw:layer="layout" svg:x1="2.27cm" svg:y1="12.588cm" svg:x2="54.34cm" svg:y2="12.588cm">
          <text:p/>
        </draw:line>
        <draw:line draw:style-name="gr7" draw:text-style-name="P1" draw:layer="layout" svg:x1="2.27cm" svg:y1="10.683cm" svg:x2="54.34cm" svg:y2="10.683cm">
          <text:p/>
        </draw:line>
        <draw:line draw:style-name="gr7" draw:text-style-name="P1" draw:layer="layout" svg:x1="2.27cm" svg:y1="9.255cm" svg:x2="54.34cm" svg:y2="9.255cm">
          <text:p/>
        </draw:line>
        <draw:line draw:style-name="gr7" draw:text-style-name="P1" draw:layer="layout" svg:x1="28.305cm" svg:y1="3.54cm" svg:x2="28.305cm" svg:y2="27.352cm">
          <text:p/>
        </draw:line>
        <draw:line draw:style-name="gr7" draw:text-style-name="P1" draw:layer="layout" svg:x1="20.05cm" svg:y1="3.54cm" svg:x2="20.05cm" svg:y2="27.352cm">
          <text:p/>
        </draw:line>
        <draw:line draw:style-name="gr7" draw:text-style-name="P1" draw:layer="layout" svg:x1="14.811cm" svg:y1="3.381cm" svg:x2="14.811cm" svg:y2="27.193cm">
          <text:p/>
        </draw:line>
        <draw:line draw:style-name="gr7" draw:text-style-name="P1" draw:layer="layout" svg:x1="11.953cm" svg:y1="3.381cm" svg:x2="11.953cm" svg:y2="27.193cm">
          <text:p/>
        </draw:line>
        <draw:line draw:style-name="gr7" draw:text-style-name="P1" draw:layer="layout" svg:x1="23.542cm" svg:y1="3.54cm" svg:x2="23.542cm" svg:y2="27.352cm">
          <text:p/>
        </draw:line>
        <draw:line draw:style-name="gr7" draw:text-style-name="P1" draw:layer="layout" svg:x1="2.27cm" svg:y1="8.302cm" svg:x2="54.34cm" svg:y2="8.302cm">
          <text:p/>
        </draw:line>
        <draw:line draw:style-name="gr7" draw:text-style-name="P1" draw:layer="layout" svg:x1="2.27cm" svg:y1="10.207cm" svg:x2="54.34cm" svg:y2="10.207cm">
          <text:p/>
        </draw:line>
        <draw:line draw:style-name="gr7" draw:text-style-name="P1" draw:layer="layout" svg:x1="31.797cm" svg:y1="3.54cm" svg:x2="31.797cm" svg:y2="27.352cm">
          <text:p/>
        </draw:line>
        <draw:line draw:style-name="gr7" draw:text-style-name="P1" draw:layer="layout" svg:x1="2.111cm" svg:y1="6.873cm" svg:x2="54.181cm" svg:y2="6.873cm">
          <text:p/>
        </draw:line>
        <draw:line draw:style-name="gr7" draw:text-style-name="P1" draw:layer="layout" svg:x1="22.272cm" svg:y1="3.54cm" svg:x2="22.272cm" svg:y2="27.352cm">
          <text:p/>
        </draw:line>
        <draw:line draw:style-name="gr7" draw:text-style-name="P1" draw:layer="layout" svg:x1="2.428cm" svg:y1="15.605cm" svg:x2="54.498cm" svg:y2="15.605cm">
          <text:p/>
        </draw:line>
        <draw:line draw:style-name="gr7" draw:text-style-name="P1" draw:layer="layout" svg:x1="2.428cm" svg:y1="17.51cm" svg:x2="54.498cm" svg:y2="17.51cm">
          <text:p/>
        </draw:line>
        <draw:line draw:style-name="gr7" draw:text-style-name="P1" draw:layer="layout" svg:x1="2.27cm" svg:y1="19.415cm" svg:x2="54.34cm" svg:y2="19.415cm">
          <text:p/>
        </draw:line>
        <draw:line draw:style-name="gr7" draw:text-style-name="P1" draw:layer="layout" svg:x1="2.27cm" svg:y1="18.145cm" svg:x2="54.34cm" svg:y2="18.145cm">
          <text:p/>
        </draw:line>
        <draw:line draw:style-name="gr7" draw:text-style-name="P1" draw:layer="layout" svg:x1="15.446cm" svg:y1="3.54cm" svg:x2="15.446cm" svg:y2="27.352cm">
          <text:p/>
        </draw:line>
        <draw:line draw:style-name="gr7" draw:text-style-name="P1" draw:layer="layout" svg:x1="37.036cm" svg:y1="2.746cm" svg:x2="37.036cm" svg:y2="26.558cm">
          <text:p/>
        </draw:line>
        <draw:line draw:style-name="gr1" draw:text-style-name="P1" draw:layer="layout" svg:x1="20.05cm" svg:y1="5.445cm" svg:x2="20.05cm" svg:y2="13.065cm">
          <text:p/>
        </draw:line>
        <draw:line draw:style-name="gr1" draw:text-style-name="P1" draw:layer="layout" svg:x1="23.86cm" svg:y1="9.255cm" svg:x2="16.24cm" svg:y2="9.255cm">
          <text:p/>
        </draw:line>
        <draw:rect draw:style-name="gr2" draw:text-style-name="P1" draw:layer="layout" svg:width="5.08cm" svg:height="2.845cm" svg:x="17.51cm" svg:y="7.833cm" draw:corner-radius="0.381cm">
          <text:p/>
        </draw:rect>
        <draw:circle draw:style-name="gr2" draw:text-style-name="P1" draw:layer="layout" svg:width="0.356cm" svg:height="0.356cm" svg:x="21.396cm" svg:y="8.188cm">
          <text:p/>
        </draw:circle>
        <draw:line draw:style-name="gr1" draw:text-style-name="P1" draw:layer="layout" svg:x1="18.526cm" svg:y1="5.445cm" svg:x2="18.526cm" svg:y2="13.065cm">
          <text:p/>
        </draw:line>
        <draw:line draw:style-name="gr1" draw:text-style-name="P1" draw:layer="layout" svg:x1="21.574cm" svg:y1="5.445cm" svg:x2="21.574cm" svg:y2="13.065cm">
          <text:p/>
        </draw:line>
        <draw:line draw:style-name="gr1" draw:text-style-name="P1" draw:layer="layout" svg:x1="17.51cm" svg:y1="8.366cm" svg:x2="22.59cm" svg:y2="8.366cm">
          <text:p/>
        </draw:line>
        <draw:line draw:style-name="gr1" draw:text-style-name="P1" draw:layer="layout" svg:x1="17.51cm" svg:y1="10.144cm" svg:x2="22.59cm" svg:y2="10.144cm">
          <text:p/>
        </draw:line>
        <draw:circle draw:style-name="gr2" draw:text-style-name="P1" draw:layer="layout" svg:width="0.356cm" svg:height="0.356cm" svg:x="18.348cm" svg:y="8.188cm">
          <text:p/>
        </draw:circle>
        <draw:circle draw:style-name="gr2" draw:text-style-name="P1" draw:layer="layout" svg:width="0.356cm" svg:height="0.356cm" svg:x="21.396cm" svg:y="9.966cm">
          <text:p/>
        </draw:circle>
        <draw:circle draw:style-name="gr2" draw:text-style-name="P1" draw:layer="layout" svg:width="0.356cm" svg:height="0.356cm" svg:x="18.348cm" svg:y="9.966cm">
          <text:p/>
        </draw:circle>
        <draw:rect draw:style-name="gr2" draw:text-style-name="P1" draw:layer="layout" svg:width="4.064cm" svg:height="1.321cm" svg:x="18.018cm" svg:y="8.595cm">
          <text:p/>
        </draw:rect>
        <draw:circle draw:style-name="gr2" draw:text-style-name="P1" draw:layer="layout" svg:width="0.356cm" svg:height="0.356cm" svg:x="21.396cm" svg:y="8.188cm">
          <text:p/>
        </draw:circle>
        <draw:circle draw:style-name="gr2" draw:text-style-name="P1" draw:layer="layout" svg:width="0.356cm" svg:height="0.356cm" svg:x="18.348cm" svg:y="8.188cm">
          <text:p/>
        </draw:circle>
        <draw:circle draw:style-name="gr2" draw:text-style-name="P1" draw:layer="layout" svg:width="0.356cm" svg:height="0.356cm" svg:x="21.396cm" svg:y="9.966cm">
          <text:p/>
        </draw:circle>
        <draw:circle draw:style-name="gr2" draw:text-style-name="P1" draw:layer="layout" svg:width="0.356cm" svg:height="0.356cm" svg:x="18.348cm" svg:y="9.966cm">
          <text:p/>
        </draw:circle>
        <draw:line draw:style-name="gr1" draw:text-style-name="P1" draw:layer="layout" svg:x1="28.305cm" svg:y1="5.445cm" svg:x2="28.305cm" svg:y2="13.065cm">
          <text:p/>
        </draw:line>
        <draw:line draw:style-name="gr1" draw:text-style-name="P1" draw:layer="layout" svg:x1="32.115cm" svg:y1="9.255cm" svg:x2="24.495cm" svg:y2="9.255cm">
          <text:p/>
        </draw:line>
        <draw:rect draw:style-name="gr2" draw:text-style-name="P1" draw:layer="layout" svg:width="5.08cm" svg:height="2.845cm" svg:x="25.765cm" svg:y="7.833cm" draw:corner-radius="0.381cm">
          <text:p/>
        </draw:rect>
        <draw:circle draw:style-name="gr2" draw:text-style-name="P1" draw:layer="layout" svg:width="0.356cm" svg:height="0.356cm" svg:x="29.651cm" svg:y="8.188cm">
          <text:p/>
        </draw:circle>
        <draw:line draw:style-name="gr1" draw:text-style-name="P1" draw:layer="layout" svg:x1="26.781cm" svg:y1="5.445cm" svg:x2="26.781cm" svg:y2="13.065cm">
          <text:p/>
        </draw:line>
        <draw:line draw:style-name="gr1" draw:text-style-name="P1" draw:layer="layout" svg:x1="29.829cm" svg:y1="5.445cm" svg:x2="29.829cm" svg:y2="13.065cm">
          <text:p/>
        </draw:line>
        <draw:line draw:style-name="gr1" draw:text-style-name="P1" draw:layer="layout" svg:x1="25.765cm" svg:y1="8.366cm" svg:x2="30.845cm" svg:y2="8.366cm">
          <text:p/>
        </draw:line>
        <draw:line draw:style-name="gr1" draw:text-style-name="P1" draw:layer="layout" svg:x1="25.765cm" svg:y1="10.144cm" svg:x2="30.845cm" svg:y2="10.144cm">
          <text:p/>
        </draw:line>
        <draw:circle draw:style-name="gr2" draw:text-style-name="P1" draw:layer="layout" svg:width="0.356cm" svg:height="0.356cm" svg:x="26.603cm" svg:y="8.188cm">
          <text:p/>
        </draw:circle>
        <draw:circle draw:style-name="gr2" draw:text-style-name="P1" draw:layer="layout" svg:width="0.356cm" svg:height="0.356cm" svg:x="29.651cm" svg:y="9.966cm">
          <text:p/>
        </draw:circle>
        <draw:circle draw:style-name="gr2" draw:text-style-name="P1" draw:layer="layout" svg:width="0.356cm" svg:height="0.356cm" svg:x="26.603cm" svg:y="9.966cm">
          <text:p/>
        </draw:circle>
        <draw:rect draw:style-name="gr2" draw:text-style-name="P1" draw:layer="layout" svg:width="4.064cm" svg:height="1.321cm" svg:x="26.273cm" svg:y="8.595cm">
          <text:p/>
        </draw:rect>
        <draw:circle draw:style-name="gr2" draw:text-style-name="P1" draw:layer="layout" svg:width="0.356cm" svg:height="0.356cm" svg:x="29.651cm" svg:y="8.188cm">
          <text:p/>
        </draw:circle>
        <draw:circle draw:style-name="gr2" draw:text-style-name="P1" draw:layer="layout" svg:width="0.356cm" svg:height="0.356cm" svg:x="26.603cm" svg:y="8.188cm">
          <text:p/>
        </draw:circle>
        <draw:circle draw:style-name="gr2" draw:text-style-name="P1" draw:layer="layout" svg:width="0.356cm" svg:height="0.356cm" svg:x="29.651cm" svg:y="9.966cm">
          <text:p/>
        </draw:circle>
        <draw:circle draw:style-name="gr2" draw:text-style-name="P1" draw:layer="layout" svg:width="0.356cm" svg:height="0.356cm" svg:x="26.603cm" svg:y="9.966cm">
          <text:p/>
        </draw:circle>
        <draw:line draw:style-name="gr1" draw:text-style-name="P1" draw:layer="layout" svg:x1="34.337cm" svg:y1="3.063cm" svg:x2="34.337cm" svg:y2="10.683cm">
          <text:p/>
        </draw:line>
        <draw:line draw:style-name="gr1" draw:text-style-name="P1" draw:layer="layout" svg:x1="38.147cm" svg:y1="6.873cm" svg:x2="30.527cm" svg:y2="6.873cm">
          <text:p/>
        </draw:line>
        <draw:circle draw:style-name="gr2" draw:text-style-name="P1" draw:layer="layout" svg:width="0.66cm" svg:height="0.66cm" svg:x="34.007cm" svg:y="6.543cm">
          <text:p/>
        </draw:circle>
        <draw:circle draw:style-name="gr2" draw:text-style-name="P1" draw:layer="layout" svg:width="1.118cm" svg:height="1.118cm" svg:x="33.778cm" svg:y="6.314cm">
          <text:p/>
        </draw:circle>
        <draw:custom-shape draw:style-name="gr5" draw:text-style-name="P1" draw:layer="layout" svg:width="1.118cm" svg:height="0.965cm" svg:x="33.778cm" svg:y="6.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4.337cm" svg:y1="4.968cm" svg:x2="34.337cm" svg:y2="12.588cm">
          <text:p/>
        </draw:line>
        <draw:line draw:style-name="gr1" draw:text-style-name="P1" draw:layer="layout" svg:x1="38.147cm" svg:y1="8.778cm" svg:x2="30.527cm" svg:y2="8.778cm">
          <text:p/>
        </draw:line>
        <draw:circle draw:style-name="gr2" draw:text-style-name="P1" draw:layer="layout" svg:width="0.66cm" svg:height="0.66cm" svg:x="34.007cm" svg:y="8.448cm">
          <text:p/>
        </draw:circle>
        <draw:circle draw:style-name="gr2" draw:text-style-name="P1" draw:layer="layout" svg:width="1.118cm" svg:height="1.118cm" svg:x="33.778cm" svg:y="8.219cm">
          <text:p/>
        </draw:circle>
        <draw:custom-shape draw:style-name="gr5" draw:text-style-name="P1" draw:layer="layout" svg:width="1.118cm" svg:height="0.965cm" svg:x="33.778cm" svg:y="8.29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4.337cm" svg:y1="6.873cm" svg:x2="34.337cm" svg:y2="14.493cm">
          <text:p/>
        </draw:line>
        <draw:line draw:style-name="gr1" draw:text-style-name="P1" draw:layer="layout" svg:x1="38.147cm" svg:y1="10.683cm" svg:x2="30.527cm" svg:y2="10.683cm">
          <text:p/>
        </draw:line>
        <draw:circle draw:style-name="gr2" draw:text-style-name="P1" draw:layer="layout" svg:width="0.66cm" svg:height="0.66cm" svg:x="34.007cm" svg:y="10.353cm">
          <text:p/>
        </draw:circle>
        <draw:circle draw:style-name="gr2" draw:text-style-name="P1" draw:layer="layout" svg:width="1.118cm" svg:height="1.118cm" svg:x="33.778cm" svg:y="10.124cm">
          <text:p/>
        </draw:circle>
        <draw:custom-shape draw:style-name="gr5" draw:text-style-name="P1" draw:layer="layout" svg:width="1.118cm" svg:height="0.965cm" svg:x="33.778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4.337cm" svg:y1="8.778cm" svg:x2="34.337cm" svg:y2="16.398cm">
          <text:p/>
        </draw:line>
        <draw:line draw:style-name="gr1" draw:text-style-name="P1" draw:layer="layout" svg:x1="38.147cm" svg:y1="12.588cm" svg:x2="30.527cm" svg:y2="12.588cm">
          <text:p/>
        </draw:line>
        <draw:circle draw:style-name="gr2" draw:text-style-name="P1" draw:layer="layout" svg:width="0.66cm" svg:height="0.66cm" svg:x="34.007cm" svg:y="12.258cm">
          <text:p/>
        </draw:circle>
        <draw:circle draw:style-name="gr2" draw:text-style-name="P1" draw:layer="layout" svg:width="1.118cm" svg:height="1.118cm" svg:x="33.778cm" svg:y="12.029cm">
          <text:p/>
        </draw:circle>
        <draw:custom-shape draw:style-name="gr5" draw:text-style-name="P1" draw:layer="layout" svg:width="1.118cm" svg:height="0.965cm" svg:x="33.778cm" svg:y="12.1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1.797cm" svg:y1="4.492cm" svg:x2="31.797cm" svg:y2="12.112cm">
          <text:p/>
        </draw:line>
        <draw:line draw:style-name="gr1" draw:text-style-name="P1" draw:layer="layout" svg:x1="35.607cm" svg:y1="8.302cm" svg:x2="27.987cm" svg:y2="8.302cm">
          <text:p/>
        </draw:line>
        <draw:circle draw:style-name="gr2" draw:text-style-name="P1" draw:layer="layout" svg:width="0.66cm" svg:height="0.66cm" svg:x="31.467cm" svg:y="7.972cm">
          <text:p/>
        </draw:circle>
        <draw:circle draw:style-name="gr2" draw:text-style-name="P1" draw:layer="layout" svg:width="1.118cm" svg:height="1.118cm" svg:x="31.238cm" svg:y="7.743cm">
          <text:p/>
        </draw:circle>
        <draw:custom-shape draw:style-name="gr5" draw:text-style-name="P1" draw:layer="layout" svg:width="1.118cm" svg:height="0.965cm" svg:x="31.238cm" svg:y="7.8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1.797cm" svg:y1="6.397cm" svg:x2="31.797cm" svg:y2="14.017cm">
          <text:p/>
        </draw:line>
        <draw:line draw:style-name="gr1" draw:text-style-name="P1" draw:layer="layout" svg:x1="35.607cm" svg:y1="10.207cm" svg:x2="27.987cm" svg:y2="10.207cm">
          <text:p/>
        </draw:line>
        <draw:circle draw:style-name="gr2" draw:text-style-name="P1" draw:layer="layout" svg:width="0.66cm" svg:height="0.66cm" svg:x="31.467cm" svg:y="9.877cm">
          <text:p/>
        </draw:circle>
        <draw:circle draw:style-name="gr2" draw:text-style-name="P1" draw:layer="layout" svg:width="1.118cm" svg:height="1.118cm" svg:x="31.238cm" svg:y="9.648cm">
          <text:p/>
        </draw:circle>
        <draw:custom-shape draw:style-name="gr5" draw:text-style-name="P1" draw:layer="layout" svg:width="1.118cm" svg:height="0.965cm" svg:x="31.238cm" svg:y="9.7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3.542cm" svg:y1="4.492cm" svg:x2="23.542cm" svg:y2="12.112cm">
          <text:p/>
        </draw:line>
        <draw:line draw:style-name="gr1" draw:text-style-name="P1" draw:layer="layout" svg:x1="27.352cm" svg:y1="8.302cm" svg:x2="19.732cm" svg:y2="8.302cm">
          <text:p/>
        </draw:line>
        <draw:circle draw:style-name="gr2" draw:text-style-name="P1" draw:layer="layout" svg:width="0.66cm" svg:height="0.66cm" svg:x="23.212cm" svg:y="7.972cm">
          <text:p/>
        </draw:circle>
        <draw:circle draw:style-name="gr2" draw:text-style-name="P1" draw:layer="layout" svg:width="1.118cm" svg:height="1.118cm" svg:x="22.983cm" svg:y="7.743cm">
          <text:p/>
        </draw:circle>
        <draw:custom-shape draw:style-name="gr5" draw:text-style-name="P1" draw:layer="layout" svg:width="1.118cm" svg:height="0.965cm" svg:x="22.983cm" svg:y="7.8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3.542cm" svg:y1="6.397cm" svg:x2="23.542cm" svg:y2="14.017cm">
          <text:p/>
        </draw:line>
        <draw:line draw:style-name="gr1" draw:text-style-name="P1" draw:layer="layout" svg:x1="27.352cm" svg:y1="10.207cm" svg:x2="19.732cm" svg:y2="10.207cm">
          <text:p/>
        </draw:line>
        <draw:circle draw:style-name="gr2" draw:text-style-name="P1" draw:layer="layout" svg:width="0.66cm" svg:height="0.66cm" svg:x="23.212cm" svg:y="9.877cm">
          <text:p/>
        </draw:circle>
        <draw:circle draw:style-name="gr2" draw:text-style-name="P1" draw:layer="layout" svg:width="1.118cm" svg:height="1.118cm" svg:x="22.983cm" svg:y="9.648cm">
          <text:p/>
        </draw:circle>
        <draw:custom-shape draw:style-name="gr5" draw:text-style-name="P1" draw:layer="layout" svg:width="1.118cm" svg:height="0.965cm" svg:x="22.983cm" svg:y="9.7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1.953cm" svg:y1="6.873cm" svg:x2="11.953cm" svg:y2="14.493cm">
          <text:p/>
        </draw:line>
        <draw:line draw:style-name="gr1" draw:text-style-name="P1" draw:layer="layout" svg:x1="15.763cm" svg:y1="10.683cm" svg:x2="8.143cm" svg:y2="10.683cm">
          <text:p/>
        </draw:line>
        <draw:circle draw:style-name="gr2" draw:text-style-name="P1" draw:layer="layout" svg:width="0.66cm" svg:height="0.66cm" svg:x="11.623cm" svg:y="10.353cm">
          <text:p/>
        </draw:circle>
        <draw:circle draw:style-name="gr2" draw:text-style-name="P1" draw:layer="layout" svg:width="1.118cm" svg:height="1.118cm" svg:x="11.394cm" svg:y="10.124cm">
          <text:p/>
        </draw:circle>
        <draw:custom-shape draw:style-name="gr5" draw:text-style-name="P1" draw:layer="layout" svg:width="1.118cm" svg:height="0.965cm" svg:x="11.394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4.811cm" svg:y1="6.873cm" svg:x2="14.811cm" svg:y2="14.493cm">
          <text:p/>
        </draw:line>
        <draw:line draw:style-name="gr1" draw:text-style-name="P1" draw:layer="layout" svg:x1="18.621cm" svg:y1="10.683cm" svg:x2="11.001cm" svg:y2="10.683cm">
          <text:p/>
        </draw:line>
        <draw:circle draw:style-name="gr2" draw:text-style-name="P1" draw:layer="layout" svg:width="0.66cm" svg:height="0.66cm" svg:x="14.481cm" svg:y="10.353cm">
          <text:p/>
        </draw:circle>
        <draw:circle draw:style-name="gr2" draw:text-style-name="P1" draw:layer="layout" svg:width="1.118cm" svg:height="1.118cm" svg:x="14.252cm" svg:y="10.124cm">
          <text:p/>
        </draw:circle>
        <draw:custom-shape draw:style-name="gr5" draw:text-style-name="P1" draw:layer="layout" svg:width="1.118cm" svg:height="0.965cm" svg:x="14.252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1.955cm" svg:y1="11.795cm" svg:x2="21.955cm" svg:y2="19.415cm">
          <text:p/>
        </draw:line>
        <draw:line draw:style-name="gr1" draw:text-style-name="P1" draw:layer="layout" svg:x1="25.765cm" svg:y1="15.605cm" svg:x2="18.145cm" svg:y2="15.605cm">
          <text:p/>
        </draw:line>
        <draw:circle draw:style-name="gr2" draw:text-style-name="P1" draw:layer="layout" svg:width="0.66cm" svg:height="0.66cm" svg:x="21.943cm" svg:y="15.273cm">
          <text:p/>
        </draw:circle>
        <draw:circle draw:style-name="gr2" draw:text-style-name="P1" draw:layer="layout" svg:width="1.118cm" svg:height="1.118cm" svg:x="21.714cm" svg:y="15.044cm">
          <text:p/>
        </draw:circle>
        <draw:custom-shape draw:style-name="gr5" draw:text-style-name="P1" draw:layer="layout" svg:width="1.118cm" svg:height="0.965cm" svg:x="21.714cm" svg:y="15.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2.273cm" svg:y1="15.603cm" svg:x2="22.273cm" svg:y2="23.223cm">
          <text:p/>
        </draw:line>
        <draw:line draw:style-name="gr1" draw:text-style-name="P1" draw:layer="layout" svg:x1="25.765cm" svg:y1="19.415cm" svg:x2="18.145cm" svg:y2="19.415cm">
          <text:p/>
        </draw:line>
        <draw:circle draw:style-name="gr2" draw:text-style-name="P1" draw:layer="layout" svg:width="0.66cm" svg:height="0.66cm" svg:x="21.943cm" svg:y="19.083cm">
          <text:p/>
        </draw:circle>
        <draw:circle draw:style-name="gr2" draw:text-style-name="P1" draw:layer="layout" svg:width="1.118cm" svg:height="1.118cm" svg:x="21.714cm" svg:y="18.854cm">
          <text:p/>
        </draw:circle>
        <draw:custom-shape draw:style-name="gr5" draw:text-style-name="P1" draw:layer="layout" svg:width="1.118cm" svg:height="0.965cm" svg:x="21.714cm" svg:y="18.9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1.955cm" svg:y1="13.7cm" svg:x2="21.955cm" svg:y2="21.32cm">
          <text:p/>
        </draw:line>
        <draw:line draw:style-name="gr1" draw:text-style-name="P1" draw:layer="layout" svg:x1="25.765cm" svg:y1="17.51cm" svg:x2="18.145cm" svg:y2="17.51cm">
          <text:p/>
        </draw:line>
        <draw:circle draw:style-name="gr2" draw:text-style-name="P1" draw:layer="layout" svg:width="0.66cm" svg:height="0.66cm" svg:x="21.943cm" svg:y="17.178cm">
          <text:p/>
        </draw:circle>
        <draw:circle draw:style-name="gr2" draw:text-style-name="P1" draw:layer="layout" svg:width="1.118cm" svg:height="1.118cm" svg:x="21.714cm" svg:y="16.949cm">
          <text:p/>
        </draw:circle>
        <draw:custom-shape draw:style-name="gr5" draw:text-style-name="P1" draw:layer="layout" svg:width="1.118cm" svg:height="0.965cm" svg:x="21.714cm" svg:y="17.0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7.036cm" svg:y1="14.335cm" svg:x2="37.036cm" svg:y2="21.955cm">
          <text:p/>
        </draw:line>
        <draw:line draw:style-name="gr1" draw:text-style-name="P1" draw:layer="layout" svg:x1="40.846cm" svg:y1="18.145cm" svg:x2="33.226cm" svg:y2="18.145cm">
          <text:p/>
        </draw:line>
        <draw:circle draw:style-name="gr2" draw:text-style-name="P1" draw:layer="layout" svg:width="2.794cm" svg:height="2.794cm" svg:x="35.639cm" svg:y="16.748cm">
          <text:p/>
        </draw:circle>
        <draw:circle draw:style-name="gr2" draw:text-style-name="P1" draw:layer="layout" svg:width="2.21cm" svg:height="2.21cm" svg:x="35.944cm" svg:y="17.053cm">
          <text:p/>
        </draw:circle>
        <draw:circle draw:style-name="gr2" draw:text-style-name="P1" draw:layer="layout" svg:width="3.302cm" svg:height="3.302cm" svg:x="35.385cm" svg:y="16.494cm">
          <text:p/>
        </draw:circle>
        <draw:line draw:style-name="gr1" draw:text-style-name="P1" draw:layer="layout" svg:x1="15.446cm" svg:y1="14.333cm" svg:x2="15.446cm" svg:y2="21.953cm">
          <text:p/>
        </draw:line>
        <draw:line draw:style-name="gr1" draw:text-style-name="P1" draw:layer="layout" svg:x1="19.256cm" svg:y1="18.143cm" svg:x2="11.636cm" svg:y2="18.143cm">
          <text:p/>
        </draw:line>
        <draw:circle draw:style-name="gr2" draw:text-style-name="P1" draw:layer="layout" svg:width="2.794cm" svg:height="2.794cm" svg:x="14.049cm" svg:y="16.746cm">
          <text:p/>
        </draw:circle>
        <draw:circle draw:style-name="gr2" draw:text-style-name="P1" draw:layer="layout" svg:width="2.21cm" svg:height="2.21cm" svg:x="14.354cm" svg:y="17.051cm">
          <text:p/>
        </draw:circle>
        <draw:circle draw:style-name="gr2" draw:text-style-name="P1" draw:layer="layout" svg:width="3.302cm" svg:height="3.302cm" svg:x="13.795cm" svg:y="16.492cm">
          <text:p/>
        </draw:circle>
        <draw:line draw:style-name="gr1" draw:text-style-name="P1" draw:layer="layout" svg:x1="23.225cm" svg:y1="11.795cm" svg:x2="23.225cm" svg:y2="19.415cm">
          <text:p/>
        </draw:line>
        <draw:line draw:style-name="gr1" draw:text-style-name="P1" draw:layer="layout" svg:x1="27.035cm" svg:y1="15.605cm" svg:x2="19.415cm" svg:y2="15.605cm">
          <text:p/>
        </draw:line>
        <draw:circle draw:style-name="gr2" draw:text-style-name="P1" draw:layer="layout" svg:width="0.787cm" svg:height="0.787cm" svg:x="23.152cm" svg:y="15.21cm">
          <text:p/>
        </draw:circle>
        <draw:line draw:style-name="gr1" draw:text-style-name="P1" draw:layer="layout" svg:x1="23.225cm" svg:y1="13.7cm" svg:x2="23.225cm" svg:y2="21.32cm">
          <text:p/>
        </draw:line>
        <draw:line draw:style-name="gr1" draw:text-style-name="P1" draw:layer="layout" svg:x1="27.035cm" svg:y1="17.51cm" svg:x2="19.415cm" svg:y2="17.51cm">
          <text:p/>
        </draw:line>
        <draw:circle draw:style-name="gr2" draw:text-style-name="P1" draw:layer="layout" svg:width="0.787cm" svg:height="0.787cm" svg:x="23.152cm" svg:y="17.115cm">
          <text:p/>
        </draw:circle>
        <draw:line draw:style-name="gr1" draw:text-style-name="P1" draw:layer="layout" svg:x1="23.543cm" svg:y1="15.603cm" svg:x2="23.543cm" svg:y2="23.223cm">
          <text:p/>
        </draw:line>
        <draw:line draw:style-name="gr1" draw:text-style-name="P1" draw:layer="layout" svg:x1="27.035cm" svg:y1="19.415cm" svg:x2="19.415cm" svg:y2="19.415cm">
          <text:p/>
        </draw:line>
        <draw:circle draw:style-name="gr2" draw:text-style-name="P1" draw:layer="layout" svg:width="0.787cm" svg:height="0.787cm" svg:x="23.152cm" svg:y="19.02cm">
          <text:p/>
        </draw:circle>
        <draw:line draw:style-name="gr1" draw:text-style-name="P1" draw:layer="layout" svg:x1="35.607cm" svg:y1="3.063cm" svg:x2="35.607cm" svg:y2="10.683cm">
          <text:p/>
        </draw:line>
        <draw:line draw:style-name="gr1" draw:text-style-name="P1" draw:layer="layout" svg:x1="39.417cm" svg:y1="6.873cm" svg:x2="31.797cm" svg:y2="6.873cm">
          <text:p/>
        </draw:line>
        <draw:circle draw:style-name="gr2" draw:text-style-name="P1" draw:layer="layout" svg:width="0.787cm" svg:height="0.787cm" svg:x="35.216cm" svg:y="6.48cm">
          <text:p/>
        </draw:circle>
        <draw:line draw:style-name="gr1" draw:text-style-name="P1" draw:layer="layout" svg:x1="35.607cm" svg:y1="4.968cm" svg:x2="35.607cm" svg:y2="12.588cm">
          <text:p/>
        </draw:line>
        <draw:line draw:style-name="gr1" draw:text-style-name="P1" draw:layer="layout" svg:x1="39.417cm" svg:y1="8.778cm" svg:x2="31.797cm" svg:y2="8.778cm">
          <text:p/>
        </draw:line>
        <draw:circle draw:style-name="gr2" draw:text-style-name="P1" draw:layer="layout" svg:width="0.787cm" svg:height="0.787cm" svg:x="35.216cm" svg:y="8.385cm">
          <text:p/>
        </draw:circle>
        <draw:line draw:style-name="gr1" draw:text-style-name="P1" draw:layer="layout" svg:x1="35.607cm" svg:y1="6.873cm" svg:x2="35.607cm" svg:y2="14.493cm">
          <text:p/>
        </draw:line>
        <draw:line draw:style-name="gr1" draw:text-style-name="P1" draw:layer="layout" svg:x1="39.417cm" svg:y1="10.683cm" svg:x2="31.797cm" svg:y2="10.683cm">
          <text:p/>
        </draw:line>
        <draw:circle draw:style-name="gr2" draw:text-style-name="P1" draw:layer="layout" svg:width="0.787cm" svg:height="0.787cm" svg:x="35.216cm" svg:y="10.29cm">
          <text:p/>
        </draw:circle>
        <draw:line draw:style-name="gr1" draw:text-style-name="P1" draw:layer="layout" svg:x1="35.607cm" svg:y1="8.778cm" svg:x2="35.607cm" svg:y2="16.398cm">
          <text:p/>
        </draw:line>
        <draw:line draw:style-name="gr1" draw:text-style-name="P1" draw:layer="layout" svg:x1="39.417cm" svg:y1="12.588cm" svg:x2="31.797cm" svg:y2="12.588cm">
          <text:p/>
        </draw:line>
        <draw:circle draw:style-name="gr2" draw:text-style-name="P1" draw:layer="layout" svg:width="0.787cm" svg:height="0.787cm" svg:x="35.216cm" svg:y="12.195cm">
          <text:p/>
        </draw:circle>
        <draw:line draw:style-name="gr1" draw:text-style-name="P1" draw:layer="layout" svg:x1="11.953cm" svg:y1="5.445cm" svg:x2="11.953cm" svg:y2="13.065cm">
          <text:p/>
        </draw:line>
        <draw:line draw:style-name="gr1" draw:text-style-name="P1" draw:layer="layout" svg:x1="15.763cm" svg:y1="9.255cm" svg:x2="8.143cm" svg:y2="9.255cm">
          <text:p/>
        </draw:line>
        <draw:circle draw:style-name="gr2" draw:text-style-name="P1" draw:layer="layout" svg:width="0.787cm" svg:height="0.787cm" svg:x="11.562cm" svg:y="8.862cm">
          <text:p/>
        </draw:circle>
        <draw:line draw:style-name="gr1" draw:text-style-name="P1" draw:layer="layout" svg:x1="14.811cm" svg:y1="5.445cm" svg:x2="14.811cm" svg:y2="13.065cm">
          <text:p/>
        </draw:line>
        <draw:line draw:style-name="gr1" draw:text-style-name="P1" draw:layer="layout" svg:x1="18.621cm" svg:y1="9.255cm" svg:x2="11.001cm" svg:y2="9.255cm">
          <text:p/>
        </draw:line>
        <draw:circle draw:style-name="gr2" draw:text-style-name="P1" draw:layer="layout" svg:width="0.787cm" svg:height="0.787cm" svg:x="14.42cm" svg:y="8.862cm">
          <text:p/>
        </draw:circle>
        <draw:rect draw:style-name="gr2" draw:text-style-name="P1" draw:layer="layout" svg:width="6.349cm" svg:height="7.461cm" svg:x="10.207cm" svg:y="6.082cm">
          <text:p/>
        </draw:rect>
        <draw:rect draw:style-name="gr2" draw:text-style-name="P1" draw:layer="layout" svg:width="2.54cm" svg:height="4.923cm" svg:x="10.683cm" svg:y="7.985cm">
          <text:p/>
        </draw:rect>
        <draw:rect draw:style-name="gr2" draw:text-style-name="P1" draw:layer="layout" svg:width="2.54cm" svg:height="4.923cm" svg:x="13.541cm" svg:y="7.985cm">
          <text:p/>
        </draw:rect>
        <draw:rect draw:style-name="gr2" draw:text-style-name="P1" draw:layer="layout" svg:width="7.779cm" svg:height="6.351cm" svg:x="17.033cm" svg:y="6.081cm">
          <text:p/>
        </draw:rect>
        <draw:rect draw:style-name="gr2" draw:text-style-name="P1" draw:layer="layout" svg:width="8.732cm" svg:height="1.586cm" svg:x="33.543cm" svg:y="6.081cm">
          <text:p/>
        </draw:rect>
        <draw:rect draw:style-name="gr2" draw:text-style-name="P1" draw:layer="layout" svg:width="10.477cm" svg:height="7.937cm" svg:x="10.208cm" svg:y="14.176cm">
          <text:p/>
        </draw:rect>
        <draw:rect draw:style-name="gr2" draw:text-style-name="P1" draw:layer="layout" svg:width="10.478cm" svg:height="6.665cm" svg:x="21.002cm" svg:y="14.178cm">
          <text:p/>
        </draw:rect>
        <draw:rect draw:style-name="gr2" draw:text-style-name="P1" draw:layer="layout" svg:width="7.779cm" svg:height="6.351cm" svg:x="25.288cm" svg:y="6.082cm">
          <text:p/>
        </draw:rect>
        <draw:rect draw:style-name="gr2" draw:text-style-name="P1" draw:layer="layout" svg:width="8.732cm" svg:height="1.586cm" svg:x="33.543cm" svg:y="7.986cm">
          <text:p/>
        </draw:rect>
        <draw:rect draw:style-name="gr2" draw:text-style-name="P1" draw:layer="layout" svg:width="8.732cm" svg:height="1.586cm" svg:x="33.543cm" svg:y="9.891cm">
          <text:p/>
        </draw:rect>
        <draw:rect draw:style-name="gr2" draw:text-style-name="P1" draw:layer="layout" svg:width="8.732cm" svg:height="1.586cm" svg:x="33.543cm" svg:y="11.796cm">
          <text:p/>
        </draw:rect>
        <draw:rect draw:style-name="gr2" draw:text-style-name="P1" draw:layer="layout" svg:width="10.477cm" svg:height="2.222cm" draw:transform="rotate (3.1415926535892) translate (20.684cm 24.335cm)">
          <text:p/>
        </draw:rect>
        <draw:rect draw:style-name="gr2" draw:text-style-name="P1" draw:layer="layout" svg:width="10.318cm" svg:height="7.934cm" svg:x="31.957cm" svg:y="14.179cm">
          <text:p/>
        </draw:rect>
        <draw:rect draw:style-name="gr2" draw:text-style-name="P1" draw:layer="layout" svg:width="10.477cm" svg:height="2.222cm" draw:transform="rotate (3.1415926535892) translate (42.433cm 24.338cm)">
          <text:p/>
        </draw:rect>
        <draw:rect draw:style-name="gr1" draw:text-style-name="P1" draw:layer="layout" svg:width="0.635cm" svg:height="0.635cm" svg:x="7.508cm" svg:y="14.335cm">
          <text:p/>
        </draw:rect>
      </draw:page>
      <draw:page draw:name="page6" draw:style-name="dp1" draw:master-page-name="Default">
        <draw:rect draw:style-name="gr2" draw:text-style-name="P1" draw:layer="layout" svg:width="33.972cm" svg:height="21.113cm" svg:x="1cm" svg:y="1cm">
          <text:p/>
        </draw:rect>
        <draw:rect draw:style-name="gr2" draw:text-style-name="P1" draw:layer="layout" svg:width="5.08cm" svg:height="2.845cm" svg:x="9.255cm" svg:y="5.293cm" draw:corner-radius="0.381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rect draw:style-name="gr2" draw:text-style-name="P1" draw:layer="layout" svg:width="4.064cm" svg:height="1.321cm" svg:x="9.763cm" svg:y="6.055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rect draw:style-name="gr2" draw:text-style-name="P1" draw:layer="layout" svg:width="5.08cm" svg:height="2.845cm" svg:x="17.51cm" svg:y="5.293cm" draw:corner-radius="0.381cm">
          <text:p/>
        </draw:rect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rect draw:style-name="gr2" draw:text-style-name="P1" draw:layer="layout" svg:width="4.064cm" svg:height="1.321cm" svg:x="18.018cm" svg:y="6.055cm">
          <text:p/>
        </draw:rect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circle draw:style-name="gr2" draw:text-style-name="P1" draw:layer="layout" svg:width="0.66cm" svg:height="0.66cm" svg:x="25.752cm" svg:y="3.368cm">
          <text:p/>
        </draw:circle>
        <draw:circle draw:style-name="gr2" draw:text-style-name="P1" draw:layer="layout" svg:width="1.118cm" svg:height="1.118cm" svg:x="25.523cm" svg:y="3.139cm">
          <text:p/>
        </draw:circle>
        <draw:custom-shape draw:style-name="gr5" draw:text-style-name="P1" draw:layer="layout" svg:width="1.118cm" svg:height="0.965cm" svg:x="25.523cm" svg:y="3.21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5.273cm">
          <text:p/>
        </draw:circle>
        <draw:circle draw:style-name="gr2" draw:text-style-name="P1" draw:layer="layout" svg:width="1.118cm" svg:height="1.118cm" svg:x="25.523cm" svg:y="5.044cm">
          <text:p/>
        </draw:circle>
        <draw:custom-shape draw:style-name="gr5" draw:text-style-name="P1" draw:layer="layout" svg:width="1.118cm" svg:height="0.965cm" svg:x="25.523cm" svg:y="5.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7.178cm">
          <text:p/>
        </draw:circle>
        <draw:circle draw:style-name="gr2" draw:text-style-name="P1" draw:layer="layout" svg:width="1.118cm" svg:height="1.118cm" svg:x="25.523cm" svg:y="6.949cm">
          <text:p/>
        </draw:circle>
        <draw:custom-shape draw:style-name="gr5" draw:text-style-name="P1" draw:layer="layout" svg:width="1.118cm" svg:height="0.965cm" svg:x="25.523cm" svg:y="7.0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9.083cm">
          <text:p/>
        </draw:circle>
        <draw:circle draw:style-name="gr2" draw:text-style-name="P1" draw:layer="layout" svg:width="1.118cm" svg:height="1.118cm" svg:x="25.523cm" svg:y="8.854cm">
          <text:p/>
        </draw:circle>
        <draw:custom-shape draw:style-name="gr5" draw:text-style-name="P1" draw:layer="layout" svg:width="1.118cm" svg:height="0.965cm" svg:x="25.523cm" svg:y="8.9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212cm" svg:y="5.432cm">
          <text:p/>
        </draw:circle>
        <draw:circle draw:style-name="gr2" draw:text-style-name="P1" draw:layer="layout" svg:width="1.118cm" svg:height="1.118cm" svg:x="22.983cm" svg:y="5.203cm">
          <text:p/>
        </draw:circle>
        <draw:custom-shape draw:style-name="gr5" draw:text-style-name="P1" draw:layer="layout" svg:width="1.118cm" svg:height="0.965cm" svg:x="22.983cm" svg:y="5.2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212cm" svg:y="7.337cm">
          <text:p/>
        </draw:circle>
        <draw:circle draw:style-name="gr2" draw:text-style-name="P1" draw:layer="layout" svg:width="1.118cm" svg:height="1.118cm" svg:x="22.983cm" svg:y="7.108cm">
          <text:p/>
        </draw:circle>
        <draw:custom-shape draw:style-name="gr5" draw:text-style-name="P1" draw:layer="layout" svg:width="1.118cm" svg:height="0.965cm" svg:x="22.983cm" svg:y="7.1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4.957cm" svg:y="5.432cm">
          <text:p/>
        </draw:circle>
        <draw:circle draw:style-name="gr2" draw:text-style-name="P1" draw:layer="layout" svg:width="1.118cm" svg:height="1.118cm" svg:x="14.728cm" svg:y="5.203cm">
          <text:p/>
        </draw:circle>
        <draw:custom-shape draw:style-name="gr5" draw:text-style-name="P1" draw:layer="layout" svg:width="1.118cm" svg:height="0.965cm" svg:x="14.728cm" svg:y="5.2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4.957cm" svg:y="7.337cm">
          <text:p/>
        </draw:circle>
        <draw:circle draw:style-name="gr2" draw:text-style-name="P1" draw:layer="layout" svg:width="1.118cm" svg:height="1.118cm" svg:x="14.728cm" svg:y="7.108cm">
          <text:p/>
        </draw:circle>
        <draw:custom-shape draw:style-name="gr5" draw:text-style-name="P1" draw:layer="layout" svg:width="1.118cm" svg:height="0.965cm" svg:x="14.728cm" svg:y="7.1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3.368cm" svg:y="7.178cm">
          <text:p/>
        </draw:circle>
        <draw:circle draw:style-name="gr2" draw:text-style-name="P1" draw:layer="layout" svg:width="1.118cm" svg:height="1.118cm" svg:x="3.139cm" svg:y="6.949cm">
          <text:p/>
        </draw:circle>
        <draw:custom-shape draw:style-name="gr5" draw:text-style-name="P1" draw:layer="layout" svg:width="1.118cm" svg:height="0.965cm" svg:x="3.139cm" svg:y="7.0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6.226cm" svg:y="7.178cm">
          <text:p/>
        </draw:circle>
        <draw:circle draw:style-name="gr2" draw:text-style-name="P1" draw:layer="layout" svg:width="1.118cm" svg:height="1.118cm" svg:x="5.997cm" svg:y="6.949cm">
          <text:p/>
        </draw:circle>
        <draw:custom-shape draw:style-name="gr5" draw:text-style-name="P1" draw:layer="layout" svg:width="1.118cm" svg:height="0.965cm" svg:x="5.997cm" svg:y="7.0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3.846cm" svg:y="12.098cm">
          <text:p/>
        </draw:circle>
        <draw:circle draw:style-name="gr2" draw:text-style-name="P1" draw:layer="layout" svg:width="1.118cm" svg:height="1.118cm" svg:x="13.617cm" svg:y="11.869cm">
          <text:p/>
        </draw:circle>
        <draw:custom-shape draw:style-name="gr5" draw:text-style-name="P1" draw:layer="layout" svg:width="1.118cm" svg:height="0.965cm" svg:x="13.617cm" svg:y="11.9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3.846cm" svg:y="15.908cm">
          <text:p/>
        </draw:circle>
        <draw:circle draw:style-name="gr2" draw:text-style-name="P1" draw:layer="layout" svg:width="1.118cm" svg:height="1.118cm" svg:x="13.617cm" svg:y="15.679cm">
          <text:p/>
        </draw:circle>
        <draw:custom-shape draw:style-name="gr5" draw:text-style-name="P1" draw:layer="layout" svg:width="1.118cm" svg:height="0.965cm" svg:x="13.617cm" svg:y="15.7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3.846cm" svg:y="14.003cm">
          <text:p/>
        </draw:circle>
        <draw:circle draw:style-name="gr2" draw:text-style-name="P1" draw:layer="layout" svg:width="1.118cm" svg:height="1.118cm" svg:x="13.617cm" svg:y="13.774cm">
          <text:p/>
        </draw:circle>
        <draw:custom-shape draw:style-name="gr5" draw:text-style-name="P1" draw:layer="layout" svg:width="1.118cm" svg:height="0.965cm" svg:x="13.617cm" svg:y="13.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2.794cm" svg:height="2.794cm" svg:x="27.384cm" svg:y="13.573cm">
          <text:p/>
        </draw:circle>
        <draw:circle draw:style-name="gr2" draw:text-style-name="P1" draw:layer="layout" svg:width="2.21cm" svg:height="2.21cm" svg:x="27.689cm" svg:y="13.878cm">
          <text:p/>
        </draw:circle>
        <draw:circle draw:style-name="gr2" draw:text-style-name="P1" draw:layer="layout" svg:width="3.302cm" svg:height="3.302cm" svg:x="27.13cm" svg:y="13.319cm">
          <text:p/>
        </draw:circle>
        <draw:circle draw:style-name="gr2" draw:text-style-name="P1" draw:layer="layout" svg:width="2.794cm" svg:height="2.794cm" svg:x="5.794cm" svg:y="13.571cm">
          <text:p/>
        </draw:circle>
        <draw:circle draw:style-name="gr2" draw:text-style-name="P1" draw:layer="layout" svg:width="2.21cm" svg:height="2.21cm" svg:x="6.099cm" svg:y="13.876cm">
          <text:p/>
        </draw:circle>
        <draw:circle draw:style-name="gr2" draw:text-style-name="P1" draw:layer="layout" svg:width="3.302cm" svg:height="3.302cm" svg:x="5.54cm" svg:y="13.317cm">
          <text:p/>
        </draw:circle>
        <draw:circle draw:style-name="gr2" draw:text-style-name="P1" draw:layer="layout" svg:width="0.787cm" svg:height="0.787cm" svg:x="15.055cm" svg:y="12.035cm">
          <text:p/>
        </draw:circle>
        <draw:circle draw:style-name="gr2" draw:text-style-name="P1" draw:layer="layout" svg:width="0.787cm" svg:height="0.787cm" svg:x="15.055cm" svg:y="13.94cm">
          <text:p/>
        </draw:circle>
        <draw:circle draw:style-name="gr2" draw:text-style-name="P1" draw:layer="layout" svg:width="0.787cm" svg:height="0.787cm" svg:x="15.055cm" svg:y="15.845cm">
          <text:p/>
        </draw:circle>
        <draw:circle draw:style-name="gr2" draw:text-style-name="P1" draw:layer="layout" svg:width="0.787cm" svg:height="0.787cm" svg:x="26.961cm" svg:y="3.305cm">
          <text:p/>
        </draw:circle>
        <draw:circle draw:style-name="gr2" draw:text-style-name="P1" draw:layer="layout" svg:width="0.787cm" svg:height="0.787cm" svg:x="26.961cm" svg:y="5.21cm">
          <text:p/>
        </draw:circle>
        <draw:circle draw:style-name="gr2" draw:text-style-name="P1" draw:layer="layout" svg:width="0.787cm" svg:height="0.787cm" svg:x="26.961cm" svg:y="7.115cm">
          <text:p/>
        </draw:circle>
        <draw:circle draw:style-name="gr2" draw:text-style-name="P1" draw:layer="layout" svg:width="0.787cm" svg:height="0.787cm" svg:x="26.961cm" svg:y="9.02cm">
          <text:p/>
        </draw:circle>
        <draw:circle draw:style-name="gr2" draw:text-style-name="P1" draw:layer="layout" svg:width="0.787cm" svg:height="0.787cm" svg:x="3.307cm" svg:y="5.687cm">
          <text:p/>
        </draw:circle>
        <draw:circle draw:style-name="gr2" draw:text-style-name="P1" draw:layer="layout" svg:width="0.787cm" svg:height="0.787cm" svg:x="6.165cm" svg:y="5.687cm">
          <text:p/>
        </draw:circle>
        <draw:rect draw:style-name="gr8" draw:text-style-name="P1" draw:layer="layout" svg:width="6.349cm" svg:height="7.461cm" svg:x="1.952cm" svg:y="2.906cm" draw:corner-radius="0.381cm">
          <text:p/>
        </draw:rect>
        <draw:rect draw:style-name="gr8" draw:text-style-name="P1" draw:layer="layout" svg:width="2.54cm" svg:height="4.923cm" svg:x="2.428cm" svg:y="4.809cm" draw:corner-radius="0.381cm">
          <text:p/>
        </draw:rect>
        <draw:rect draw:style-name="gr8" draw:text-style-name="P1" draw:layer="layout" svg:width="2.54cm" svg:height="4.923cm" svg:x="5.286cm" svg:y="4.809cm" draw:corner-radius="0.381cm">
          <text:p/>
        </draw:rect>
        <draw:rect draw:style-name="gr8" draw:text-style-name="P1" draw:layer="layout" svg:width="7.779cm" svg:height="6.19cm" svg:x="8.778cm" svg:y="2.905cm" draw:corner-radius="0.381cm">
          <text:p/>
        </draw:rect>
        <draw:rect draw:style-name="gr8" draw:text-style-name="P1" draw:layer="layout" svg:width="8.732cm" svg:height="1.586cm" svg:x="25.288cm" svg:y="2.905cm" draw:corner-radius="0.381cm">
          <text:p/>
        </draw:rect>
        <draw:rect draw:style-name="gr8" draw:text-style-name="P1" draw:layer="layout" svg:width="10.477cm" svg:height="10.161cm" svg:x="1.953cm" svg:y="11cm" draw:corner-radius="0.381cm">
          <text:p/>
        </draw:rect>
        <draw:rect draw:style-name="gr8" draw:text-style-name="P1" draw:layer="layout" svg:width="10.16cm" svg:height="6.665cm" svg:x="12.906cm" svg:y="11.002cm" draw:corner-radius="0.381cm">
          <text:p/>
        </draw:rect>
        <draw:rect draw:style-name="gr8" draw:text-style-name="P1" draw:layer="layout" svg:width="7.779cm" svg:height="6.351cm" svg:x="17.033cm" svg:y="2.906cm" draw:corner-radius="0.381cm">
          <text:p/>
        </draw:rect>
        <draw:rect draw:style-name="gr8" draw:text-style-name="P1" draw:layer="layout" svg:width="8.732cm" svg:height="1.586cm" svg:x="25.288cm" svg:y="4.81cm" draw:corner-radius="0.381cm">
          <text:p/>
        </draw:rect>
        <draw:rect draw:style-name="gr8" draw:text-style-name="P1" draw:layer="layout" svg:width="8.732cm" svg:height="1.586cm" svg:x="25.288cm" svg:y="6.715cm" draw:corner-radius="0.381cm">
          <text:p/>
        </draw:rect>
        <draw:rect draw:style-name="gr8" draw:text-style-name="P1" draw:layer="layout" svg:width="8.732cm" svg:height="1.586cm" svg:x="25.288cm" svg:y="8.62cm" draw:corner-radius="0.381cm">
          <text:p/>
        </draw:rect>
        <draw:rect draw:style-name="gr8" draw:text-style-name="P1" draw:layer="layout" svg:width="10.478cm" svg:height="10.158cm" svg:x="23.542cm" svg:y="11.003cm" draw:corner-radius="0.381cm">
          <text:p/>
        </draw:rect>
        <draw:circle draw:style-name="gr2" draw:text-style-name="P1" draw:layer="layout" svg:width="0.787cm" svg:height="0.787cm" svg:x="9.182cm" svg:y="9.653cm">
          <text:p/>
        </draw:circle>
        <draw:circle draw:style-name="gr2" draw:text-style-name="P1" draw:layer="layout" svg:width="0.787cm" svg:height="0.787cm" svg:x="16.802cm" svg:y="9.653cm">
          <text:p/>
        </draw:circle>
        <draw:circle draw:style-name="gr2" draw:text-style-name="P1" draw:layer="layout" svg:width="0.787cm" svg:height="0.787cm" svg:x="20.612cm" svg:y="9.653cm">
          <text:p/>
        </draw:circle>
        <draw:line draw:style-name="gr9" draw:text-style-name="P1" draw:layer="layout" svg:x1="1.952cm" svg:y1="18.938cm" svg:x2="12.43cm" svg:y2="18.938cm">
          <text:p/>
        </draw:line>
        <draw:line draw:style-name="gr9" draw:text-style-name="P1" draw:layer="layout" svg:x1="23.542cm" svg:y1="18.938cm" svg:x2="34.02cm" svg:y2="18.938cm">
          <text:p/>
        </draw:line>
        <draw:frame draw:style-name="gr10" draw:layer="layout" svg:width="2.858cm" svg:height="1.039cm" svg:x="3.857cm" svg:y="3.381cm">
          <draw:text-box>
            <text:p>Tempo</text:p>
          </draw:text-box>
        </draw:frame>
        <draw:frame draw:style-name="gr10" draw:layer="layout" svg:width="2.858cm" svg:height="1.039cm" svg:x="2.587cm" svg:y="8.302cm">
          <draw:text-box>
            <text:p>Tap</text:p>
          </draw:text-box>
        </draw:frame>
        <draw:frame draw:style-name="gr10" draw:layer="layout" svg:width="2.858cm" svg:height="1.039cm" svg:x="5.286cm" svg:y="8.302cm">
          <draw:text-box>
            <text:p>Sync</text:p>
          </draw:text-box>
        </draw:frame>
        <draw:frame draw:style-name="gr10" draw:layer="layout" svg:width="2.858cm" svg:height="1.039cm" svg:x="11.001cm" svg:y="3.612cm">
          <draw:text-box>
            <text:p>Loop</text:p>
          </draw:text-box>
        </draw:frame>
        <draw:frame draw:style-name="gr10" draw:layer="layout" svg:width="2.858cm" svg:height="1.039cm" svg:x="19.097cm" svg:y="3.381cm">
          <draw:text-box>
            <text:p>Pattern</text:p>
          </draw:text-box>
        </draw:frame>
        <draw:frame draw:style-name="gr10" draw:layer="layout" svg:width="9.366cm" svg:height="1.039cm" svg:x="2.587cm" svg:y="17.351cm">
          <draw:text-box>
            <text:p>Play/Rec/Overdub</text:p>
          </draw:text-box>
        </draw:frame>
        <draw:frame draw:style-name="gr10" draw:layer="layout" svg:width="9.366cm" svg:height="1.039cm" svg:x="24.336cm" svg:y="17.51cm">
          <draw:text-box>
            <text:p>Stop/Tap</text:p>
          </draw:text-box>
        </draw:frame>
        <draw:frame draw:style-name="gr10" draw:layer="layout" svg:width="9.366cm" svg:height="1.039cm" svg:x="24.336cm" svg:y="19.487cm">
          <draw:text-box>
            <text:p>Clear</text:p>
          </draw:text-box>
        </draw:frame>
        <draw:frame draw:style-name="gr10" draw:layer="layout" svg:width="9.366cm" svg:height="1.039cm" svg:x="2.746cm" svg:y="19.487cm">
          <draw:text-box>
            <text:p>Undo</text:p>
          </draw:text-box>
        </draw:frame>
        <draw:frame draw:style-name="gr10" draw:layer="layout" svg:width="1.905cm" svg:height="1.039cm" svg:x="17.192cm" svg:y="19.487cm">
          <draw:text-box>
            <text:p>Hold</text:p>
          </draw:text-box>
        </draw:frame>
        <draw:line draw:style-name="gr11" draw:text-style-name="P1" draw:layer="layout" svg:x1="12.747cm" svg:y1="20.05cm" svg:x2="16.875cm" svg:y2="20.05cm">
          <text:p/>
        </draw:line>
        <draw:line draw:style-name="gr12" draw:text-style-name="P1" draw:layer="layout" svg:x1="19.097cm" svg:y1="20.05cm" svg:x2="23.225cm" svg:y2="20.05cm">
          <text:p/>
        </draw:line>
        <draw:frame draw:style-name="gr10" draw:layer="layout" svg:width="2.699cm" svg:height="1.039cm" svg:x="10.048cm" svg:y="9.486cm">
          <draw:text-box>
            <text:p>Power</text:p>
          </draw:text-box>
        </draw:frame>
        <draw:frame draw:style-name="gr10" draw:layer="layout" svg:width="2.699cm" svg:height="1.039cm" svg:x="17.827cm" svg:y="9.572cm">
          <draw:text-box>
            <text:p>RX</text:p>
          </draw:text-box>
        </draw:frame>
        <draw:frame draw:style-name="gr10" draw:layer="layout" svg:width="2.699cm" svg:height="1.039cm" svg:x="21.478cm" svg:y="9.486cm">
          <draw:text-box>
            <text:p>TX</text:p>
          </draw:text-box>
        </draw:frame>
        <draw:frame draw:style-name="gr10" draw:layer="layout" svg:width="4.922cm" svg:height="1.039cm" svg:x="16.398cm" svg:y="11.867cm">
          <draw:text-box>
            <text:p>Record</text:p>
          </draw:text-box>
        </draw:frame>
        <draw:frame draw:style-name="gr10" draw:layer="layout" svg:width="4.922cm" svg:height="1.039cm" svg:x="16.398cm" svg:y="13.7cm">
          <draw:text-box>
            <text:p>Play</text:p>
          </draw:text-box>
        </draw:frame>
        <draw:frame draw:style-name="gr10" draw:layer="layout" svg:width="4.922cm" svg:height="1.039cm" svg:x="16.398cm" svg:y="15.836cm">
          <draw:text-box>
            <text:p>Overdub</text:p>
          </draw:text-box>
        </draw:frame>
        <draw:line draw:style-name="gr1" draw:text-style-name="P1" draw:layer="layout" svg:x1="32.75cm" svg:y1="23.86cm" svg:x2="32.75cm" svg:y2="31.48cm">
          <text:p/>
        </draw:line>
        <draw:line draw:style-name="gr1" draw:text-style-name="P1" draw:layer="layout" svg:x1="36.56cm" svg:y1="27.67cm" svg:x2="28.94cm" svg:y2="27.67cm">
          <text:p/>
        </draw:line>
        <draw:rect draw:style-name="gr1" draw:text-style-name="P1" draw:layer="layout" svg:width="0.635cm" svg:height="0.635cm" svg:x="27.67cm" svg:y="22.59cm">
          <text:p/>
        </draw:rect>
        <draw:circle draw:style-name="gr2" draw:text-style-name="P1" draw:layer="layout" svg:width="0.914cm" svg:height="0.914cm" svg:x="32.293cm" svg:y="27.213cm">
          <text:p/>
        </draw:circle>
        <draw:frame draw:style-name="gr3" draw:layer="layout" svg:width="2.54cm" svg:height="1.27cm" svg:x="28.94cm" svg:y="22.59cm">
          <draw:text-box>
            <text:p>Rotary</text:p>
          </draw:text-box>
        </draw:frame>
        <draw:circle draw:style-name="gr2" draw:text-style-name="P1" draw:layer="layout" svg:width="0.305cm" svg:height="0.305cm" svg:x="32.598cm" svg:y="26.375cm">
          <text:p/>
        </draw:circle>
        <draw:circle draw:style-name="gr2" draw:text-style-name="P1" draw:layer="layout" svg:width="1.93cm" svg:height="1.93cm" svg:x="31.785cm" svg:y="26.705cm">
          <text:p/>
        </draw:circle>
        <draw:line draw:style-name="gr4" draw:text-style-name="P1" draw:layer="layout" svg:x1="32.75cm" svg:y1="27.67cm" svg:x2="30.954cm" svg:y2="29.466cm">
          <text:p/>
        </draw:line>
        <draw:line draw:style-name="gr4" draw:text-style-name="P1" draw:layer="layout" svg:x1="32.75cm" svg:y1="27.67cm" svg:x2="35.203cm" svg:y2="27.013cm">
          <text:p/>
        </draw:line>
        <draw:line draw:style-name="gr4" draw:text-style-name="P1" draw:layer="layout" svg:x1="32.75cm" svg:y1="27.67cm" svg:x2="34.546cm" svg:y2="25.874cm">
          <text:p/>
        </draw:line>
        <draw:line draw:style-name="gr4" draw:text-style-name="P1" draw:layer="layout" svg:x1="32.75cm" svg:y1="27.67cm" svg:x2="33.407cm" svg:y2="25.217cm">
          <text:p/>
        </draw:line>
        <draw:line draw:style-name="gr4" draw:text-style-name="P1" draw:layer="layout" svg:x1="32.75cm" svg:y1="27.67cm" svg:x2="35.203cm" svg:y2="28.327cm">
          <text:p/>
        </draw:line>
        <draw:line draw:style-name="gr4" draw:text-style-name="P1" draw:layer="layout" svg:x1="32.75cm" svg:y1="27.67cm" svg:x2="34.546cm" svg:y2="29.466cm">
          <text:p/>
        </draw:line>
        <draw:line draw:style-name="gr4" draw:text-style-name="P1" draw:layer="layout" svg:x1="32.75cm" svg:y1="27.67cm" svg:x2="32.093cm" svg:y2="25.217cm">
          <text:p/>
        </draw:line>
        <draw:line draw:style-name="gr4" draw:text-style-name="P1" draw:layer="layout" svg:x1="32.75cm" svg:y1="27.67cm" svg:x2="30.954cm" svg:y2="25.874cm">
          <text:p/>
        </draw:line>
        <draw:line draw:style-name="gr4" draw:text-style-name="P1" draw:layer="layout" svg:x1="32.75cm" svg:y1="27.67cm" svg:x2="30.297cm" svg:y2="27.013cm">
          <text:p/>
        </draw:line>
        <draw:line draw:style-name="gr4" draw:text-style-name="P1" draw:layer="layout" svg:x1="32.75cm" svg:y1="27.67cm" svg:x2="30.297cm" svg:y2="28.327cm">
          <text:p/>
        </draw:line>
      </draw:page>
      <draw:page draw:name="page7" draw:style-name="dp1" draw:master-page-name="Default">
        <draw:rect draw:style-name="gr2" draw:text-style-name="P1" draw:layer="layout" svg:width="33.813cm" svg:height="21.113cm" svg:x="1cm" svg:y="1cm">
          <text:p/>
        </draw:rect>
        <draw:rect draw:style-name="gr2" draw:text-style-name="P1" draw:layer="layout" svg:width="5.08cm" svg:height="2.845cm" svg:x="9.255cm" svg:y="5.293cm" draw:corner-radius="0.381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rect draw:style-name="gr2" draw:text-style-name="P1" draw:layer="layout" svg:width="4.064cm" svg:height="1.321cm" svg:x="9.763cm" svg:y="6.055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rect draw:style-name="gr2" draw:text-style-name="P1" draw:layer="layout" svg:width="5.08cm" svg:height="2.845cm" svg:x="17.51cm" svg:y="5.293cm" draw:corner-radius="0.381cm">
          <text:p/>
        </draw:rect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rect draw:style-name="gr2" draw:text-style-name="P1" draw:layer="layout" svg:width="4.064cm" svg:height="1.321cm" svg:x="18.018cm" svg:y="6.055cm">
          <text:p/>
        </draw:rect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circle draw:style-name="gr2" draw:text-style-name="P1" draw:layer="layout" svg:width="0.66cm" svg:height="0.66cm" svg:x="25.752cm" svg:y="3.368cm">
          <text:p/>
        </draw:circle>
        <draw:circle draw:style-name="gr2" draw:text-style-name="P1" draw:layer="layout" svg:width="1.118cm" svg:height="1.118cm" svg:x="25.523cm" svg:y="3.139cm">
          <text:p/>
        </draw:circle>
        <draw:custom-shape draw:style-name="gr5" draw:text-style-name="P1" draw:layer="layout" svg:width="1.118cm" svg:height="0.965cm" svg:x="25.523cm" svg:y="3.21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5.273cm">
          <text:p/>
        </draw:circle>
        <draw:circle draw:style-name="gr2" draw:text-style-name="P1" draw:layer="layout" svg:width="1.118cm" svg:height="1.118cm" svg:x="25.523cm" svg:y="5.044cm">
          <text:p/>
        </draw:circle>
        <draw:custom-shape draw:style-name="gr5" draw:text-style-name="P1" draw:layer="layout" svg:width="1.118cm" svg:height="0.965cm" svg:x="25.523cm" svg:y="5.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7.178cm">
          <text:p/>
        </draw:circle>
        <draw:circle draw:style-name="gr2" draw:text-style-name="P1" draw:layer="layout" svg:width="1.118cm" svg:height="1.118cm" svg:x="25.523cm" svg:y="6.949cm">
          <text:p/>
        </draw:circle>
        <draw:custom-shape draw:style-name="gr5" draw:text-style-name="P1" draw:layer="layout" svg:width="1.118cm" svg:height="0.965cm" svg:x="25.523cm" svg:y="7.0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9.083cm">
          <text:p/>
        </draw:circle>
        <draw:circle draw:style-name="gr2" draw:text-style-name="P1" draw:layer="layout" svg:width="1.118cm" svg:height="1.118cm" svg:x="25.523cm" svg:y="8.854cm">
          <text:p/>
        </draw:circle>
        <draw:custom-shape draw:style-name="gr5" draw:text-style-name="P1" draw:layer="layout" svg:width="1.118cm" svg:height="0.965cm" svg:x="25.523cm" svg:y="8.9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212cm" svg:y="5.432cm">
          <text:p/>
        </draw:circle>
        <draw:circle draw:style-name="gr2" draw:text-style-name="P1" draw:layer="layout" svg:width="1.118cm" svg:height="1.118cm" svg:x="22.983cm" svg:y="5.203cm">
          <text:p/>
        </draw:circle>
        <draw:custom-shape draw:style-name="gr5" draw:text-style-name="P1" draw:layer="layout" svg:width="1.118cm" svg:height="0.965cm" svg:x="22.983cm" svg:y="5.2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212cm" svg:y="7.337cm">
          <text:p/>
        </draw:circle>
        <draw:circle draw:style-name="gr2" draw:text-style-name="P1" draw:layer="layout" svg:width="1.118cm" svg:height="1.118cm" svg:x="22.983cm" svg:y="7.108cm">
          <text:p/>
        </draw:circle>
        <draw:custom-shape draw:style-name="gr5" draw:text-style-name="P1" draw:layer="layout" svg:width="1.118cm" svg:height="0.965cm" svg:x="22.983cm" svg:y="7.1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4.957cm" svg:y="5.432cm">
          <text:p/>
        </draw:circle>
        <draw:circle draw:style-name="gr2" draw:text-style-name="P1" draw:layer="layout" svg:width="1.118cm" svg:height="1.118cm" svg:x="14.728cm" svg:y="5.203cm">
          <text:p/>
        </draw:circle>
        <draw:custom-shape draw:style-name="gr5" draw:text-style-name="P1" draw:layer="layout" svg:width="1.118cm" svg:height="0.965cm" svg:x="14.728cm" svg:y="5.2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4.957cm" svg:y="7.337cm">
          <text:p/>
        </draw:circle>
        <draw:circle draw:style-name="gr2" draw:text-style-name="P1" draw:layer="layout" svg:width="1.118cm" svg:height="1.118cm" svg:x="14.728cm" svg:y="7.108cm">
          <text:p/>
        </draw:circle>
        <draw:custom-shape draw:style-name="gr5" draw:text-style-name="P1" draw:layer="layout" svg:width="1.118cm" svg:height="0.965cm" svg:x="14.728cm" svg:y="7.1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3.368cm" svg:y="7.02cm">
          <text:p/>
        </draw:circle>
        <draw:circle draw:style-name="gr2" draw:text-style-name="P1" draw:layer="layout" svg:width="1.118cm" svg:height="1.118cm" svg:x="3.139cm" svg:y="6.791cm">
          <text:p/>
        </draw:circle>
        <draw:custom-shape draw:style-name="gr5" draw:text-style-name="P1" draw:layer="layout" svg:width="1.118cm" svg:height="0.965cm" svg:x="3.139cm" svg:y="6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6.226cm" svg:y="7.02cm">
          <text:p/>
        </draw:circle>
        <draw:circle draw:style-name="gr2" draw:text-style-name="P1" draw:layer="layout" svg:width="1.118cm" svg:height="1.118cm" svg:x="5.997cm" svg:y="6.791cm">
          <text:p/>
        </draw:circle>
        <draw:custom-shape draw:style-name="gr5" draw:text-style-name="P1" draw:layer="layout" svg:width="1.118cm" svg:height="0.965cm" svg:x="5.997cm" svg:y="6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2.794cm" svg:height="2.794cm" svg:x="27.86cm" svg:y="13.573cm">
          <text:p/>
        </draw:circle>
        <draw:circle draw:style-name="gr2" draw:text-style-name="P1" draw:layer="layout" svg:width="2.21cm" svg:height="2.21cm" svg:x="28.165cm" svg:y="13.878cm">
          <text:p/>
        </draw:circle>
        <draw:circle draw:style-name="gr2" draw:text-style-name="P1" draw:layer="layout" svg:width="3.302cm" svg:height="3.302cm" svg:x="27.606cm" svg:y="13.319cm">
          <text:p/>
        </draw:circle>
        <draw:circle draw:style-name="gr2" draw:text-style-name="P1" draw:layer="layout" svg:width="2.794cm" svg:height="2.794cm" svg:x="5.159cm" svg:y="13.571cm">
          <text:p/>
        </draw:circle>
        <draw:circle draw:style-name="gr2" draw:text-style-name="P1" draw:layer="layout" svg:width="2.21cm" svg:height="2.21cm" svg:x="5.464cm" svg:y="13.876cm">
          <text:p/>
        </draw:circle>
        <draw:circle draw:style-name="gr2" draw:text-style-name="P1" draw:layer="layout" svg:width="3.302cm" svg:height="3.302cm" svg:x="4.905cm" svg:y="13.317cm">
          <text:p/>
        </draw:circle>
        <draw:circle draw:style-name="gr2" draw:text-style-name="P1" draw:layer="layout" svg:width="0.787cm" svg:height="0.787cm" svg:x="12.43cm" svg:y="12.034cm">
          <text:p/>
        </draw:circle>
        <draw:circle draw:style-name="gr2" draw:text-style-name="P1" draw:layer="layout" svg:width="0.787cm" svg:height="0.787cm" svg:x="12.43cm" svg:y="13.939cm">
          <text:p/>
        </draw:circle>
        <draw:circle draw:style-name="gr2" draw:text-style-name="P1" draw:layer="layout" svg:width="0.787cm" svg:height="0.787cm" svg:x="12.43cm" svg:y="15.844cm">
          <text:p/>
        </draw:circle>
        <draw:circle draw:style-name="gr2" draw:text-style-name="P1" draw:layer="layout" svg:width="0.787cm" svg:height="0.787cm" svg:x="26.961cm" svg:y="3.305cm">
          <text:p/>
        </draw:circle>
        <draw:circle draw:style-name="gr2" draw:text-style-name="P1" draw:layer="layout" svg:width="0.787cm" svg:height="0.787cm" svg:x="26.961cm" svg:y="5.21cm">
          <text:p/>
        </draw:circle>
        <draw:circle draw:style-name="gr2" draw:text-style-name="P1" draw:layer="layout" svg:width="0.787cm" svg:height="0.787cm" svg:x="26.961cm" svg:y="7.115cm">
          <text:p/>
        </draw:circle>
        <draw:circle draw:style-name="gr2" draw:text-style-name="P1" draw:layer="layout" svg:width="0.787cm" svg:height="0.787cm" svg:x="26.961cm" svg:y="9.02cm">
          <text:p/>
        </draw:circle>
        <draw:circle draw:style-name="gr2" draw:text-style-name="P1" draw:layer="layout" svg:width="0.787cm" svg:height="0.787cm" svg:x="3.307cm" svg:y="5.529cm">
          <text:p/>
        </draw:circle>
        <draw:circle draw:style-name="gr2" draw:text-style-name="P1" draw:layer="layout" svg:width="0.787cm" svg:height="0.787cm" svg:x="6.165cm" svg:y="5.529cm">
          <text:p/>
        </draw:circle>
        <draw:rect draw:style-name="gr8" draw:text-style-name="P1" draw:layer="layout" svg:width="6.349cm" svg:height="7.301cm" svg:x="1.952cm" svg:y="2.906cm" draw:corner-radius="0.381cm">
          <text:p/>
        </draw:rect>
        <draw:rect draw:style-name="gr8" draw:text-style-name="P1" draw:layer="layout" svg:width="2.54cm" svg:height="4.764cm" svg:x="2.428cm" svg:y="4.81cm" draw:corner-radius="0.381cm">
          <text:p/>
        </draw:rect>
        <draw:rect draw:style-name="gr8" draw:text-style-name="P1" draw:layer="layout" svg:width="2.54cm" svg:height="4.764cm" svg:x="5.286cm" svg:y="4.81cm" draw:corner-radius="0.381cm">
          <text:p/>
        </draw:rect>
        <draw:rect draw:style-name="gr8" draw:text-style-name="P1" draw:layer="layout" svg:width="7.779cm" svg:height="6.19cm" svg:x="8.778cm" svg:y="2.905cm" draw:corner-radius="0.381cm">
          <text:p/>
        </draw:rect>
        <draw:rect draw:style-name="gr8" draw:text-style-name="P1" draw:layer="layout" svg:width="8.573cm" svg:height="1.586cm" svg:x="25.288cm" svg:y="2.905cm" draw:corner-radius="0.381cm">
          <text:p/>
        </draw:rect>
        <draw:rect draw:style-name="gr8" draw:text-style-name="P1" draw:layer="layout" svg:width="9.207cm" svg:height="10.161cm" svg:x="1.953cm" svg:y="11cm" draw:corner-radius="0.381cm">
          <text:p/>
        </draw:rect>
        <draw:rect draw:style-name="gr8" draw:text-style-name="P1" draw:layer="layout" svg:width="6.35cm" svg:height="6.665cm" svg:x="11.636cm" svg:y="11.001cm" draw:corner-radius="0.381cm">
          <text:p/>
        </draw:rect>
        <draw:rect draw:style-name="gr8" draw:text-style-name="P1" draw:layer="layout" svg:width="7.779cm" svg:height="6.19cm" svg:x="17.033cm" svg:y="2.906cm" draw:corner-radius="0.381cm">
          <text:p/>
        </draw:rect>
        <draw:rect draw:style-name="gr8" draw:text-style-name="P1" draw:layer="layout" svg:width="8.573cm" svg:height="1.586cm" svg:x="25.288cm" svg:y="4.81cm" draw:corner-radius="0.381cm">
          <text:p/>
        </draw:rect>
        <draw:rect draw:style-name="gr8" draw:text-style-name="P1" draw:layer="layout" svg:width="8.573cm" svg:height="1.586cm" svg:x="25.288cm" svg:y="6.715cm" draw:corner-radius="0.381cm">
          <text:p/>
        </draw:rect>
        <draw:rect draw:style-name="gr8" draw:text-style-name="P1" draw:layer="layout" svg:width="8.573cm" svg:height="1.586cm" svg:x="25.288cm" svg:y="8.62cm" draw:corner-radius="0.381cm">
          <text:p/>
        </draw:rect>
        <draw:rect draw:style-name="gr8" draw:text-style-name="P1" draw:layer="layout" svg:width="9.208cm" svg:height="10.158cm" svg:x="24.653cm" svg:y="11.003cm" draw:corner-radius="0.381cm">
          <text:p/>
        </draw:rect>
        <draw:circle draw:style-name="gr2" draw:text-style-name="P1" draw:layer="layout" svg:width="0.787cm" svg:height="0.787cm" svg:x="9.182cm" svg:y="9.653cm">
          <text:p/>
        </draw:circle>
        <draw:circle draw:style-name="gr2" draw:text-style-name="P1" draw:layer="layout" svg:width="0.787cm" svg:height="0.787cm" svg:x="16.802cm" svg:y="9.653cm">
          <text:p/>
        </draw:circle>
        <draw:circle draw:style-name="gr2" draw:text-style-name="P1" draw:layer="layout" svg:width="0.787cm" svg:height="0.787cm" svg:x="20.612cm" svg:y="9.653cm">
          <text:p/>
        </draw:circle>
        <draw:line draw:style-name="gr9" draw:text-style-name="P1" draw:layer="layout" svg:x1="1.952cm" svg:y1="18.938cm" svg:x2="11.16cm" svg:y2="18.938cm">
          <text:p/>
        </draw:line>
        <draw:line draw:style-name="gr9" draw:text-style-name="P1" draw:layer="layout" svg:x1="24.653cm" svg:y1="18.938cm" svg:x2="33.861cm" svg:y2="18.938cm">
          <text:p/>
        </draw:line>
        <draw:frame draw:style-name="gr10" draw:text-style-name="P2" draw:layer="layout" svg:width="2.858cm" svg:height="1.039cm" svg:x="3.857cm" svg:y="3.381cm">
          <draw:text-box>
            <text:p><text:span text:style-name="T1">Tempo</text:span></text:p>
          </draw:text-box>
        </draw:frame>
        <draw:frame draw:style-name="gr10" draw:text-style-name="P2" draw:layer="layout" svg:width="2.858cm" svg:height="1.039cm" svg:x="2.587cm" svg:y="8.144cm">
          <draw:text-box>
            <text:p><text:span text:style-name="T1">Tap</text:span></text:p>
          </draw:text-box>
        </draw:frame>
        <draw:frame draw:style-name="gr10" draw:text-style-name="P2" draw:layer="layout" svg:width="2.858cm" svg:height="1.039cm" svg:x="5.286cm" svg:y="8.144cm">
          <draw:text-box>
            <text:p><text:span text:style-name="T1">Sync</text:span></text:p>
          </draw:text-box>
        </draw:frame>
        <draw:frame draw:style-name="gr10" draw:text-style-name="P2" draw:layer="layout" svg:width="2.858cm" svg:height="1.039cm" svg:x="11.001cm" svg:y="3.612cm">
          <draw:text-box>
            <text:p><text:span text:style-name="T1">Loop</text:span></text:p>
          </draw:text-box>
        </draw:frame>
        <draw:frame draw:style-name="gr10" draw:text-style-name="P2" draw:layer="layout" svg:width="2.858cm" svg:height="1.039cm" svg:x="19.097cm" svg:y="3.381cm">
          <draw:text-box>
            <text:p><text:span text:style-name="T1">Pattern</text:span></text:p>
          </draw:text-box>
        </draw:frame>
        <draw:frame draw:style-name="gr10" draw:text-style-name="P2" draw:layer="layout" svg:width="9.366cm" svg:height="1.039cm" svg:x="2.587cm" svg:y="17.351cm">
          <draw:text-box>
            <text:p><text:span text:style-name="T1">Play/Rec/Overdub</text:span></text:p>
          </draw:text-box>
        </draw:frame>
        <draw:frame draw:style-name="gr10" draw:text-style-name="P2" draw:layer="layout" svg:width="9.366cm" svg:height="1.039cm" svg:x="25.606cm" svg:y="17.51cm">
          <draw:text-box>
            <text:p><text:span text:style-name="T1">Stop/Tap</text:span></text:p>
          </draw:text-box>
        </draw:frame>
        <draw:frame draw:style-name="gr10" draw:text-style-name="P2" draw:layer="layout" svg:width="9.366cm" svg:height="1.039cm" svg:x="25.606cm" svg:y="19.487cm">
          <draw:text-box>
            <text:p><text:span text:style-name="T1">Clear</text:span></text:p>
          </draw:text-box>
        </draw:frame>
        <draw:frame draw:style-name="gr10" draw:text-style-name="P2" draw:layer="layout" svg:width="9.366cm" svg:height="1.039cm" svg:x="2.746cm" svg:y="19.487cm">
          <draw:text-box>
            <text:p><text:span text:style-name="T1">Undo</text:span></text:p>
          </draw:text-box>
        </draw:frame>
        <draw:frame draw:style-name="gr10" draw:text-style-name="P2" draw:layer="layout" svg:width="1.905cm" svg:height="1.039cm" svg:x="17.033cm" svg:y="19.646cm">
          <draw:text-box>
            <text:p><text:span text:style-name="T1">Hold</text:span></text:p>
          </draw:text-box>
        </draw:frame>
        <draw:line draw:style-name="gr11" draw:text-style-name="P1" draw:layer="layout" svg:x1="11.477cm" svg:y1="20.05cm" svg:x2="16.875cm" svg:y2="20.05cm">
          <text:p/>
        </draw:line>
        <draw:line draw:style-name="gr12" draw:text-style-name="P1" draw:layer="layout" svg:x1="18.938cm" svg:y1="20.05cm" svg:x2="24.336cm" svg:y2="20.05cm">
          <text:p/>
        </draw:line>
        <draw:frame draw:style-name="gr10" draw:text-style-name="P2" draw:layer="layout" svg:width="2.699cm" svg:height="1.039cm" svg:x="10.048cm" svg:y="9.486cm">
          <draw:text-box>
            <text:p><text:span text:style-name="T1">Power</text:span></text:p>
          </draw:text-box>
        </draw:frame>
        <draw:frame draw:style-name="gr10" draw:text-style-name="P2" draw:layer="layout" svg:width="2.699cm" svg:height="1.039cm" svg:x="17.827cm" svg:y="9.572cm">
          <draw:text-box>
            <text:p><text:span text:style-name="T1">RX</text:span></text:p>
          </draw:text-box>
        </draw:frame>
        <draw:frame draw:style-name="gr10" draw:text-style-name="P2" draw:layer="layout" svg:width="2.699cm" svg:height="1.039cm" svg:x="21.478cm" svg:y="9.486cm">
          <draw:text-box>
            <text:p><text:span text:style-name="T1">TX</text:span></text:p>
          </draw:text-box>
        </draw:frame>
        <draw:frame draw:style-name="gr10" draw:text-style-name="P2" draw:layer="layout" svg:width="4.922cm" svg:height="1.039cm" svg:x="13.773cm" svg:y="11.866cm">
          <draw:text-box>
            <text:p><text:span text:style-name="T1">Record</text:span></text:p>
          </draw:text-box>
        </draw:frame>
        <draw:frame draw:style-name="gr10" draw:text-style-name="P2" draw:layer="layout" svg:width="4.922cm" svg:height="1.039cm" svg:x="13.773cm" svg:y="13.699cm">
          <draw:text-box>
            <text:p><text:span text:style-name="T1">Play</text:span></text:p>
          </draw:text-box>
        </draw:frame>
        <draw:frame draw:style-name="gr10" draw:text-style-name="P2" draw:layer="layout" svg:width="4.922cm" svg:height="1.039cm" svg:x="13.773cm" svg:y="15.835cm">
          <draw:text-box>
            <text:p><text:span text:style-name="T1">Overdub</text:span></text:p>
          </draw:text-box>
        </draw:frame>
        <draw:circle draw:style-name="gr2" draw:text-style-name="P1" draw:layer="layout" svg:width="0.914cm" svg:height="0.914cm" svg:x="20.862cm" svg:y="13.243cm">
          <text:p/>
        </draw:circle>
        <draw:circle draw:style-name="gr2" draw:text-style-name="P1" draw:layer="layout" svg:width="0.305cm" svg:height="0.305cm" svg:x="21.167cm" svg:y="12.405cm">
          <text:p/>
        </draw:circle>
        <draw:circle draw:style-name="gr2" draw:text-style-name="P1" draw:layer="layout" svg:width="1.93cm" svg:height="1.93cm" svg:x="20.354cm" svg:y="12.735cm">
          <text:p/>
        </draw:circle>
        <draw:rect draw:style-name="gr8" draw:text-style-name="P1" draw:layer="layout" svg:width="5.715cm" svg:height="6.665cm" svg:x="18.462cm" svg:y="11.003cm" draw:corner-radius="0.381cm">
          <text:p/>
        </draw:rect>
        <draw:frame draw:style-name="gr10" draw:text-style-name="P2" draw:layer="layout" svg:width="4.922cm" svg:height="1.039cm" svg:x="19.097cm" svg:y="15.994cm">
          <draw:text-box>
            <text:p><text:span text:style-name="T1">Q-tize</text:span></text:p>
          </draw:text-box>
        </draw:frame>
        <draw:line draw:style-name="gr9" draw:text-style-name="P1" draw:layer="layout" svg:x1="21.309cm" svg:y1="13.696cm" svg:x2="20.186cm" svg:y2="14.819cm">
          <text:p/>
        </draw:line>
        <draw:line draw:style-name="gr9" draw:text-style-name="P1" draw:layer="layout" svg:x1="21.315cm" svg:y1="13.706cm" svg:x2="22.849cm" svg:y2="13.295cm">
          <text:p/>
        </draw:line>
        <draw:line draw:style-name="gr9" draw:text-style-name="P1" draw:layer="layout" svg:x1="21.317cm" svg:y1="13.704cm" svg:x2="22.44cm" svg:y2="12.581cm">
          <text:p/>
        </draw:line>
        <draw:line draw:style-name="gr9" draw:text-style-name="P1" draw:layer="layout" svg:x1="21.319cm" svg:y1="13.702cm" svg:x2="21.73cm" svg:y2="12.168cm">
          <text:p/>
        </draw:line>
        <draw:line draw:style-name="gr9" draw:text-style-name="P1" draw:layer="layout" svg:x1="21.311cm" svg:y1="13.706cm" svg:x2="22.845cm" svg:y2="14.117cm">
          <text:p/>
        </draw:line>
        <draw:line draw:style-name="gr9" draw:text-style-name="P1" draw:layer="layout" svg:x1="21.309cm" svg:y1="13.704cm" svg:x2="22.432cm" svg:y2="14.827cm">
          <text:p/>
        </draw:line>
        <draw:line draw:style-name="gr9" draw:text-style-name="P1" draw:layer="layout" svg:x1="21.319cm" svg:y1="13.699cm" svg:x2="20.908cm" svg:y2="12.165cm">
          <text:p/>
        </draw:line>
        <draw:line draw:style-name="gr9" draw:text-style-name="P1" draw:layer="layout" svg:x1="21.317cm" svg:y1="13.696cm" svg:x2="20.194cm" svg:y2="12.573cm">
          <text:p/>
        </draw:line>
        <draw:line draw:style-name="gr9" draw:text-style-name="P1" draw:layer="layout" svg:x1="21.315cm" svg:y1="13.694cm" svg:x2="19.781cm" svg:y2="13.283cm">
          <text:p/>
        </draw:line>
        <draw:line draw:style-name="gr9" draw:text-style-name="P1" draw:layer="layout" svg:x1="21.312cm" svg:y1="13.694cm" svg:x2="19.778cm" svg:y2="14.105cm">
          <text:p/>
        </draw:line>
        <draw:circle draw:style-name="gr2" draw:text-style-name="P1" draw:layer="layout" svg:width="0.318cm" svg:height="0.317cm" svg:x="1.317cm" svg:y="1.476cm">
          <text:p/>
        </draw:circle>
        <draw:line draw:style-name="gr13" draw:text-style-name="P1" draw:layer="layout" svg:x1="37.512cm" svg:y1="1.635cm" svg:x2="0.159cm" svg:y2="1.635cm">
          <text:p/>
        </draw:line>
        <draw:line draw:style-name="gr13" draw:text-style-name="P1" draw:layer="layout" svg:x1="37.353cm" svg:y1="21.637cm" svg:x2="0cm" svg:y2="21.637cm">
          <text:p/>
        </draw:line>
        <draw:line draw:style-name="gr13" draw:text-style-name="P1" draw:layer="layout" svg:x1="1.476cm" svg:y1="22.59cm" svg:x2="1.476cm" svg:y2="1.317cm">
          <text:p/>
        </draw:line>
        <draw:line draw:style-name="gr13" draw:text-style-name="P1" draw:layer="layout" svg:x1="34.337cm" svg:y1="22.59cm" svg:x2="34.337cm" svg:y2="0.207cm">
          <text:p/>
        </draw:line>
        <draw:line draw:style-name="gr13" draw:text-style-name="P1" draw:layer="layout" svg:x1="12.43cm" svg:y1="22.59cm" svg:x2="12.43cm" svg:y2="0.682cm">
          <text:p/>
        </draw:line>
        <draw:line draw:style-name="gr13" draw:text-style-name="P1" draw:layer="layout" svg:x1="23.383cm" svg:y1="22.748cm" svg:x2="23.383cm" svg:y2="0.365cm">
          <text:p/>
        </draw:line>
        <draw:line draw:style-name="gr13" draw:text-style-name="P1" draw:layer="layout" svg:x1="37.195cm" svg:y1="11.636cm" svg:x2="-0.158cm" svg:y2="11.636cm">
          <text:p/>
        </draw:line>
        <draw:circle draw:style-name="gr2" draw:text-style-name="P1" draw:layer="layout" svg:width="0.318cm" svg:height="0.317cm" svg:x="12.271cm" svg:y="1.476cm">
          <text:p/>
        </draw:circle>
        <draw:circle draw:style-name="gr2" draw:text-style-name="P1" draw:layer="layout" svg:width="0.318cm" svg:height="0.317cm" svg:x="1.317cm" svg:y="11.478cm">
          <text:p/>
        </draw:circle>
        <draw:circle draw:style-name="gr2" draw:text-style-name="P1" draw:layer="layout" svg:width="0.318cm" svg:height="0.317cm" svg:x="1.317cm" svg:y="21.479cm">
          <text:p/>
        </draw:circle>
        <draw:circle draw:style-name="gr2" draw:text-style-name="P1" draw:layer="layout" svg:width="0.318cm" svg:height="0.317cm" svg:x="12.271cm" svg:y="21.478cm">
          <text:p/>
        </draw:circle>
        <draw:circle draw:style-name="gr2" draw:text-style-name="P1" draw:layer="layout" svg:width="0.318cm" svg:height="0.317cm" svg:x="23.225cm" svg:y="21.479cm">
          <text:p/>
        </draw:circle>
        <draw:circle draw:style-name="gr2" draw:text-style-name="P1" draw:layer="layout" svg:width="0.318cm" svg:height="0.317cm" svg:x="34.178cm" svg:y="21.479cm">
          <text:p/>
        </draw:circle>
        <draw:circle draw:style-name="gr2" draw:text-style-name="P1" draw:layer="layout" svg:width="0.318cm" svg:height="0.317cm" svg:x="34.178cm" svg:y="11.478cm">
          <text:p/>
        </draw:circle>
        <draw:circle draw:style-name="gr2" draw:text-style-name="P1" draw:layer="layout" svg:width="0.318cm" svg:height="0.317cm" svg:x="34.178cm" svg:y="1.476cm">
          <text:p/>
        </draw:circle>
        <draw:circle draw:style-name="gr2" draw:text-style-name="P1" draw:layer="layout" svg:width="0.318cm" svg:height="0.317cm" svg:x="23.225cm" svg:y="1.476cm">
          <text:p/>
        </draw:circle>
      </draw:page>
      <draw:page draw:name="Cut" draw:style-name="dp1" draw:master-page-name="Default">
        <draw:rect draw:style-name="gr2" draw:text-style-name="P1" draw:layer="layout" svg:width="33.813cm" svg:height="21.113cm" svg:x="1cm" svg:y="1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rect draw:style-name="gr2" draw:text-style-name="P1" draw:layer="layout" svg:width="4.064cm" svg:height="1.321cm" svg:x="9.763cm" svg:y="6.055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rect draw:style-name="gr2" draw:text-style-name="P1" draw:layer="layout" svg:width="4.064cm" svg:height="1.321cm" svg:x="18.018cm" svg:y="6.055cm">
          <text:p/>
        </draw:rect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circle draw:style-name="gr2" draw:text-style-name="P1" draw:layer="layout" svg:width="0.66cm" svg:height="0.66cm" svg:x="25.752cm" svg:y="3.368cm">
          <text:p/>
        </draw:circle>
        <draw:circle draw:style-name="gr2" draw:text-style-name="P1" draw:layer="layout" svg:width="0.66cm" svg:height="0.66cm" svg:x="25.752cm" svg:y="5.273cm">
          <text:p/>
        </draw:circle>
        <draw:circle draw:style-name="gr2" draw:text-style-name="P1" draw:layer="layout" svg:width="0.66cm" svg:height="0.66cm" svg:x="25.752cm" svg:y="7.178cm">
          <text:p/>
        </draw:circle>
        <draw:circle draw:style-name="gr2" draw:text-style-name="P1" draw:layer="layout" svg:width="0.66cm" svg:height="0.66cm" svg:x="25.752cm" svg:y="9.083cm">
          <text:p/>
        </draw:circle>
        <draw:circle draw:style-name="gr2" draw:text-style-name="P1" draw:layer="layout" svg:width="0.66cm" svg:height="0.66cm" svg:x="23.212cm" svg:y="5.432cm">
          <text:p/>
        </draw:circle>
        <draw:circle draw:style-name="gr2" draw:text-style-name="P1" draw:layer="layout" svg:width="0.66cm" svg:height="0.66cm" svg:x="23.212cm" svg:y="7.337cm">
          <text:p/>
        </draw:circle>
        <draw:circle draw:style-name="gr2" draw:text-style-name="P1" draw:layer="layout" svg:width="0.66cm" svg:height="0.66cm" svg:x="14.957cm" svg:y="5.432cm">
          <text:p/>
        </draw:circle>
        <draw:circle draw:style-name="gr2" draw:text-style-name="P1" draw:layer="layout" svg:width="0.66cm" svg:height="0.66cm" svg:x="14.957cm" svg:y="7.337cm">
          <text:p/>
        </draw:circle>
        <draw:circle draw:style-name="gr2" draw:text-style-name="P1" draw:layer="layout" svg:width="0.66cm" svg:height="0.66cm" svg:x="3.368cm" svg:y="7.02cm">
          <text:p/>
        </draw:circle>
        <draw:circle draw:style-name="gr2" draw:text-style-name="P1" draw:layer="layout" svg:width="0.66cm" svg:height="0.66cm" svg:x="6.226cm" svg:y="7.02cm">
          <text:p/>
        </draw:circle>
        <draw:circle draw:style-name="gr2" draw:text-style-name="P1" draw:layer="layout" svg:width="2.794cm" svg:height="2.794cm" svg:x="27.86cm" svg:y="13.573cm">
          <text:p/>
        </draw:circle>
        <draw:circle draw:style-name="gr2" draw:text-style-name="P1" draw:layer="layout" svg:width="2.794cm" svg:height="2.794cm" svg:x="5.159cm" svg:y="13.571cm">
          <text:p/>
        </draw:circle>
        <draw:circle draw:style-name="gr2" draw:text-style-name="P1" draw:layer="layout" svg:width="0.787cm" svg:height="0.787cm" svg:x="12.43cm" svg:y="12.034cm">
          <text:p/>
        </draw:circle>
        <draw:circle draw:style-name="gr2" draw:text-style-name="P1" draw:layer="layout" svg:width="0.787cm" svg:height="0.787cm" svg:x="12.43cm" svg:y="13.939cm">
          <text:p/>
        </draw:circle>
        <draw:circle draw:style-name="gr2" draw:text-style-name="P1" draw:layer="layout" svg:width="0.787cm" svg:height="0.787cm" svg:x="12.43cm" svg:y="15.844cm">
          <text:p/>
        </draw:circle>
        <draw:circle draw:style-name="gr2" draw:text-style-name="P1" draw:layer="layout" svg:width="0.787cm" svg:height="0.787cm" svg:x="26.961cm" svg:y="3.305cm">
          <text:p/>
        </draw:circle>
        <draw:circle draw:style-name="gr2" draw:text-style-name="P1" draw:layer="layout" svg:width="0.787cm" svg:height="0.787cm" svg:x="26.961cm" svg:y="5.21cm">
          <text:p/>
        </draw:circle>
        <draw:circle draw:style-name="gr2" draw:text-style-name="P1" draw:layer="layout" svg:width="0.787cm" svg:height="0.787cm" svg:x="26.961cm" svg:y="7.115cm">
          <text:p/>
        </draw:circle>
        <draw:circle draw:style-name="gr2" draw:text-style-name="P1" draw:layer="layout" svg:width="0.787cm" svg:height="0.787cm" svg:x="26.961cm" svg:y="9.02cm">
          <text:p/>
        </draw:circle>
        <draw:circle draw:style-name="gr2" draw:text-style-name="P1" draw:layer="layout" svg:width="0.787cm" svg:height="0.787cm" svg:x="3.307cm" svg:y="5.529cm">
          <text:p/>
        </draw:circle>
        <draw:circle draw:style-name="gr2" draw:text-style-name="P1" draw:layer="layout" svg:width="0.787cm" svg:height="0.787cm" svg:x="6.165cm" svg:y="5.529cm">
          <text:p/>
        </draw:circle>
        <draw:circle draw:style-name="gr2" draw:text-style-name="P1" draw:layer="layout" svg:width="0.787cm" svg:height="0.787cm" svg:x="9.182cm" svg:y="9.653cm">
          <text:p/>
        </draw:circle>
        <draw:circle draw:style-name="gr2" draw:text-style-name="P1" draw:layer="layout" svg:width="0.787cm" svg:height="0.787cm" svg:x="16.802cm" svg:y="9.653cm">
          <text:p/>
        </draw:circle>
        <draw:circle draw:style-name="gr2" draw:text-style-name="P1" draw:layer="layout" svg:width="0.787cm" svg:height="0.787cm" svg:x="20.612cm" svg:y="9.653cm">
          <text:p/>
        </draw:circle>
        <draw:circle draw:style-name="gr2" draw:text-style-name="P1" draw:layer="layout" svg:width="0.914cm" svg:height="0.914cm" svg:x="20.862cm" svg:y="13.243cm">
          <text:p/>
        </draw:circle>
        <draw:circle draw:style-name="gr2" draw:text-style-name="P1" draw:layer="layout" svg:width="0.305cm" svg:height="0.305cm" svg:x="21.167cm" svg:y="12.405cm">
          <text:p/>
        </draw:circle>
        <draw:circle draw:style-name="gr2" draw:text-style-name="P1" draw:layer="layout" svg:width="0.318cm" svg:height="0.317cm" svg:x="1.317cm" svg:y="1.476cm">
          <text:p/>
        </draw:circle>
        <draw:circle draw:style-name="gr2" draw:text-style-name="P1" draw:layer="layout" svg:width="0.318cm" svg:height="0.317cm" svg:x="12.271cm" svg:y="1.476cm">
          <text:p/>
        </draw:circle>
        <draw:circle draw:style-name="gr2" draw:text-style-name="P1" draw:layer="layout" svg:width="0.318cm" svg:height="0.317cm" svg:x="1.317cm" svg:y="11.478cm">
          <text:p/>
        </draw:circle>
        <draw:circle draw:style-name="gr2" draw:text-style-name="P1" draw:layer="layout" svg:width="0.318cm" svg:height="0.317cm" svg:x="1.317cm" svg:y="21.479cm">
          <text:p/>
        </draw:circle>
        <draw:circle draw:style-name="gr2" draw:text-style-name="P1" draw:layer="layout" svg:width="0.318cm" svg:height="0.317cm" svg:x="12.271cm" svg:y="21.478cm">
          <text:p/>
        </draw:circle>
        <draw:circle draw:style-name="gr2" draw:text-style-name="P1" draw:layer="layout" svg:width="0.318cm" svg:height="0.317cm" svg:x="23.225cm" svg:y="21.479cm">
          <text:p/>
        </draw:circle>
        <draw:circle draw:style-name="gr2" draw:text-style-name="P1" draw:layer="layout" svg:width="0.318cm" svg:height="0.317cm" svg:x="34.178cm" svg:y="21.479cm">
          <text:p/>
        </draw:circle>
        <draw:circle draw:style-name="gr2" draw:text-style-name="P1" draw:layer="layout" svg:width="0.318cm" svg:height="0.317cm" svg:x="34.178cm" svg:y="11.478cm">
          <text:p/>
        </draw:circle>
        <draw:circle draw:style-name="gr2" draw:text-style-name="P1" draw:layer="layout" svg:width="0.318cm" svg:height="0.317cm" svg:x="34.178cm" svg:y="1.476cm">
          <text:p/>
        </draw:circle>
        <draw:circle draw:style-name="gr2" draw:text-style-name="P1" draw:layer="layout" svg:width="0.318cm" svg:height="0.317cm" svg:x="23.225cm" svg:y="1.476cm">
          <text:p/>
        </draw:circle>
      </draw:page>
      <draw:page draw:name="Raster" draw:style-name="dp1" draw:master-page-name="Default">
        <draw:rect draw:style-name="gr2" draw:text-style-name="P1" draw:layer="layout" svg:width="33.813cm" svg:height="21.113cm" svg:x="1cm" svg:y="1cm">
          <text:p/>
        </draw:rect>
        <draw:rect draw:style-name="gr2" draw:text-style-name="P1" draw:layer="layout" svg:width="5.08cm" svg:height="2.845cm" svg:x="9.255cm" svg:y="5.293cm" draw:corner-radius="0.381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rect draw:style-name="gr2" draw:text-style-name="P1" draw:layer="layout" svg:width="4.064cm" svg:height="1.321cm" svg:x="9.763cm" svg:y="6.055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rect draw:style-name="gr2" draw:text-style-name="P1" draw:layer="layout" svg:width="5.08cm" svg:height="2.845cm" svg:x="17.51cm" svg:y="5.293cm" draw:corner-radius="0.381cm">
          <text:p/>
        </draw:rect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rect draw:style-name="gr2" draw:text-style-name="P1" draw:layer="layout" svg:width="4.064cm" svg:height="1.321cm" svg:x="18.018cm" svg:y="6.055cm">
          <text:p/>
        </draw:rect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circle draw:style-name="gr2" draw:text-style-name="P1" draw:layer="layout" svg:width="0.66cm" svg:height="0.66cm" svg:x="25.752cm" svg:y="3.368cm">
          <text:p/>
        </draw:circle>
        <draw:circle draw:style-name="gr2" draw:text-style-name="P1" draw:layer="layout" svg:width="1.118cm" svg:height="1.118cm" svg:x="25.523cm" svg:y="3.139cm">
          <text:p/>
        </draw:circle>
        <draw:custom-shape draw:style-name="gr5" draw:text-style-name="P1" draw:layer="layout" svg:width="1.118cm" svg:height="0.965cm" svg:x="25.523cm" svg:y="3.21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5.273cm">
          <text:p/>
        </draw:circle>
        <draw:circle draw:style-name="gr2" draw:text-style-name="P1" draw:layer="layout" svg:width="1.118cm" svg:height="1.118cm" svg:x="25.523cm" svg:y="5.044cm">
          <text:p/>
        </draw:circle>
        <draw:custom-shape draw:style-name="gr5" draw:text-style-name="P1" draw:layer="layout" svg:width="1.118cm" svg:height="0.965cm" svg:x="25.523cm" svg:y="5.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7.178cm">
          <text:p/>
        </draw:circle>
        <draw:circle draw:style-name="gr2" draw:text-style-name="P1" draw:layer="layout" svg:width="1.118cm" svg:height="1.118cm" svg:x="25.523cm" svg:y="6.949cm">
          <text:p/>
        </draw:circle>
        <draw:custom-shape draw:style-name="gr5" draw:text-style-name="P1" draw:layer="layout" svg:width="1.118cm" svg:height="0.965cm" svg:x="25.523cm" svg:y="7.0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9.083cm">
          <text:p/>
        </draw:circle>
        <draw:circle draw:style-name="gr2" draw:text-style-name="P1" draw:layer="layout" svg:width="1.118cm" svg:height="1.118cm" svg:x="25.523cm" svg:y="8.854cm">
          <text:p/>
        </draw:circle>
        <draw:custom-shape draw:style-name="gr5" draw:text-style-name="P1" draw:layer="layout" svg:width="1.118cm" svg:height="0.965cm" svg:x="25.523cm" svg:y="8.9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212cm" svg:y="5.432cm">
          <text:p/>
        </draw:circle>
        <draw:circle draw:style-name="gr2" draw:text-style-name="P1" draw:layer="layout" svg:width="1.118cm" svg:height="1.118cm" svg:x="22.983cm" svg:y="5.203cm">
          <text:p/>
        </draw:circle>
        <draw:custom-shape draw:style-name="gr5" draw:text-style-name="P1" draw:layer="layout" svg:width="1.118cm" svg:height="0.965cm" svg:x="22.983cm" svg:y="5.2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212cm" svg:y="7.337cm">
          <text:p/>
        </draw:circle>
        <draw:circle draw:style-name="gr2" draw:text-style-name="P1" draw:layer="layout" svg:width="1.118cm" svg:height="1.118cm" svg:x="22.983cm" svg:y="7.108cm">
          <text:p/>
        </draw:circle>
        <draw:custom-shape draw:style-name="gr5" draw:text-style-name="P1" draw:layer="layout" svg:width="1.118cm" svg:height="0.965cm" svg:x="22.983cm" svg:y="7.1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4.957cm" svg:y="5.432cm">
          <text:p/>
        </draw:circle>
        <draw:circle draw:style-name="gr2" draw:text-style-name="P1" draw:layer="layout" svg:width="1.118cm" svg:height="1.118cm" svg:x="14.728cm" svg:y="5.203cm">
          <text:p/>
        </draw:circle>
        <draw:custom-shape draw:style-name="gr5" draw:text-style-name="P1" draw:layer="layout" svg:width="1.118cm" svg:height="0.965cm" svg:x="14.728cm" svg:y="5.2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4.957cm" svg:y="7.337cm">
          <text:p/>
        </draw:circle>
        <draw:circle draw:style-name="gr2" draw:text-style-name="P1" draw:layer="layout" svg:width="1.118cm" svg:height="1.118cm" svg:x="14.728cm" svg:y="7.108cm">
          <text:p/>
        </draw:circle>
        <draw:custom-shape draw:style-name="gr5" draw:text-style-name="P1" draw:layer="layout" svg:width="1.118cm" svg:height="0.965cm" svg:x="14.728cm" svg:y="7.1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3.368cm" svg:y="7.02cm">
          <text:p/>
        </draw:circle>
        <draw:circle draw:style-name="gr2" draw:text-style-name="P1" draw:layer="layout" svg:width="1.118cm" svg:height="1.118cm" svg:x="3.139cm" svg:y="6.791cm">
          <text:p/>
        </draw:circle>
        <draw:custom-shape draw:style-name="gr5" draw:text-style-name="P1" draw:layer="layout" svg:width="1.118cm" svg:height="0.965cm" svg:x="3.139cm" svg:y="6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6.226cm" svg:y="7.02cm">
          <text:p/>
        </draw:circle>
        <draw:circle draw:style-name="gr2" draw:text-style-name="P1" draw:layer="layout" svg:width="1.118cm" svg:height="1.118cm" svg:x="5.997cm" svg:y="6.791cm">
          <text:p/>
        </draw:circle>
        <draw:custom-shape draw:style-name="gr5" draw:text-style-name="P1" draw:layer="layout" svg:width="1.118cm" svg:height="0.965cm" svg:x="5.997cm" svg:y="6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2.794cm" svg:height="2.794cm" svg:x="27.86cm" svg:y="13.573cm">
          <text:p/>
        </draw:circle>
        <draw:circle draw:style-name="gr2" draw:text-style-name="P1" draw:layer="layout" svg:width="2.21cm" svg:height="2.21cm" svg:x="28.165cm" svg:y="13.878cm">
          <text:p/>
        </draw:circle>
        <draw:circle draw:style-name="gr2" draw:text-style-name="P1" draw:layer="layout" svg:width="3.302cm" svg:height="3.302cm" svg:x="27.606cm" svg:y="13.319cm">
          <text:p/>
        </draw:circle>
        <draw:circle draw:style-name="gr2" draw:text-style-name="P1" draw:layer="layout" svg:width="2.794cm" svg:height="2.794cm" svg:x="5.159cm" svg:y="13.571cm">
          <text:p/>
        </draw:circle>
        <draw:circle draw:style-name="gr2" draw:text-style-name="P1" draw:layer="layout" svg:width="2.21cm" svg:height="2.21cm" svg:x="5.464cm" svg:y="13.876cm">
          <text:p/>
        </draw:circle>
        <draw:circle draw:style-name="gr2" draw:text-style-name="P1" draw:layer="layout" svg:width="3.302cm" svg:height="3.302cm" svg:x="4.905cm" svg:y="13.317cm">
          <text:p/>
        </draw:circle>
        <draw:circle draw:style-name="gr2" draw:text-style-name="P1" draw:layer="layout" svg:width="0.787cm" svg:height="0.787cm" svg:x="12.43cm" svg:y="12.034cm">
          <text:p/>
        </draw:circle>
        <draw:circle draw:style-name="gr2" draw:text-style-name="P1" draw:layer="layout" svg:width="0.787cm" svg:height="0.787cm" svg:x="12.43cm" svg:y="13.939cm">
          <text:p/>
        </draw:circle>
        <draw:circle draw:style-name="gr2" draw:text-style-name="P1" draw:layer="layout" svg:width="0.787cm" svg:height="0.787cm" svg:x="12.43cm" svg:y="15.844cm">
          <text:p/>
        </draw:circle>
        <draw:circle draw:style-name="gr2" draw:text-style-name="P1" draw:layer="layout" svg:width="0.787cm" svg:height="0.787cm" svg:x="26.961cm" svg:y="3.305cm">
          <text:p/>
        </draw:circle>
        <draw:circle draw:style-name="gr2" draw:text-style-name="P1" draw:layer="layout" svg:width="0.787cm" svg:height="0.787cm" svg:x="26.961cm" svg:y="5.21cm">
          <text:p/>
        </draw:circle>
        <draw:circle draw:style-name="gr2" draw:text-style-name="P1" draw:layer="layout" svg:width="0.787cm" svg:height="0.787cm" svg:x="26.961cm" svg:y="7.115cm">
          <text:p/>
        </draw:circle>
        <draw:circle draw:style-name="gr2" draw:text-style-name="P1" draw:layer="layout" svg:width="0.787cm" svg:height="0.787cm" svg:x="26.961cm" svg:y="9.02cm">
          <text:p/>
        </draw:circle>
        <draw:circle draw:style-name="gr2" draw:text-style-name="P1" draw:layer="layout" svg:width="0.787cm" svg:height="0.787cm" svg:x="3.307cm" svg:y="5.529cm">
          <text:p/>
        </draw:circle>
        <draw:circle draw:style-name="gr2" draw:text-style-name="P1" draw:layer="layout" svg:width="0.787cm" svg:height="0.787cm" svg:x="6.165cm" svg:y="5.529cm">
          <text:p/>
        </draw:circle>
        <draw:rect draw:style-name="gr8" draw:text-style-name="P1" draw:layer="layout" svg:width="6.349cm" svg:height="7.301cm" svg:x="1.952cm" svg:y="2.906cm" draw:corner-radius="0.381cm">
          <text:p/>
        </draw:rect>
        <draw:rect draw:style-name="gr8" draw:text-style-name="P1" draw:layer="layout" svg:width="2.54cm" svg:height="4.764cm" svg:x="2.428cm" svg:y="4.81cm" draw:corner-radius="0.381cm">
          <text:p/>
        </draw:rect>
        <draw:rect draw:style-name="gr8" draw:text-style-name="P1" draw:layer="layout" svg:width="2.54cm" svg:height="4.764cm" svg:x="5.286cm" svg:y="4.81cm" draw:corner-radius="0.381cm">
          <text:p/>
        </draw:rect>
        <draw:rect draw:style-name="gr8" draw:text-style-name="P1" draw:layer="layout" svg:width="7.779cm" svg:height="6.19cm" svg:x="8.778cm" svg:y="2.905cm" draw:corner-radius="0.381cm">
          <text:p/>
        </draw:rect>
        <draw:rect draw:style-name="gr8" draw:text-style-name="P1" draw:layer="layout" svg:width="8.573cm" svg:height="1.586cm" svg:x="25.288cm" svg:y="2.905cm" draw:corner-radius="0.381cm">
          <text:p/>
        </draw:rect>
        <draw:rect draw:style-name="gr8" draw:text-style-name="P1" draw:layer="layout" svg:width="9.207cm" svg:height="10.161cm" svg:x="1.953cm" svg:y="11cm" draw:corner-radius="0.381cm">
          <text:p/>
        </draw:rect>
        <draw:rect draw:style-name="gr8" draw:text-style-name="P1" draw:layer="layout" svg:width="6.35cm" svg:height="6.665cm" svg:x="11.636cm" svg:y="11.001cm" draw:corner-radius="0.381cm">
          <text:p/>
        </draw:rect>
        <draw:rect draw:style-name="gr8" draw:text-style-name="P1" draw:layer="layout" svg:width="7.779cm" svg:height="6.19cm" svg:x="17.033cm" svg:y="2.906cm" draw:corner-radius="0.381cm">
          <text:p/>
        </draw:rect>
        <draw:rect draw:style-name="gr8" draw:text-style-name="P1" draw:layer="layout" svg:width="8.573cm" svg:height="1.586cm" svg:x="25.288cm" svg:y="4.81cm" draw:corner-radius="0.381cm">
          <text:p/>
        </draw:rect>
        <draw:rect draw:style-name="gr8" draw:text-style-name="P1" draw:layer="layout" svg:width="8.573cm" svg:height="1.586cm" svg:x="25.288cm" svg:y="6.715cm" draw:corner-radius="0.381cm">
          <text:p/>
        </draw:rect>
        <draw:rect draw:style-name="gr8" draw:text-style-name="P1" draw:layer="layout" svg:width="8.573cm" svg:height="1.586cm" svg:x="25.288cm" svg:y="8.62cm" draw:corner-radius="0.381cm">
          <text:p/>
        </draw:rect>
        <draw:rect draw:style-name="gr8" draw:text-style-name="P1" draw:layer="layout" svg:width="9.208cm" svg:height="10.158cm" svg:x="24.653cm" svg:y="11.003cm" draw:corner-radius="0.381cm">
          <text:p/>
        </draw:rect>
        <draw:circle draw:style-name="gr2" draw:text-style-name="P1" draw:layer="layout" svg:width="0.787cm" svg:height="0.787cm" svg:x="9.182cm" svg:y="9.653cm">
          <text:p/>
        </draw:circle>
        <draw:circle draw:style-name="gr2" draw:text-style-name="P1" draw:layer="layout" svg:width="0.787cm" svg:height="0.787cm" svg:x="16.802cm" svg:y="9.653cm">
          <text:p/>
        </draw:circle>
        <draw:circle draw:style-name="gr2" draw:text-style-name="P1" draw:layer="layout" svg:width="0.787cm" svg:height="0.787cm" svg:x="20.612cm" svg:y="9.653cm">
          <text:p/>
        </draw:circle>
        <draw:line draw:style-name="gr9" draw:text-style-name="P1" draw:layer="layout" svg:x1="1.952cm" svg:y1="18.938cm" svg:x2="11.16cm" svg:y2="18.938cm">
          <text:p/>
        </draw:line>
        <draw:line draw:style-name="gr9" draw:text-style-name="P1" draw:layer="layout" svg:x1="24.653cm" svg:y1="18.938cm" svg:x2="33.861cm" svg:y2="18.938cm">
          <text:p/>
        </draw:line>
        <draw:frame draw:style-name="gr14" draw:text-style-name="P3" draw:layer="layout" svg:width="6.35cm" svg:height="1.747cm" svg:x="1.952cm" svg:y="3.221cm">
          <draw:text-box>
            <text:p text:style-name="P1"><text:span text:style-name="T2">Tempo</text:span></text:p>
          </draw:text-box>
        </draw:frame>
        <draw:line draw:style-name="gr11" draw:text-style-name="P1" draw:layer="layout" svg:x1="11.477cm" svg:y1="20.05cm" svg:x2="16.875cm" svg:y2="20.05cm">
          <text:p/>
        </draw:line>
        <draw:line draw:style-name="gr12" draw:text-style-name="P1" draw:layer="layout" svg:x1="18.938cm" svg:y1="20.05cm" svg:x2="24.336cm" svg:y2="20.05cm">
          <text:p/>
        </draw:line>
        <draw:circle draw:style-name="gr2" draw:text-style-name="P1" draw:layer="layout" svg:width="0.914cm" svg:height="0.914cm" svg:x="20.862cm" svg:y="13.243cm">
          <text:p/>
        </draw:circle>
        <draw:circle draw:style-name="gr2" draw:text-style-name="P1" draw:layer="layout" svg:width="0.305cm" svg:height="0.305cm" svg:x="21.167cm" svg:y="12.405cm">
          <text:p/>
        </draw:circle>
        <draw:circle draw:style-name="gr2" draw:text-style-name="P1" draw:layer="layout" svg:width="1.93cm" svg:height="1.93cm" svg:x="20.354cm" svg:y="12.735cm">
          <text:p/>
        </draw:circle>
        <draw:rect draw:style-name="gr8" draw:text-style-name="P1" draw:layer="layout" svg:width="5.715cm" svg:height="6.665cm" svg:x="18.462cm" svg:y="11.003cm" draw:corner-radius="0.381cm">
          <text:p/>
        </draw:rect>
        <draw:line draw:style-name="gr9" draw:text-style-name="P1" draw:layer="layout" svg:x1="21.309cm" svg:y1="13.696cm" svg:x2="20.186cm" svg:y2="14.819cm">
          <text:p/>
        </draw:line>
        <draw:line draw:style-name="gr9" draw:text-style-name="P1" draw:layer="layout" svg:x1="21.315cm" svg:y1="13.706cm" svg:x2="22.849cm" svg:y2="13.295cm">
          <text:p/>
        </draw:line>
        <draw:line draw:style-name="gr9" draw:text-style-name="P1" draw:layer="layout" svg:x1="21.317cm" svg:y1="13.704cm" svg:x2="22.44cm" svg:y2="12.581cm">
          <text:p/>
        </draw:line>
        <draw:line draw:style-name="gr9" draw:text-style-name="P1" draw:layer="layout" svg:x1="21.319cm" svg:y1="13.702cm" svg:x2="21.73cm" svg:y2="12.168cm">
          <text:p/>
        </draw:line>
        <draw:line draw:style-name="gr9" draw:text-style-name="P1" draw:layer="layout" svg:x1="21.311cm" svg:y1="13.706cm" svg:x2="22.845cm" svg:y2="14.117cm">
          <text:p/>
        </draw:line>
        <draw:line draw:style-name="gr9" draw:text-style-name="P1" draw:layer="layout" svg:x1="21.309cm" svg:y1="13.704cm" svg:x2="22.432cm" svg:y2="14.827cm">
          <text:p/>
        </draw:line>
        <draw:line draw:style-name="gr9" draw:text-style-name="P1" draw:layer="layout" svg:x1="21.319cm" svg:y1="13.699cm" svg:x2="20.908cm" svg:y2="12.165cm">
          <text:p/>
        </draw:line>
        <draw:line draw:style-name="gr9" draw:text-style-name="P1" draw:layer="layout" svg:x1="21.317cm" svg:y1="13.696cm" svg:x2="20.194cm" svg:y2="12.573cm">
          <text:p/>
        </draw:line>
        <draw:line draw:style-name="gr9" draw:text-style-name="P1" draw:layer="layout" svg:x1="21.315cm" svg:y1="13.694cm" svg:x2="19.781cm" svg:y2="13.283cm">
          <text:p/>
        </draw:line>
        <draw:line draw:style-name="gr9" draw:text-style-name="P1" draw:layer="layout" svg:x1="21.312cm" svg:y1="13.694cm" svg:x2="19.778cm" svg:y2="14.105cm">
          <text:p/>
        </draw:line>
        <draw:circle draw:style-name="gr2" draw:text-style-name="P1" draw:layer="layout" svg:width="0.318cm" svg:height="0.317cm" svg:x="1.317cm" svg:y="1.476cm">
          <text:p/>
        </draw:circle>
        <draw:circle draw:style-name="gr2" draw:text-style-name="P1" draw:layer="layout" svg:width="0.318cm" svg:height="0.317cm" svg:x="12.271cm" svg:y="1.476cm">
          <text:p/>
        </draw:circle>
        <draw:circle draw:style-name="gr2" draw:text-style-name="P1" draw:layer="layout" svg:width="0.318cm" svg:height="0.317cm" svg:x="1.317cm" svg:y="11.478cm">
          <text:p/>
        </draw:circle>
        <draw:circle draw:style-name="gr2" draw:text-style-name="P1" draw:layer="layout" svg:width="0.318cm" svg:height="0.317cm" svg:x="1.317cm" svg:y="21.479cm">
          <text:p/>
        </draw:circle>
        <draw:circle draw:style-name="gr2" draw:text-style-name="P1" draw:layer="layout" svg:width="0.318cm" svg:height="0.317cm" svg:x="12.271cm" svg:y="21.478cm">
          <text:p/>
        </draw:circle>
        <draw:circle draw:style-name="gr2" draw:text-style-name="P1" draw:layer="layout" svg:width="0.318cm" svg:height="0.317cm" svg:x="23.225cm" svg:y="21.479cm">
          <text:p/>
        </draw:circle>
        <draw:circle draw:style-name="gr2" draw:text-style-name="P1" draw:layer="layout" svg:width="0.318cm" svg:height="0.317cm" svg:x="34.178cm" svg:y="21.479cm">
          <text:p/>
        </draw:circle>
        <draw:circle draw:style-name="gr2" draw:text-style-name="P1" draw:layer="layout" svg:width="0.318cm" svg:height="0.317cm" svg:x="34.178cm" svg:y="11.478cm">
          <text:p/>
        </draw:circle>
        <draw:circle draw:style-name="gr2" draw:text-style-name="P1" draw:layer="layout" svg:width="0.318cm" svg:height="0.317cm" svg:x="34.178cm" svg:y="1.476cm">
          <text:p/>
        </draw:circle>
        <draw:circle draw:style-name="gr2" draw:text-style-name="P1" draw:layer="layout" svg:width="0.318cm" svg:height="0.317cm" svg:x="23.225cm" svg:y="1.476cm">
          <text:p/>
        </draw:circle>
        <draw:frame draw:style-name="gr14" draw:text-style-name="P3" draw:layer="layout" svg:width="7.779cm" svg:height="1.747cm" svg:x="8.778cm" svg:y="3.222cm">
          <draw:text-box>
            <text:p text:style-name="P1"><text:span text:style-name="T2">Song</text:span></text:p>
          </draw:text-box>
        </draw:frame>
        <draw:frame draw:style-name="gr14" draw:text-style-name="P3" draw:layer="layout" svg:width="7.779cm" svg:height="1.747cm" svg:x="17.033cm" svg:y="3.222cm">
          <draw:text-box>
            <text:p text:style-name="P1"><text:span text:style-name="T2">Track</text:span></text:p>
          </draw:text-box>
        </draw:frame>
        <draw:frame draw:style-name="gr15" draw:text-style-name="P3" draw:layer="layout" svg:width="9.208cm" svg:height="1.429cm" svg:x="1.952cm" svg:y="17.51cm">
          <draw:text-box>
            <text:p text:style-name="P1"><text:span text:style-name="T2">Play - Rec - Overdub</text:span></text:p>
          </draw:text-box>
        </draw:frame>
        <draw:frame draw:style-name="gr15" draw:text-style-name="P3" draw:layer="layout" svg:width="9.208cm" svg:height="1.429cm" svg:x="24.653cm" svg:y="17.51cm">
          <draw:text-box>
            <text:p text:style-name="P1"><text:span text:style-name="T2">Stop - Tap</text:span></text:p>
          </draw:text-box>
        </draw:frame>
        <draw:frame draw:style-name="gr15" draw:text-style-name="P3" draw:layer="layout" svg:width="9.208cm" svg:height="1.429cm" svg:x="24.653cm" svg:y="19.414cm">
          <draw:text-box>
            <text:p text:style-name="P1"><text:span text:style-name="T2">Clear</text:span></text:p>
          </draw:text-box>
        </draw:frame>
        <draw:frame draw:style-name="gr15" draw:text-style-name="P3" draw:layer="layout" svg:width="9.208cm" svg:height="1.429cm" svg:x="1.952cm" svg:y="19.414cm">
          <draw:text-box>
            <text:p text:style-name="P1"><text:span text:style-name="T2">Undo</text:span></text:p>
          </draw:text-box>
        </draw:frame>
        <draw:frame draw:style-name="gr16" draw:text-style-name="P4" draw:layer="layout" svg:width="5.715cm" svg:height="1.27cm" svg:x="18.462cm" svg:y="16.081cm">
          <draw:text-box>
            <text:p text:style-name="P1"><text:span text:style-name="T3">Quantize</text:span></text:p>
          </draw:text-box>
        </draw:frame>
        <draw:frame draw:style-name="gr16" draw:text-style-name="P4" draw:layer="layout" svg:width="4.286cm" svg:height="1.27cm" svg:x="13.7cm" svg:y="15.605cm">
          <draw:text-box>
            <text:p text:style-name="P5"><text:span text:style-name="T3">Overdub</text:span></text:p>
          </draw:text-box>
        </draw:frame>
        <draw:frame draw:style-name="gr16" draw:text-style-name="P4" draw:layer="layout" svg:width="4.286cm" svg:height="1.27cm" svg:x="13.7cm" svg:y="13.7cm">
          <draw:text-box>
            <text:p text:style-name="P5"><text:span text:style-name="T3">Play</text:span></text:p>
          </draw:text-box>
        </draw:frame>
        <draw:frame draw:style-name="gr16" draw:text-style-name="P4" draw:layer="layout" svg:width="4.286cm" svg:height="1.27cm" svg:x="13.7cm" svg:y="11.795cm">
          <draw:text-box>
            <text:p text:style-name="P5"><text:span text:style-name="T3">Record</text:span></text:p>
          </draw:text-box>
        </draw:frame>
        <draw:frame draw:style-name="gr16" draw:text-style-name="P4" draw:layer="layout" svg:width="4.286cm" svg:height="1.27cm" svg:x="10.366cm" svg:y="9.413cm">
          <draw:text-box>
            <text:p text:style-name="P5"><text:span text:style-name="T3">Record</text:span></text:p>
          </draw:text-box>
        </draw:frame>
        <draw:frame draw:style-name="gr16" draw:text-style-name="P4" draw:layer="layout" svg:width="2.381cm" svg:height="1.27cm" svg:x="21.796cm" svg:y="9.413cm">
          <draw:text-box>
            <text:p text:style-name="P5"><text:span text:style-name="T3">TX</text:span></text:p>
          </draw:text-box>
        </draw:frame>
        <draw:frame draw:style-name="gr16" draw:text-style-name="P4" draw:layer="layout" svg:width="2.54cm" svg:height="1.27cm" svg:x="17.986cm" svg:y="9.413cm">
          <draw:text-box>
            <text:p text:style-name="P5"><text:span text:style-name="T3">RX</text:span></text:p>
          </draw:text-box>
        </draw:frame>
        <draw:frame draw:style-name="gr16" draw:text-style-name="P4" draw:layer="layout" svg:width="2.54cm" svg:height="1.27cm" svg:x="5.286cm" svg:y="8.143cm">
          <draw:text-box>
            <text:p text:style-name="P1"><text:span text:style-name="T3">Sync</text:span></text:p>
          </draw:text-box>
        </draw:frame>
        <draw:frame draw:style-name="gr16" draw:text-style-name="P4" draw:layer="layout" svg:width="2.54cm" svg:height="1.27cm" svg:x="2.428cm" svg:y="8.143cm">
          <draw:text-box>
            <text:p text:style-name="P1"><text:span text:style-name="T3">Tap</text:span></text:p>
          </draw:text-box>
        </draw:frame>
        <draw:frame draw:style-name="gr16" draw:text-style-name="P4" draw:layer="layout" svg:width="13.493cm" svg:height="1.27cm" svg:x="11.16cm" svg:y="19.415cm">
          <draw:text-box>
            <text:p text:style-name="P1"><text:span text:style-name="T3">Hold</text:span></text:p>
          </draw:text-box>
        </draw:frame>
      </draw:page>
      <draw:page draw:name="Glass" draw:style-name="dp1" draw:master-page-name="Default">
        <draw:rect draw:style-name="gr2" draw:text-style-name="P1" draw:layer="layout" svg:width="5.08cm" svg:height="2.845cm" svg:x="3.54cm" svg:y="3.393cm" draw:corner-radius="0.381cm">
          <text:p/>
        </draw:rect>
        <draw:circle draw:style-name="gr2" draw:text-style-name="P1" draw:layer="layout" svg:width="0.356cm" svg:height="0.356cm" svg:x="7.426cm" svg:y="3.748cm">
          <text:p/>
        </draw:circle>
        <draw:circle draw:style-name="gr2" draw:text-style-name="P1" draw:layer="layout" svg:width="0.356cm" svg:height="0.356cm" svg:x="4.378cm" svg:y="3.748cm">
          <text:p/>
        </draw:circle>
        <draw:circle draw:style-name="gr2" draw:text-style-name="P1" draw:layer="layout" svg:width="0.356cm" svg:height="0.356cm" svg:x="7.426cm" svg:y="5.526cm">
          <text:p/>
        </draw:circle>
        <draw:circle draw:style-name="gr2" draw:text-style-name="P1" draw:layer="layout" svg:width="0.356cm" svg:height="0.356cm" svg:x="4.378cm" svg:y="5.526cm">
          <text:p/>
        </draw:circle>
        <draw:circle draw:style-name="gr2" draw:text-style-name="P1" draw:layer="layout" svg:width="0.356cm" svg:height="0.356cm" svg:x="7.426cm" svg:y="3.748cm">
          <text:p/>
        </draw:circle>
        <draw:circle draw:style-name="gr2" draw:text-style-name="P1" draw:layer="layout" svg:width="0.356cm" svg:height="0.356cm" svg:x="4.378cm" svg:y="3.748cm">
          <text:p/>
        </draw:circle>
        <draw:circle draw:style-name="gr2" draw:text-style-name="P1" draw:layer="layout" svg:width="0.356cm" svg:height="0.356cm" svg:x="7.426cm" svg:y="5.526cm">
          <text:p/>
        </draw:circle>
        <draw:circle draw:style-name="gr2" draw:text-style-name="P1" draw:layer="layout" svg:width="0.356cm" svg:height="0.356cm" svg:x="4.378cm" svg:y="5.526cm">
          <text:p/>
        </draw:circle>
        <draw:rect draw:style-name="gr2" draw:text-style-name="P1" draw:layer="layout" svg:width="5.08cm" svg:height="2.845cm" svg:x="3.54cm" svg:y="7.203cm" draw:corner-radius="0.381cm">
          <text:p/>
        </draw:rect>
        <draw:circle draw:style-name="gr2" draw:text-style-name="P1" draw:layer="layout" svg:width="0.356cm" svg:height="0.356cm" svg:x="7.426cm" svg:y="7.558cm">
          <text:p/>
        </draw:circle>
        <draw:circle draw:style-name="gr2" draw:text-style-name="P1" draw:layer="layout" svg:width="0.356cm" svg:height="0.356cm" svg:x="4.378cm" svg:y="7.558cm">
          <text:p/>
        </draw:circle>
        <draw:circle draw:style-name="gr2" draw:text-style-name="P1" draw:layer="layout" svg:width="0.356cm" svg:height="0.356cm" svg:x="7.426cm" svg:y="9.336cm">
          <text:p/>
        </draw:circle>
        <draw:circle draw:style-name="gr2" draw:text-style-name="P1" draw:layer="layout" svg:width="0.356cm" svg:height="0.356cm" svg:x="4.378cm" svg:y="9.336cm">
          <text:p/>
        </draw:circle>
        <draw:circle draw:style-name="gr2" draw:text-style-name="P1" draw:layer="layout" svg:width="0.356cm" svg:height="0.356cm" svg:x="7.426cm" svg:y="7.558cm">
          <text:p/>
        </draw:circle>
        <draw:circle draw:style-name="gr2" draw:text-style-name="P1" draw:layer="layout" svg:width="0.356cm" svg:height="0.356cm" svg:x="4.378cm" svg:y="7.558cm">
          <text:p/>
        </draw:circle>
        <draw:circle draw:style-name="gr2" draw:text-style-name="P1" draw:layer="layout" svg:width="0.356cm" svg:height="0.356cm" svg:x="7.426cm" svg:y="9.336cm">
          <text:p/>
        </draw:circle>
        <draw:circle draw:style-name="gr2" draw:text-style-name="P1" draw:layer="layout" svg:width="0.356cm" svg:height="0.356cm" svg:x="4.378cm" svg:y="9.336cm">
          <text:p/>
        </draw:circle>
        <draw:rect draw:style-name="gr2" draw:text-style-name="P1" draw:layer="layout" svg:width="5.08cm" svg:height="2.845cm" svg:x="3.54cm" svg:y="11.013cm" draw:corner-radius="0.381cm">
          <text:p/>
        </draw:rect>
        <draw:circle draw:style-name="gr2" draw:text-style-name="P1" draw:layer="layout" svg:width="0.356cm" svg:height="0.356cm" svg:x="7.426cm" svg:y="11.368cm">
          <text:p/>
        </draw:circle>
        <draw:circle draw:style-name="gr2" draw:text-style-name="P1" draw:layer="layout" svg:width="0.356cm" svg:height="0.356cm" svg:x="4.378cm" svg:y="11.368cm">
          <text:p/>
        </draw:circle>
        <draw:circle draw:style-name="gr2" draw:text-style-name="P1" draw:layer="layout" svg:width="0.356cm" svg:height="0.356cm" svg:x="7.426cm" svg:y="13.146cm">
          <text:p/>
        </draw:circle>
        <draw:circle draw:style-name="gr2" draw:text-style-name="P1" draw:layer="layout" svg:width="0.356cm" svg:height="0.356cm" svg:x="4.378cm" svg:y="13.146cm">
          <text:p/>
        </draw:circle>
        <draw:circle draw:style-name="gr2" draw:text-style-name="P1" draw:layer="layout" svg:width="0.356cm" svg:height="0.356cm" svg:x="7.426cm" svg:y="11.368cm">
          <text:p/>
        </draw:circle>
        <draw:circle draw:style-name="gr2" draw:text-style-name="P1" draw:layer="layout" svg:width="0.356cm" svg:height="0.356cm" svg:x="4.378cm" svg:y="11.368cm">
          <text:p/>
        </draw:circle>
        <draw:circle draw:style-name="gr2" draw:text-style-name="P1" draw:layer="layout" svg:width="0.356cm" svg:height="0.356cm" svg:x="7.426cm" svg:y="13.146cm">
          <text:p/>
        </draw:circle>
        <draw:circle draw:style-name="gr2" draw:text-style-name="P1" draw:layer="layout" svg:width="0.356cm" svg:height="0.356cm" svg:x="4.378cm" svg:y="13.146cm">
          <text:p/>
        </draw:circle>
        <draw:rect draw:style-name="gr2" draw:text-style-name="P1" draw:layer="layout" svg:width="5.08cm" svg:height="2.845cm" svg:x="3.54cm" svg:y="14.818cm" draw:corner-radius="0.381cm">
          <text:p/>
        </draw:rect>
        <draw:circle draw:style-name="gr2" draw:text-style-name="P1" draw:layer="layout" svg:width="0.356cm" svg:height="0.356cm" svg:x="7.426cm" svg:y="15.173cm">
          <text:p/>
        </draw:circle>
        <draw:circle draw:style-name="gr2" draw:text-style-name="P1" draw:layer="layout" svg:width="0.356cm" svg:height="0.356cm" svg:x="4.378cm" svg:y="15.173cm">
          <text:p/>
        </draw:circle>
        <draw:circle draw:style-name="gr2" draw:text-style-name="P1" draw:layer="layout" svg:width="0.356cm" svg:height="0.356cm" svg:x="7.426cm" svg:y="16.951cm">
          <text:p/>
        </draw:circle>
        <draw:circle draw:style-name="gr2" draw:text-style-name="P1" draw:layer="layout" svg:width="0.356cm" svg:height="0.356cm" svg:x="4.378cm" svg:y="16.951cm">
          <text:p/>
        </draw:circle>
        <draw:circle draw:style-name="gr2" draw:text-style-name="P1" draw:layer="layout" svg:width="0.356cm" svg:height="0.356cm" svg:x="7.426cm" svg:y="15.173cm">
          <text:p/>
        </draw:circle>
        <draw:circle draw:style-name="gr2" draw:text-style-name="P1" draw:layer="layout" svg:width="0.356cm" svg:height="0.356cm" svg:x="4.378cm" svg:y="15.173cm">
          <text:p/>
        </draw:circle>
        <draw:circle draw:style-name="gr2" draw:text-style-name="P1" draw:layer="layout" svg:width="0.356cm" svg:height="0.356cm" svg:x="7.426cm" svg:y="16.951cm">
          <text:p/>
        </draw:circle>
        <draw:circle draw:style-name="gr2" draw:text-style-name="P1" draw:layer="layout" svg:width="0.356cm" svg:height="0.356cm" svg:x="4.378cm" svg:y="16.951cm">
          <text:p/>
        </draw:circle>
      </draw:page>
      <draw:page draw:name="page11" draw:style-name="dp1" draw:master-page-name="Default">
        <draw:rect draw:style-name="gr2" draw:text-style-name="P1" draw:layer="layout" svg:width="33.813cm" svg:height="21.113cm" svg:x="1cm" svg:y="1cm">
          <text:p/>
        </draw:rect>
        <draw:rect draw:style-name="gr2" draw:text-style-name="P1" draw:layer="layout" svg:width="5.08cm" svg:height="2.845cm" svg:x="9.255cm" svg:y="5.293cm" draw:corner-radius="0.381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rect draw:style-name="gr2" draw:text-style-name="P1" draw:layer="layout" svg:width="4.064cm" svg:height="1.321cm" svg:x="9.763cm" svg:y="6.055cm">
          <text:p/>
        </draw:rect>
        <draw:circle draw:style-name="gr2" draw:text-style-name="P1" draw:layer="layout" svg:width="0.356cm" svg:height="0.356cm" svg:x="13.141cm" svg:y="5.648cm">
          <text:p/>
        </draw:circle>
        <draw:circle draw:style-name="gr2" draw:text-style-name="P1" draw:layer="layout" svg:width="0.356cm" svg:height="0.356cm" svg:x="10.093cm" svg:y="5.648cm">
          <text:p/>
        </draw:circle>
        <draw:circle draw:style-name="gr2" draw:text-style-name="P1" draw:layer="layout" svg:width="0.356cm" svg:height="0.356cm" svg:x="13.141cm" svg:y="7.426cm">
          <text:p/>
        </draw:circle>
        <draw:circle draw:style-name="gr2" draw:text-style-name="P1" draw:layer="layout" svg:width="0.356cm" svg:height="0.356cm" svg:x="10.093cm" svg:y="7.426cm">
          <text:p/>
        </draw:circle>
        <draw:rect draw:style-name="gr2" draw:text-style-name="P1" draw:layer="layout" svg:width="5.08cm" svg:height="2.845cm" svg:x="17.51cm" svg:y="5.293cm" draw:corner-radius="0.381cm">
          <text:p/>
        </draw:rect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rect draw:style-name="gr2" draw:text-style-name="P1" draw:layer="layout" svg:width="4.064cm" svg:height="1.321cm" svg:x="18.018cm" svg:y="6.055cm">
          <text:p/>
        </draw:rect>
        <draw:circle draw:style-name="gr2" draw:text-style-name="P1" draw:layer="layout" svg:width="0.356cm" svg:height="0.356cm" svg:x="21.396cm" svg:y="5.648cm">
          <text:p/>
        </draw:circle>
        <draw:circle draw:style-name="gr2" draw:text-style-name="P1" draw:layer="layout" svg:width="0.356cm" svg:height="0.356cm" svg:x="18.348cm" svg:y="5.648cm">
          <text:p/>
        </draw:circle>
        <draw:circle draw:style-name="gr2" draw:text-style-name="P1" draw:layer="layout" svg:width="0.356cm" svg:height="0.356cm" svg:x="21.396cm" svg:y="7.426cm">
          <text:p/>
        </draw:circle>
        <draw:circle draw:style-name="gr2" draw:text-style-name="P1" draw:layer="layout" svg:width="0.356cm" svg:height="0.356cm" svg:x="18.348cm" svg:y="7.426cm">
          <text:p/>
        </draw:circle>
        <draw:circle draw:style-name="gr2" draw:text-style-name="P1" draw:layer="layout" svg:width="0.66cm" svg:height="0.66cm" svg:x="25.752cm" svg:y="3.368cm">
          <text:p/>
        </draw:circle>
        <draw:circle draw:style-name="gr2" draw:text-style-name="P1" draw:layer="layout" svg:width="1.118cm" svg:height="1.118cm" svg:x="25.523cm" svg:y="3.139cm">
          <text:p/>
        </draw:circle>
        <draw:custom-shape draw:style-name="gr5" draw:text-style-name="P1" draw:layer="layout" svg:width="1.118cm" svg:height="0.965cm" svg:x="25.523cm" svg:y="3.21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5.273cm">
          <text:p/>
        </draw:circle>
        <draw:circle draw:style-name="gr2" draw:text-style-name="P1" draw:layer="layout" svg:width="1.118cm" svg:height="1.118cm" svg:x="25.523cm" svg:y="5.044cm">
          <text:p/>
        </draw:circle>
        <draw:custom-shape draw:style-name="gr5" draw:text-style-name="P1" draw:layer="layout" svg:width="1.118cm" svg:height="0.965cm" svg:x="25.523cm" svg:y="5.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7.178cm">
          <text:p/>
        </draw:circle>
        <draw:circle draw:style-name="gr2" draw:text-style-name="P1" draw:layer="layout" svg:width="1.118cm" svg:height="1.118cm" svg:x="25.523cm" svg:y="6.949cm">
          <text:p/>
        </draw:circle>
        <draw:custom-shape draw:style-name="gr5" draw:text-style-name="P1" draw:layer="layout" svg:width="1.118cm" svg:height="0.965cm" svg:x="25.523cm" svg:y="7.0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5.752cm" svg:y="9.083cm">
          <text:p/>
        </draw:circle>
        <draw:circle draw:style-name="gr2" draw:text-style-name="P1" draw:layer="layout" svg:width="1.118cm" svg:height="1.118cm" svg:x="25.523cm" svg:y="8.854cm">
          <text:p/>
        </draw:circle>
        <draw:custom-shape draw:style-name="gr5" draw:text-style-name="P1" draw:layer="layout" svg:width="1.118cm" svg:height="0.965cm" svg:x="25.523cm" svg:y="8.9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212cm" svg:y="5.432cm">
          <text:p/>
        </draw:circle>
        <draw:circle draw:style-name="gr2" draw:text-style-name="P1" draw:layer="layout" svg:width="1.118cm" svg:height="1.118cm" svg:x="22.983cm" svg:y="5.203cm">
          <text:p/>
        </draw:circle>
        <draw:custom-shape draw:style-name="gr5" draw:text-style-name="P1" draw:layer="layout" svg:width="1.118cm" svg:height="0.965cm" svg:x="22.983cm" svg:y="5.2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23.212cm" svg:y="7.337cm">
          <text:p/>
        </draw:circle>
        <draw:circle draw:style-name="gr2" draw:text-style-name="P1" draw:layer="layout" svg:width="1.118cm" svg:height="1.118cm" svg:x="22.983cm" svg:y="7.108cm">
          <text:p/>
        </draw:circle>
        <draw:custom-shape draw:style-name="gr5" draw:text-style-name="P1" draw:layer="layout" svg:width="1.118cm" svg:height="0.965cm" svg:x="22.983cm" svg:y="7.1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4.957cm" svg:y="5.432cm">
          <text:p/>
        </draw:circle>
        <draw:circle draw:style-name="gr2" draw:text-style-name="P1" draw:layer="layout" svg:width="1.118cm" svg:height="1.118cm" svg:x="14.728cm" svg:y="5.203cm">
          <text:p/>
        </draw:circle>
        <draw:custom-shape draw:style-name="gr5" draw:text-style-name="P1" draw:layer="layout" svg:width="1.118cm" svg:height="0.965cm" svg:x="14.728cm" svg:y="5.2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14.957cm" svg:y="7.337cm">
          <text:p/>
        </draw:circle>
        <draw:circle draw:style-name="gr2" draw:text-style-name="P1" draw:layer="layout" svg:width="1.118cm" svg:height="1.118cm" svg:x="14.728cm" svg:y="7.108cm">
          <text:p/>
        </draw:circle>
        <draw:custom-shape draw:style-name="gr5" draw:text-style-name="P1" draw:layer="layout" svg:width="1.118cm" svg:height="0.965cm" svg:x="14.728cm" svg:y="7.1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3.368cm" svg:y="7.02cm">
          <text:p/>
        </draw:circle>
        <draw:circle draw:style-name="gr2" draw:text-style-name="P1" draw:layer="layout" svg:width="1.118cm" svg:height="1.118cm" svg:x="3.139cm" svg:y="6.791cm">
          <text:p/>
        </draw:circle>
        <draw:custom-shape draw:style-name="gr5" draw:text-style-name="P1" draw:layer="layout" svg:width="1.118cm" svg:height="0.965cm" svg:x="3.139cm" svg:y="6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0.66cm" svg:height="0.66cm" svg:x="6.226cm" svg:y="7.02cm">
          <text:p/>
        </draw:circle>
        <draw:circle draw:style-name="gr2" draw:text-style-name="P1" draw:layer="layout" svg:width="1.118cm" svg:height="1.118cm" svg:x="5.997cm" svg:y="6.791cm">
          <text:p/>
        </draw:circle>
        <draw:custom-shape draw:style-name="gr5" draw:text-style-name="P1" draw:layer="layout" svg:width="1.118cm" svg:height="0.965cm" svg:x="5.997cm" svg:y="6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1" draw:layer="layout" svg:width="2.794cm" svg:height="2.794cm" svg:x="27.86cm" svg:y="13.573cm">
          <text:p/>
        </draw:circle>
        <draw:circle draw:style-name="gr2" draw:text-style-name="P1" draw:layer="layout" svg:width="2.21cm" svg:height="2.21cm" svg:x="28.165cm" svg:y="13.878cm">
          <text:p/>
        </draw:circle>
        <draw:circle draw:style-name="gr2" draw:text-style-name="P1" draw:layer="layout" svg:width="3.302cm" svg:height="3.302cm" svg:x="27.606cm" svg:y="13.319cm">
          <text:p/>
        </draw:circle>
        <draw:circle draw:style-name="gr2" draw:text-style-name="P1" draw:layer="layout" svg:width="2.794cm" svg:height="2.794cm" svg:x="5.159cm" svg:y="13.571cm">
          <text:p/>
        </draw:circle>
        <draw:circle draw:style-name="gr2" draw:text-style-name="P1" draw:layer="layout" svg:width="2.21cm" svg:height="2.21cm" svg:x="5.464cm" svg:y="13.876cm">
          <text:p/>
        </draw:circle>
        <draw:circle draw:style-name="gr2" draw:text-style-name="P1" draw:layer="layout" svg:width="3.302cm" svg:height="3.302cm" svg:x="4.905cm" svg:y="13.317cm">
          <text:p/>
        </draw:circle>
        <draw:circle draw:style-name="gr2" draw:text-style-name="P1" draw:layer="layout" svg:width="0.787cm" svg:height="0.787cm" svg:x="12.43cm" svg:y="12.034cm">
          <text:p/>
        </draw:circle>
        <draw:circle draw:style-name="gr2" draw:text-style-name="P1" draw:layer="layout" svg:width="0.787cm" svg:height="0.787cm" svg:x="12.43cm" svg:y="13.939cm">
          <text:p/>
        </draw:circle>
        <draw:circle draw:style-name="gr2" draw:text-style-name="P1" draw:layer="layout" svg:width="0.787cm" svg:height="0.787cm" svg:x="12.43cm" svg:y="15.844cm">
          <text:p/>
        </draw:circle>
        <draw:circle draw:style-name="gr2" draw:text-style-name="P1" draw:layer="layout" svg:width="0.787cm" svg:height="0.787cm" svg:x="26.961cm" svg:y="3.305cm">
          <text:p/>
        </draw:circle>
        <draw:circle draw:style-name="gr2" draw:text-style-name="P1" draw:layer="layout" svg:width="0.787cm" svg:height="0.787cm" svg:x="26.961cm" svg:y="5.21cm">
          <text:p/>
        </draw:circle>
        <draw:circle draw:style-name="gr2" draw:text-style-name="P1" draw:layer="layout" svg:width="0.787cm" svg:height="0.787cm" svg:x="26.961cm" svg:y="7.115cm">
          <text:p/>
        </draw:circle>
        <draw:circle draw:style-name="gr2" draw:text-style-name="P1" draw:layer="layout" svg:width="0.787cm" svg:height="0.787cm" svg:x="26.961cm" svg:y="9.02cm">
          <text:p/>
        </draw:circle>
        <draw:circle draw:style-name="gr2" draw:text-style-name="P1" draw:layer="layout" svg:width="0.787cm" svg:height="0.787cm" svg:x="3.307cm" svg:y="5.529cm">
          <text:p/>
        </draw:circle>
        <draw:circle draw:style-name="gr2" draw:text-style-name="P1" draw:layer="layout" svg:width="0.787cm" svg:height="0.787cm" svg:x="6.165cm" svg:y="5.529cm">
          <text:p/>
        </draw:circle>
        <draw:rect draw:style-name="gr8" draw:text-style-name="P1" draw:layer="layout" svg:width="6.349cm" svg:height="7.301cm" svg:x="1.952cm" svg:y="2.906cm" draw:corner-radius="0.381cm">
          <text:p/>
        </draw:rect>
        <draw:rect draw:style-name="gr8" draw:text-style-name="P1" draw:layer="layout" svg:width="2.54cm" svg:height="4.764cm" svg:x="2.428cm" svg:y="4.81cm" draw:corner-radius="0.381cm">
          <text:p/>
        </draw:rect>
        <draw:rect draw:style-name="gr8" draw:text-style-name="P1" draw:layer="layout" svg:width="2.54cm" svg:height="4.764cm" svg:x="5.286cm" svg:y="4.81cm" draw:corner-radius="0.381cm">
          <text:p/>
        </draw:rect>
        <draw:rect draw:style-name="gr8" draw:text-style-name="P1" draw:layer="layout" svg:width="7.779cm" svg:height="6.19cm" svg:x="8.778cm" svg:y="2.905cm" draw:corner-radius="0.381cm">
          <text:p/>
        </draw:rect>
        <draw:rect draw:style-name="gr8" draw:text-style-name="P1" draw:layer="layout" svg:width="8.573cm" svg:height="1.586cm" svg:x="25.288cm" svg:y="2.905cm" draw:corner-radius="0.381cm">
          <text:p/>
        </draw:rect>
        <draw:rect draw:style-name="gr8" draw:text-style-name="P1" draw:layer="layout" svg:width="6.35cm" svg:height="6.665cm" svg:x="11.636cm" svg:y="11.001cm" draw:corner-radius="0.381cm">
          <text:p/>
        </draw:rect>
        <draw:rect draw:style-name="gr8" draw:text-style-name="P1" draw:layer="layout" svg:width="7.779cm" svg:height="6.19cm" svg:x="17.033cm" svg:y="2.906cm" draw:corner-radius="0.381cm">
          <text:p/>
        </draw:rect>
        <draw:rect draw:style-name="gr8" draw:text-style-name="P1" draw:layer="layout" svg:width="8.573cm" svg:height="1.586cm" svg:x="25.288cm" svg:y="4.81cm" draw:corner-radius="0.381cm">
          <text:p/>
        </draw:rect>
        <draw:rect draw:style-name="gr8" draw:text-style-name="P1" draw:layer="layout" svg:width="8.573cm" svg:height="1.586cm" svg:x="25.288cm" svg:y="6.715cm" draw:corner-radius="0.381cm">
          <text:p/>
        </draw:rect>
        <draw:rect draw:style-name="gr8" draw:text-style-name="P1" draw:layer="layout" svg:width="8.573cm" svg:height="1.586cm" svg:x="25.288cm" svg:y="8.62cm" draw:corner-radius="0.381cm">
          <text:p/>
        </draw:rect>
        <draw:circle draw:style-name="gr2" draw:text-style-name="P1" draw:layer="layout" svg:width="0.787cm" svg:height="0.787cm" svg:x="9.182cm" svg:y="9.653cm">
          <text:p/>
        </draw:circle>
        <draw:circle draw:style-name="gr2" draw:text-style-name="P1" draw:layer="layout" svg:width="0.787cm" svg:height="0.787cm" svg:x="16.802cm" svg:y="9.653cm">
          <text:p/>
        </draw:circle>
        <draw:circle draw:style-name="gr2" draw:text-style-name="P1" draw:layer="layout" svg:width="0.787cm" svg:height="0.787cm" svg:x="20.612cm" svg:y="9.653cm">
          <text:p/>
        </draw:circle>
        <draw:frame draw:style-name="gr14" draw:text-style-name="P3" draw:layer="layout" svg:width="6.35cm" svg:height="1.747cm" svg:x="1.952cm" svg:y="3.221cm">
          <draw:text-box>
            <text:p text:style-name="P1"><text:span text:style-name="T2">Tempo</text:span></text:p>
          </draw:text-box>
        </draw:frame>
        <draw:line draw:style-name="gr11" draw:text-style-name="P1" draw:layer="layout" svg:x1="11.477cm" svg:y1="20.05cm" svg:x2="16.875cm" svg:y2="20.05cm">
          <text:p/>
        </draw:line>
        <draw:line draw:style-name="gr12" draw:text-style-name="P1" draw:layer="layout" svg:x1="18.938cm" svg:y1="20.05cm" svg:x2="24.336cm" svg:y2="20.05cm">
          <text:p/>
        </draw:line>
        <draw:circle draw:style-name="gr2" draw:text-style-name="P1" draw:layer="layout" svg:width="0.914cm" svg:height="0.914cm" svg:x="20.862cm" svg:y="13.243cm">
          <text:p/>
        </draw:circle>
        <draw:circle draw:style-name="gr2" draw:text-style-name="P1" draw:layer="layout" svg:width="0.305cm" svg:height="0.305cm" svg:x="21.167cm" svg:y="12.405cm">
          <text:p/>
        </draw:circle>
        <draw:circle draw:style-name="gr2" draw:text-style-name="P1" draw:layer="layout" svg:width="1.93cm" svg:height="1.93cm" svg:x="20.354cm" svg:y="12.735cm">
          <text:p/>
        </draw:circle>
        <draw:rect draw:style-name="gr8" draw:text-style-name="P1" draw:layer="layout" svg:width="5.715cm" svg:height="6.665cm" svg:x="18.462cm" svg:y="11.003cm" draw:corner-radius="0.381cm">
          <text:p/>
        </draw:rect>
        <draw:line draw:style-name="gr9" draw:text-style-name="P1" draw:layer="layout" svg:x1="21.309cm" svg:y1="13.696cm" svg:x2="20.186cm" svg:y2="14.819cm">
          <text:p/>
        </draw:line>
        <draw:line draw:style-name="gr9" draw:text-style-name="P1" draw:layer="layout" svg:x1="21.315cm" svg:y1="13.706cm" svg:x2="22.849cm" svg:y2="13.295cm">
          <text:p/>
        </draw:line>
        <draw:line draw:style-name="gr9" draw:text-style-name="P1" draw:layer="layout" svg:x1="21.317cm" svg:y1="13.704cm" svg:x2="22.44cm" svg:y2="12.581cm">
          <text:p/>
        </draw:line>
        <draw:line draw:style-name="gr9" draw:text-style-name="P1" draw:layer="layout" svg:x1="21.319cm" svg:y1="13.702cm" svg:x2="21.73cm" svg:y2="12.168cm">
          <text:p/>
        </draw:line>
        <draw:line draw:style-name="gr9" draw:text-style-name="P1" draw:layer="layout" svg:x1="21.311cm" svg:y1="13.706cm" svg:x2="22.845cm" svg:y2="14.117cm">
          <text:p/>
        </draw:line>
        <draw:line draw:style-name="gr9" draw:text-style-name="P1" draw:layer="layout" svg:x1="21.309cm" svg:y1="13.704cm" svg:x2="22.432cm" svg:y2="14.827cm">
          <text:p/>
        </draw:line>
        <draw:line draw:style-name="gr9" draw:text-style-name="P1" draw:layer="layout" svg:x1="21.319cm" svg:y1="13.699cm" svg:x2="20.908cm" svg:y2="12.165cm">
          <text:p/>
        </draw:line>
        <draw:line draw:style-name="gr9" draw:text-style-name="P1" draw:layer="layout" svg:x1="21.317cm" svg:y1="13.696cm" svg:x2="20.194cm" svg:y2="12.573cm">
          <text:p/>
        </draw:line>
        <draw:line draw:style-name="gr9" draw:text-style-name="P1" draw:layer="layout" svg:x1="21.315cm" svg:y1="13.694cm" svg:x2="19.781cm" svg:y2="13.283cm">
          <text:p/>
        </draw:line>
        <draw:line draw:style-name="gr9" draw:text-style-name="P1" draw:layer="layout" svg:x1="21.312cm" svg:y1="13.694cm" svg:x2="19.778cm" svg:y2="14.105cm">
          <text:p/>
        </draw:line>
        <draw:circle draw:style-name="gr2" draw:text-style-name="P1" draw:layer="layout" svg:width="0.318cm" svg:height="0.317cm" svg:x="1.317cm" svg:y="1.476cm">
          <text:p/>
        </draw:circle>
        <draw:circle draw:style-name="gr2" draw:text-style-name="P1" draw:layer="layout" svg:width="0.318cm" svg:height="0.317cm" svg:x="12.271cm" svg:y="1.476cm">
          <text:p/>
        </draw:circle>
        <draw:circle draw:style-name="gr2" draw:text-style-name="P1" draw:layer="layout" svg:width="0.318cm" svg:height="0.317cm" svg:x="1.317cm" svg:y="11.478cm">
          <text:p/>
        </draw:circle>
        <draw:circle draw:style-name="gr2" draw:text-style-name="P1" draw:layer="layout" svg:width="0.318cm" svg:height="0.317cm" svg:x="1.317cm" svg:y="21.479cm">
          <text:p/>
        </draw:circle>
        <draw:circle draw:style-name="gr2" draw:text-style-name="P1" draw:layer="layout" svg:width="0.318cm" svg:height="0.317cm" svg:x="12.271cm" svg:y="21.478cm">
          <text:p/>
        </draw:circle>
        <draw:circle draw:style-name="gr2" draw:text-style-name="P1" draw:layer="layout" svg:width="0.318cm" svg:height="0.317cm" svg:x="23.225cm" svg:y="21.479cm">
          <text:p/>
        </draw:circle>
        <draw:circle draw:style-name="gr2" draw:text-style-name="P1" draw:layer="layout" svg:width="0.318cm" svg:height="0.317cm" svg:x="34.178cm" svg:y="21.479cm">
          <text:p/>
        </draw:circle>
        <draw:circle draw:style-name="gr2" draw:text-style-name="P1" draw:layer="layout" svg:width="0.318cm" svg:height="0.317cm" svg:x="34.178cm" svg:y="11.478cm">
          <text:p/>
        </draw:circle>
        <draw:circle draw:style-name="gr2" draw:text-style-name="P1" draw:layer="layout" svg:width="0.318cm" svg:height="0.317cm" svg:x="34.178cm" svg:y="1.476cm">
          <text:p/>
        </draw:circle>
        <draw:circle draw:style-name="gr2" draw:text-style-name="P1" draw:layer="layout" svg:width="0.318cm" svg:height="0.317cm" svg:x="23.225cm" svg:y="1.476cm">
          <text:p/>
        </draw:circle>
        <draw:frame draw:style-name="gr14" draw:text-style-name="P3" draw:layer="layout" svg:width="7.779cm" svg:height="1.747cm" svg:x="8.778cm" svg:y="3.222cm">
          <draw:text-box>
            <text:p text:style-name="P1"><text:span text:style-name="T2">Song</text:span></text:p>
          </draw:text-box>
        </draw:frame>
        <draw:frame draw:style-name="gr14" draw:text-style-name="P3" draw:layer="layout" svg:width="7.779cm" svg:height="1.747cm" svg:x="17.033cm" svg:y="3.222cm">
          <draw:text-box>
            <text:p text:style-name="P1"><text:span text:style-name="T2">Track</text:span></text:p>
          </draw:text-box>
        </draw:frame>
        <draw:frame draw:style-name="gr15" draw:text-style-name="P3" draw:layer="layout" svg:width="9.208cm" svg:height="1.429cm" svg:x="24.653cm" svg:y="17.51cm">
          <draw:text-box>
            <text:p text:style-name="P1"><text:span text:style-name="T2">Stop - Tap</text:span></text:p>
          </draw:text-box>
        </draw:frame>
        <draw:frame draw:style-name="gr15" draw:text-style-name="P3" draw:layer="layout" svg:width="9.208cm" svg:height="1.429cm" svg:x="24.653cm" svg:y="19.573cm">
          <draw:text-box>
            <text:p text:style-name="P1"><text:span text:style-name="T2">Clear</text:span></text:p>
          </draw:text-box>
        </draw:frame>
        <draw:frame draw:style-name="gr15" draw:text-style-name="P3" draw:layer="layout" svg:width="9.208cm" svg:height="1.429cm" svg:x="1.952cm" svg:y="19.573cm">
          <draw:text-box>
            <text:p text:style-name="P1"><text:span text:style-name="T2">Undo</text:span></text:p>
          </draw:text-box>
        </draw:frame>
        <draw:frame draw:style-name="gr16" draw:text-style-name="P4" draw:layer="layout" svg:width="5.715cm" svg:height="1.27cm" svg:x="18.462cm" svg:y="16.081cm">
          <draw:text-box>
            <text:p text:style-name="P1"><text:span text:style-name="T3">Quantize</text:span></text:p>
          </draw:text-box>
        </draw:frame>
        <draw:frame draw:style-name="gr16" draw:text-style-name="P6" draw:layer="layout" svg:width="4.286cm" svg:height="1.27cm" svg:x="13.7cm" svg:y="15.605cm">
          <draw:text-box>
            <text:p text:style-name="P5"><text:span text:style-name="T3">Overdub</text:span></text:p>
          </draw:text-box>
        </draw:frame>
        <draw:frame draw:style-name="gr16" draw:text-style-name="P6" draw:layer="layout" svg:width="4.286cm" svg:height="1.27cm" svg:x="13.7cm" svg:y="13.7cm">
          <draw:text-box>
            <text:p text:style-name="P5"><text:span text:style-name="T3">Play</text:span></text:p>
          </draw:text-box>
        </draw:frame>
        <draw:frame draw:style-name="gr16" draw:text-style-name="P6" draw:layer="layout" svg:width="4.286cm" svg:height="1.27cm" svg:x="13.7cm" svg:y="11.795cm">
          <draw:text-box>
            <text:p text:style-name="P5"><text:span text:style-name="T3">Record</text:span></text:p>
          </draw:text-box>
        </draw:frame>
        <draw:frame draw:style-name="gr16" draw:text-style-name="P6" draw:layer="layout" svg:width="4.286cm" svg:height="1.27cm" svg:x="10.366cm" svg:y="9.413cm">
          <draw:text-box>
            <text:p text:style-name="P5"><text:span text:style-name="T3">Record</text:span></text:p>
          </draw:text-box>
        </draw:frame>
        <draw:frame draw:style-name="gr16" draw:text-style-name="P6" draw:layer="layout" svg:width="2.381cm" svg:height="1.27cm" svg:x="21.796cm" svg:y="9.413cm">
          <draw:text-box>
            <text:p text:style-name="P5"><text:span text:style-name="T3">TX</text:span></text:p>
          </draw:text-box>
        </draw:frame>
        <draw:frame draw:style-name="gr16" draw:text-style-name="P6" draw:layer="layout" svg:width="2.54cm" svg:height="1.27cm" svg:x="17.986cm" svg:y="9.413cm">
          <draw:text-box>
            <text:p text:style-name="P5"><text:span text:style-name="T3">RX</text:span></text:p>
          </draw:text-box>
        </draw:frame>
        <draw:frame draw:style-name="gr16" draw:text-style-name="P4" draw:layer="layout" svg:width="2.54cm" svg:height="1.27cm" svg:x="5.286cm" svg:y="8.143cm">
          <draw:text-box>
            <text:p text:style-name="P1"><text:span text:style-name="T3">Sync</text:span></text:p>
          </draw:text-box>
        </draw:frame>
        <draw:frame draw:style-name="gr16" draw:text-style-name="P4" draw:layer="layout" svg:width="2.54cm" svg:height="1.27cm" svg:x="2.428cm" svg:y="8.143cm">
          <draw:text-box>
            <text:p text:style-name="P1"><text:span text:style-name="T3">Tap</text:span></text:p>
          </draw:text-box>
        </draw:frame>
        <draw:frame draw:style-name="gr16" draw:text-style-name="P4" draw:layer="layout" svg:width="13.493cm" svg:height="1.27cm" svg:x="11.16cm" svg:y="19.415cm">
          <draw:text-box>
            <text:p text:style-name="P1"><text:span text:style-name="T3">Hold</text:span></text:p>
          </draw:text-box>
        </draw:frame>
        <draw:rect draw:style-name="gr8" draw:text-style-name="P1" draw:layer="layout" svg:width="9.207cm" svg:height="2.065cm" svg:x="1.953cm" svg:y="19.096cm" draw:corner-radius="0.381cm">
          <text:p/>
        </draw:rect>
        <draw:rect draw:style-name="gr17" draw:text-style-name="P1" draw:layer="layout" svg:width="10.477cm" svg:height="0.635cm" svg:x="1.476cm" svg:y="18.938cm">
          <text:p/>
        </draw:rect>
        <draw:frame draw:style-name="gr15" draw:text-style-name="P3" draw:layer="layout" svg:width="9.208cm" svg:height="1.429cm" svg:x="1.952cm" svg:y="17.51cm">
          <draw:text-box>
            <text:p text:style-name="P1"><text:span text:style-name="T2">Play - Rec - Overdub</text:span></text:p>
          </draw:text-box>
        </draw:frame>
        <draw:rect draw:style-name="gr8" draw:text-style-name="P1" draw:layer="layout" svg:width="9.207cm" svg:height="8.415cm" svg:x="1.953cm" svg:y="11cm" draw:corner-radius="0.381cm">
          <text:p/>
        </draw:rect>
        <draw:rect draw:style-name="gr8" draw:text-style-name="P1" draw:layer="layout" svg:width="9.207cm" svg:height="2.065cm" svg:x="24.655cm" svg:y="19.096cm" draw:corner-radius="0.381cm">
          <text:p/>
        </draw:rect>
        <draw:rect draw:style-name="gr17" draw:text-style-name="P1" draw:layer="layout" svg:width="10.477cm" svg:height="0.635cm" svg:x="24.178cm" svg:y="18.938cm">
          <text:p/>
        </draw:rect>
        <draw:rect draw:style-name="gr8" draw:text-style-name="P1" draw:layer="layout" svg:width="9.208cm" svg:height="8.412cm" svg:x="24.653cm" svg:y="11.003cm" draw:corner-radius="0.38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Taylor</meta:initial-creator>
    <meta:creation-date>2015-06-14T21:27:33.76</meta:creation-date>
    <dc:date>2015-09-04T15:01:59.43</dc:date>
    <dc:creator>Marshall Taylor</dc:creator>
    <meta:editing-duration>PT6H53M44S</meta:editing-duration>
    <meta:editing-cycles>13</meta:editing-cycles>
    <meta:generator>OpenOffice.org/3.3$Win32 OpenOffice.org_project/330m20$Build-9567</meta:generator>
    <meta:document-statistic meta:object-count="1213"/>
  </office:meta>
</office:document-meta>
</file>